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Verdana" svg:font-family="Verdana"/>
    <style:font-face style:name="Tahoma1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Segoe UI" svg:font-family="'Segoe UI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16.93mm"/>
    </style:style>
    <style:style style:name="co2" style:family="table-column">
      <style:table-column-properties fo:break-before="auto" style:column-width="138.75mm"/>
    </style:style>
    <style:style style:name="co3" style:family="table-column">
      <style:table-column-properties fo:break-before="auto" style:column-width="149.07mm"/>
    </style:style>
    <style:style style:name="co4" style:family="table-column">
      <style:table-column-properties fo:break-before="auto" style:column-width="28.89mm"/>
    </style:style>
    <style:style style:name="co5" style:family="table-column">
      <style:table-column-properties fo:break-before="auto" style:column-width="115.52mm"/>
    </style:style>
    <style:style style:name="co6" style:family="table-column">
      <style:table-column-properties fo:break-before="auto" style:column-width="157.53mm"/>
    </style:style>
    <style:style style:name="co7" style:family="table-column">
      <style:table-column-properties fo:break-before="auto" style:column-width="80.13mm"/>
    </style:style>
    <style:style style:name="co9" style:family="table-column">
      <style:table-column-properties fo:break-before="auto" style:column-width="22.58mm"/>
    </style:style>
    <style:style style:name="ro5" style:family="table-row">
      <style:table-row-properties style:row-height="4.78mm" fo:break-before="auto" style:use-optimal-row-height="true"/>
    </style:style>
    <style:style style:name="ro2" style:family="table-row">
      <style:table-row-properties style:row-height="8.2mm" fo:break-before="auto" style:use-optimal-row-height="false"/>
    </style:style>
    <style:style style:name="ro3" style:family="table-row">
      <style:table-row-properties style:row-height="6.23mm" fo:break-before="auto" style:use-optimal-row-height="true"/>
    </style:style>
    <style:style style:name="ro4" style:family="table-row">
      <style:table-row-properties style:row-height="6.12mm" fo:break-before="auto" style:use-optimal-row-height="true"/>
    </style:style>
    <style:style style:name="ro6" style:family="table-row">
      <style:table-row-properties style:row-height="6.31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ta2" style:family="table" style:master-page-name="TAB_5f_Foglio2">
      <style:table-properties table:display="true" style:writing-mode="lr-tb"/>
    </style:style>
    <style:style style:name="ta3" style:family="table" style:master-page-name="TAB_5f_Foglio3">
      <style:table-properties table:display="true" style:writing-mode="lr-tb"/>
    </style:style>
    <style:style style:name="ta4" style:family="table" style:master-page-name="TAB_5f_Foglio1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" style:family="table-cell" style:parent-style-name="Default">
      <style:text-properties style:font-name="Arial"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Default">
      <style:table-cell-properties style:glyph-orientation-vertical="0" style:text-align-source="value-type" style:repeat-content="false" fo:wrap-option="wrap" fo:border="none" style:direction="ltr" style:rotation-angle="0" style:rotation-align="none" style:vertical-align="middle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value-type" style:repeat-content="false" fo:wrap-option="wrap" fo:border="none" style:direction="ltr" style:rotation-angle="0" style:rotation-align="non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" style:family="table-cell" style:parent-style-name="Default">
      <style:table-cell-properties fo:border="none"/>
      <style:text-properties fo:color="#000000" style:text-outline="false" style:text-line-through-style="none" style:text-line-through-type="none" style:font-name="Tahoma" fo:font-size="14pt" fo:language="none" fo:country="none" fo:font-style="normal" fo:text-shadow="none" style:text-underline-style="none" fo:font-weight="normal" style:font-name-asian="Tahoma" style:font-size-asian="14pt" style:language-asian="none" style:country-asian="none" style:font-style-asian="normal" style:font-weight-asian="normal" style:font-name-complex="Tahoma" style:font-size-complex="14pt" style:language-complex="none" style:country-complex="none" style:font-style-complex="normal" style:font-weight-complex="normal"/>
    </style:style>
    <style:style style:name="ce8" style:family="table-cell" style:parent-style-name="Default" style:data-style-name="N37">
      <style:table-cell-properties fo:border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" style:family="table-cell" style:parent-style-name="Default" style:data-style-name="N100">
      <style:table-cell-properties style:glyph-orientation-vertical="0" style:text-align-source="value-type" style:repeat-content="false" fo:wrap-option="no-wrap" fo:border="none" style:direction="ltr" style:rotation-angle="0" style:rotation-align="non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" style:family="table-cell" style:parent-style-name="Default" style:data-style-name="N100">
      <style:table-cell-properties style:glyph-orientation-vertical="0" style:text-align-source="value-type" style:repeat-content="false" fo:wrap-option="no-wrap" fo:border="none" style:direction="ltr" style:rotation-angle="0" style:rotation-align="none" style:shrink-to-fit="tru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" style:family="table-cell" style:parent-style-name="Default" style:data-style-name="N100">
      <style:table-cell-properties style:glyph-orientation-vertical="0" style:text-align-source="value-type" style:repeat-content="false" fo:wrap-option="no-wrap" fo:border="none" style:direction="ltr" style:rotation-angle="0" style:rotation-align="non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" style:family="table-cell" style:parent-style-name="Default" style:data-style-name="N100">
      <style:table-cell-properties style:glyph-orientation-vertical="0" style:text-align-source="value-type" style:repeat-content="false" fo:wrap-option="no-wrap" fo:border="none" style:direction="ltr" style:rotation-angle="0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/>
      <style:text-properties style:font-name="Arial" fo:font-size="14pt" style:font-size-asian="14pt" style:font-size-complex="14pt"/>
    </style:style>
    <style:style style:name="ce14" style:family="table-cell" style:parent-style-name="Default" style:data-style-name="N100">
      <style:table-cell-properties style:glyph-orientation-vertical="0" fo:background-color="#ffff00" style:text-align-source="value-type" style:repeat-content="false" fo:wrap-option="no-wrap" fo:border="none" style:direction="ltr" style:rotation-angle="0" style:rotation-align="non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no-wrap" fo:border="none" style:direction="ltr" style:rotation-angle="0" style:rotation-align="non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6" style:family="table-cell" style:parent-style-name="Default">
      <style:table-cell-properties fo:border="non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Foglio1" table:style-name="ta4" table:print-ranges="Foglio1.A1:Foglio1.D1048474">
        <office:forms form:automatic-focus="false" form:apply-design-mode="false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13"/>
        <table:table-column table:style-name="co6" table:default-cell-style-name="ce2"/>
        <table:table-column table:style-name="co7" table:default-cell-style-name="ce2"/>
        <table:table-column table:style-name="co9" table:number-columns-repeated="1016" table:default-cell-style-name="ce2"/>
        <table:table-row table:style-name="ro2">
          <table:table-cell table:style-name="ce1" office:value-type="string" calcext:value-type="string">
            <text:p>ABISATI ALBERTO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7-764529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ABM SISTEMI (COMPUTER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510177</text:p>
          </table:table-cell>
          <table:table-cell table:style-name="ce1" office:value-type="string" calcext:value-type="string">
            <text:p>COMPUTER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ADRIA FRUT</text:p>
          </table:table-cell>
          <table:table-cell table:style-name="ce1" office:value-type="string" calcext:value-type="string">
            <text:p>MERCATO VERON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50185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GANDI MASSIMO</text:p>
          </table:table-cell>
          <table:table-cell table:style-name="ce1" office:value-type="string" calcext:value-type="string">
            <text:p>CETRIOLI ZUCCHINE FAGIOLINI ETC...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0-58298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GE CONTROL – BANCA DATI (X VARIAZION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6-398941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AGE CONTROL – DOTT.CONTI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9-5477732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AGE CONTROL – ROM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6-39894231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AGENZIA IMMOBILIARE GRIMALDI (ISOLA D/SCALA)</text:p>
          </table:table-cell>
          <table:table-cell table:style-name="ce1" office:value-type="string" calcext:value-type="string">
            <text:p>LORENZO PADOVANI (PER CASA FOGGINI)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6-680694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GENZIA TRANS MERCURIO (NAPOLI)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6-755353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AGENZIA TRANS MERCURIO (NAPOLI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9" office:value-type="string" calcext:value-type="string">
            <text:p>081-5187735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AGENZIA TRANS MERCURIO (NAPOLI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1-955076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AGRIMONDO</text:p>
          </table:table-cell>
          <table:table-cell table:style-name="ce1" office:value-type="string" calcext:value-type="string">
            <text:p>GIUSEPP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6835331</text:p>
          </table:table-cell>
          <table:table-cell table:style-name="ce1" table:number-columns-repeated="2"/>
          <table:table-cell table:style-name="ce16" table:number-columns-repeated="5"/>
          <table:table-cell table:style-name="ce1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AGRIMONDO</text:p>
          </table:table-cell>
          <table:table-cell table:style-name="ce1" office:value-type="string" calcext:value-type="string">
            <text:p>SAR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21-4500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GRIMPORT (BG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35-958334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AGRIMPORT (BG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5-958381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AGRIVERDE (RICAMBI TRATTORI VR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50262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LBERTO CANOVA (EX UNIFACTOR ORA GENERALI VR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911908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LD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30392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ALFANO GERARDO</text:p>
          </table:table-cell>
          <table:table-cell table:style-name="ce1" office:value-type="string" calcext:value-type="string">
            <text:p>SALERNO X FINOCCHI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817672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LFANO GERARDO</text:p>
          </table:table-cell>
          <table:table-cell table:style-name="ce1" office:value-type="string" calcext:value-type="string">
            <text:p>UFF.BARBARA O DOMENIC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28-6014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LFONSO PEPE (NAPOL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1-91661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LITRANSPORT</text:p>
          </table:table-cell>
          <table:table-cell table:style-name="ce1" office:value-type="string" calcext:value-type="string">
            <text:p>AG.TRASP.ARCHIMED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95-57775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MATO</text:p>
          </table:table-cell>
          <table:table-cell table:style-name="ce1" office:value-type="string" calcext:value-type="string">
            <text:p>MOHAMED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9-412360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MATO</text:p>
          </table:table-cell>
          <table:table-cell table:style-name="ce1" office:value-type="string" calcext:value-type="string">
            <text:p>VINCENZ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7-85338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MATO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9" office:value-type="string" calcext:value-type="string">
            <text:p>011-34938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MATO</text:p>
          </table:table-cell>
          <table:table-cell table:style-name="ce1" office:value-type="string" calcext:value-type="string">
            <text:p>MOHAMEDA BITAZION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11-319492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MA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11-34937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MA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11-34937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office:value-type="string" calcext:value-type="string">
            <text:p>AMBROSI (CASALEONE)</text:p>
          </table:table-cell>
          <table:table-cell office:value-type="string" calcext:value-type="string">
            <text:p>padre</text:p>
          </table:table-cell>
          <table:table-cell office:value-type="string" calcext:value-type="string">
            <text:p>CELL</text:p>
          </table:table-cell>
          <table:table-cell table:style-name="ce2" office:value-type="string" calcext:value-type="string">
            <text:p>348-320033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MBROSI (CASALEONE)</text:p>
          </table:table-cell>
          <table:table-cell office:value-type="string" calcext:value-type="string">
            <text:p>figlio</text:p>
          </table:table-cell>
          <table:table-cell office:value-type="string" calcext:value-type="string">
            <text:p>CELL</text:p>
          </table:table-cell>
          <table:table-cell table:style-name="ce2" office:value-type="string" calcext:value-type="string">
            <text:p>333-28981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MBROSI (CASALEONE)</text:p>
          </table:table-cell>
          <table:table-cell/>
          <table:table-cell office:value-type="string" calcext:value-type="string">
            <text:p>FAX</text:p>
          </table:table-cell>
          <table:table-cell table:style-name="ce2" office:value-type="string" calcext:value-type="string">
            <text:p>0442-33267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MBROSI (CASALEONE)</text:p>
          </table:table-cell>
          <table:table-cell/>
          <table:table-cell office:value-type="string" calcext:value-type="string">
            <text:p>TEL</text:p>
          </table:table-cell>
          <table:table-cell table:style-name="ce2" office:value-type="string" calcext:value-type="string">
            <text:p>0442-332673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AMBROSI NERINO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485307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MBROSI NER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33180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MBRUOSI MARZIANO E VISCARDI</text:p>
          </table:table-cell>
          <table:table-cell table:style-name="ce1" office:value-type="string" calcext:value-type="string">
            <text:p>MARZIAN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72333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MBRUOSI MARZIANO E VISCARDI</text:p>
          </table:table-cell>
          <table:table-cell table:style-name="ce1" office:value-type="string" calcext:value-type="string">
            <text:p>MARZIAN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7-65711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MBRUOSI MARZIANO E VISCARDI</text:p>
          </table:table-cell>
          <table:table-cell table:style-name="ce1" office:value-type="string" calcext:value-type="string">
            <text:p>MARZIAN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9-619334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MBRUOSI MARZIANO E VISCARDI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9" office:value-type="string" calcext:value-type="string">
            <text:p>0735-7250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MBRUOSI MARZIANO E VISCARDI</text:p>
          </table:table-cell>
          <table:table-cell table:style-name="ce1" office:value-type="string" calcext:value-type="string">
            <text:p>MARZIA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735-7248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NDREIS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27109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NDREIS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2275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NDRIOLO GINO</text:p>
          </table:table-cell>
          <table:table-cell table:style-name="ce1" office:value-type="string" calcext:value-type="string">
            <text:p>PER CETRIOLI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42-66409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NGELUCCI SANDRO (natura crea)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80-267693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NGELUCCI SANDRO (natura cre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63-52896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NGIZIA (DI GIAMBERARDINO FRANCESCO)</text:p>
          </table:table-cell>
          <table:table-cell table:style-name="ce1" office:value-type="string" calcext:value-type="string">
            <text:p>AUTISTA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8-8638230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ANGIZIA (DI GIAMBERARDINO FRANCESCO)</text:p>
          </table:table-cell>
          <table:table-cell table:style-name="ce1" office:value-type="string" calcext:value-type="string">
            <text:p>AUTISTA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9-1751590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ANGIZIA (DI GIAMBERARDINO FRANCESCO)</text:p>
          </table:table-cell>
          <table:table-cell table:style-name="ce1" office:value-type="string" calcext:value-type="string">
            <text:p>DANIEL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6-02950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NGIZIA (DI GIAMBERARDINO FRANCESCO)</text:p>
          </table:table-cell>
          <table:table-cell table:style-name="ce1" office:value-type="string" calcext:value-type="string">
            <text:p>GIANLUCA (LO ZIO)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0-5085015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ANGIZIA (DI GIAMBERARDINO FRANCESCO)</text:p>
          </table:table-cell>
          <table:table-cell table:style-name="ce1" office:value-type="string" calcext:value-type="string">
            <text:p>MARI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757411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NNAPAOL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0-977997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NTOLINI TRASPORTI E SPEDIZIONI SRL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70142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NTONACCI VINCENZO (APRICEN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8-486048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RBIZANI MAURO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7-62146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RBIZANI MAUR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541-72224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RCHIMEDE (DI GIUSEPPE GIULIANO)</text:p>
          </table:table-cell>
          <table:table-cell table:style-name="ce1" office:value-type="string" calcext:value-type="string">
            <text:p>PAOL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567902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RCHIMEDE (DI GIUSEPPE GIULIANO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9" office:value-type="string" calcext:value-type="string">
            <text:p>0931-72227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RCHIMEDE (DI GIUSEPPE GIULIA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931-72237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RENA FRUIT SRL (RADICCHIO EXPORT)</text:p>
          </table:table-cell>
          <table:table-cell table:style-name="ce1" office:value-type="string" calcext:value-type="string">
            <text:p>S. MARIA DI ZEVIO VR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5-873227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RENA FRUIT SRL (RADICCHIO EXPORT)</text:p>
          </table:table-cell>
          <table:table-cell table:style-name="ce1" office:value-type="string" calcext:value-type="string">
            <text:p>S. MARIA DI ZEVIO VR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5-873844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RENA FRUIT SRL (RADICCHIO EXPORT)</text:p>
          </table:table-cell>
          <table:table-cell table:style-name="ce1" office:value-type="string" calcext:value-type="string">
            <text:p>S. MARIA DI ZEVIO VR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873035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RENA FRUTT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812579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RPAV</text:p>
          </table:table-cell>
          <table:table-cell table:style-name="ce1" office:value-type="string" calcext:value-type="string">
            <text:p>SIG.PEGORARO (PER ANALISI TERRENI)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0-463659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RTEC PROGETTI</text:p>
          </table:table-cell>
          <table:table-cell table:style-name="ce1" office:value-type="string" calcext:value-type="string">
            <text:p>GARIS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7704656</text:p>
          </table:table-cell>
          <table:table-cell table:style-name="ce1" office:value-type="string" calcext:value-type="string">
            <text:p>STUDIO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ARTEC PROGETT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510120</text:p>
          </table:table-cell>
          <table:table-cell table:style-name="ce1" office:value-type="string" calcext:value-type="string">
            <text:p>STUDIO</text:p>
          </table:table-cell>
          <table:table-cell table:style-name="ce1" office:value-type="string" calcext:value-type="string">
            <text:p>AUTO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ASCIONE SRL</text:p>
          </table:table-cell>
          <table:table-cell table:style-name="ce1" office:value-type="string" calcext:value-type="string">
            <text:p>POSTEGGIO MILANO – FAX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2-55017608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ASCIONE SRL</text:p>
          </table:table-cell>
          <table:table-cell table:style-name="ce1" office:value-type="string" calcext:value-type="string">
            <text:p>POSTEGGIO MILA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2-59901346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ASPARAGO D'ORO (COOP.ARCORE)</text:p>
          </table:table-cell>
          <table:table-cell table:style-name="ce1" office:value-type="string" calcext:value-type="string">
            <text:p>PIERO (PER RADICCHIO VERONA)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63555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SSICOM</text:p>
          </table:table-cell>
          <table:table-cell table:style-name="ce1" office:value-type="string" calcext:value-type="string">
            <text:p>NUOVO AGENTE MAGRINI MAURO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32-96159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SSICOM</text:p>
          </table:table-cell>
          <table:table-cell table:style-name="ce1" office:value-type="string" calcext:value-type="string">
            <text:p>NUOVO AGENTE MAGRINI MAUR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32-968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SSITALIA</text:p>
          </table:table-cell>
          <table:table-cell table:style-name="ce1" office:value-type="string" calcext:value-type="string">
            <text:p>CELLULARE REPERIBILE SIG.RIGOLD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80-5431540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ASSITALIA</text:p>
          </table:table-cell>
          <table:table-cell table:style-name="ce1" office:value-type="string" calcext:value-type="string">
            <text:p>CEREA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42-60114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SSITALI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5-6316118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ASSITALI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00339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ASSO INFORMATICA (ALFONSO TECNICO PC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220451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SSO INFORMATICA (ALFONS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505129</text:p>
          </table:table-cell>
          <table:table-cell table:style-name="ce1" office:value-type="string" calcext:value-type="string">
            <text:p>COMPUTER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ATR (AGENZIA TRASPORTI RIUNITI)</text:p>
          </table:table-cell>
          <table:table-cell table:style-name="ce1" office:value-type="string" calcext:value-type="string">
            <text:p>MICHEL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762343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TR (AGENZIA TRASPORTI RIUNITI)</text:p>
          </table:table-cell>
          <table:table-cell table:style-name="ce1" office:value-type="string" calcext:value-type="string">
            <text:p>MICHEL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7-82332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TR (AGENZIA TRASPORTI RIUNITI)</text:p>
          </table:table-cell>
          <table:table-cell table:style-name="ce1" office:value-type="string" calcext:value-type="string">
            <text:p>NICOLA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762343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TR (AGENZIA TRASPORTI RIUNITI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883-56551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TR (AGENZIA TRASPORTI RIUNITI)</text:p>
          </table:table-cell>
          <table:table-cell table:style-name="ce1" office:value-type="string" calcext:value-type="string">
            <text:p>MICHEL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83-56575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TRI (NOGAR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887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RORA COOP.MELONI PACHINO</text:p>
          </table:table-cell>
          <table:table-cell table:style-name="ce1" office:value-type="string" calcext:value-type="string">
            <text:p>CINZIA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68-788436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RORA COOP.MELONI PACH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931-59438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BOVOLONE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10028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CENTER</text:p>
          </table:table-cell>
          <table:table-cell table:style-name="ce1" office:value-type="string" calcext:value-type="string">
            <text:p>RENATO BELLIN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44530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CENTER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76-665881 / 2 / 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TR. ARMATRUDO DOMENICO</text:p>
          </table:table-cell>
          <table:table-cell table:style-name="ce1" office:value-type="string" calcext:value-type="string">
            <text:p>SALER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1-93990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TR. ARMATRUDO DOMENICO</text:p>
          </table:table-cell>
          <table:table-cell table:style-name="ce1" office:value-type="string" calcext:value-type="string">
            <text:p>SALER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1-93990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TR..AUTUORI GROUP S.R.L.</text:p>
          </table:table-cell>
          <table:table-cell table:style-name="ce1" office:value-type="string" calcext:value-type="string">
            <text:p>SALERNO (TIT. GENNARO AUTUORI)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89-38468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TR..AUTUORI GROUP S.R.L.</text:p>
          </table:table-cell>
          <table:table-cell table:style-name="ce1" office:value-type="string" calcext:value-type="string">
            <text:p>SALERNO (TIT. GENNARO AUTUORI)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9-38458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TRASPORTI GIANELLI (BARI)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7-821250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AUTOTRASPORTI LA ROSA</text:p>
          </table:table-cell>
          <table:table-cell table:style-name="ce1" office:value-type="string" calcext:value-type="string">
            <text:p>FRANC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3-274713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TRASPORTI LA ROSA</text:p>
          </table:table-cell>
          <table:table-cell table:style-name="ce1" office:value-type="string" calcext:value-type="string">
            <text:p>SALERN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0-600174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TRASPORTI LA ROSA</text:p>
          </table:table-cell>
          <table:table-cell table:style-name="ce1" office:value-type="string" calcext:value-type="string">
            <text:p>SALERN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121367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TRASPORTI LA ROSA</text:p>
          </table:table-cell>
          <table:table-cell table:style-name="ce1" office:value-type="string" calcext:value-type="string">
            <text:p>SALERNO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828-98454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TRASPORTI LA ROSA</text:p>
          </table:table-cell>
          <table:table-cell table:style-name="ce1" office:value-type="string" calcext:value-type="string">
            <text:p>SALER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28-98454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TRASPORTI REANI D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38185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AUTOTRASPORTI SCARABELLO ANDRIA</text:p>
          </table:table-cell>
          <table:table-cell table:style-name="ce1" office:value-type="string" calcext:value-type="string">
            <text:p>(PER FARETRA)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83-56652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TRASPORTI SERENA E STIRPE</text:p>
          </table:table-cell>
          <table:table-cell table:style-name="ce1" office:value-type="string" calcext:value-type="string">
            <text:p>SIG.MONACELL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8-382971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TRASPORTI SERENA E STIRPE</text:p>
          </table:table-cell>
          <table:table-cell table:style-name="ce1" office:value-type="string" calcext:value-type="string">
            <text:p>AVEZZA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63-2239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TRASPORTI SI.FO.</text:p>
          </table:table-cell>
          <table:table-cell table:style-name="ce1" office:value-type="string" calcext:value-type="string">
            <text:p>ADRIA (BA)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883-5436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TRASPORTI SI.FO.</text:p>
          </table:table-cell>
          <table:table-cell table:style-name="ce1" office:value-type="string" calcext:value-type="string">
            <text:p>ADRIA (BA)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83-5436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TRASPORTI SORGENT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9-38469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ZETA DI ZANDA</text:p>
          </table:table-cell>
          <table:table-cell table:style-name="ce1" office:value-type="string" calcext:value-type="string">
            <text:p>CENTRO REVISIONI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663086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VESANI ANTON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1530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VV.TO MICHELE CAMP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800477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VV.TO STUDIO SANSEGOLO PUSCEDDU &amp; ASSOCIATI (CUCCHI)</text:p>
          </table:table-cell>
          <table:table-cell table:style-name="ce1" office:value-type="string" calcext:value-type="string">
            <text:p>SANSEGOL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670904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VV.TO STUDIO SANSEGOLO PUSCEDDU &amp; ASSOCIATI (CUCCHI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35-040031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VV.TO STUDIO SANSEGOLO PUSCEDDU &amp; ASSOCIATI (CUCCH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5-04003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VV.TO STUDIO SANSEGOLO PUSCEDDU &amp; ASSOCIATI (CUCCHI)</text:p>
          </table:table-cell>
          <table:table-cell table:style-name="ce1" office:value-type="string" calcext:value-type="string">
            <text:p>SEGRETERIA</text:p>
          </table:table-cell>
          <table:table-cell table:style-name="ce1" office:value-type="string" calcext:value-type="string">
            <text:p>MAIL</text:p>
          </table:table-cell>
          <table:table-cell table:style-name="ce9" office:value-type="string" calcext:value-type="string">
            <text:p><text:a xlink:href="mailto:segreteria.civile@lpn3.it" xlink:type="simple">segreteria.civile@lpn3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VV.TO STUDIO SANSEGOLO PUSCEDDU &amp; ASSOCIATI (CUCCHI)</text:p>
          </table:table-cell>
          <table:table-cell table:style-name="ce1" office:value-type="string" calcext:value-type="string">
            <text:p>FRANCESCO SANSEGOLO</text:p>
          </table:table-cell>
          <table:table-cell table:style-name="ce1" office:value-type="string" calcext:value-type="string">
            <text:p>MAIL</text:p>
          </table:table-cell>
          <table:table-cell table:style-name="ce9" office:value-type="string" calcext:value-type="string">
            <text:p><text:a xlink:href="mailto:avv.sansegolo@lpn3.it" xlink:type="simple">avv.sansegolo@lpn3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VV.TO STUDIO SANSEGOLO PUSCEDDU &amp; ASSOCIATI (CUCCHI)</text:p>
          </table:table-cell>
          <table:table-cell table:style-name="ce1" office:value-type="string" calcext:value-type="string">
            <text:p>ELENA PUSCEDDU</text:p>
          </table:table-cell>
          <table:table-cell table:style-name="ce1" office:value-type="string" calcext:value-type="string">
            <text:p>MAIL</text:p>
          </table:table-cell>
          <table:table-cell table:style-name="ce9" office:value-type="string" calcext:value-type="string">
            <text:p><text:a xlink:href="mailto:avv.pusceddu@lpn3.it" xlink:type="simple">avv.pusceddu@lpn3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VV.TO STUDIO SANSEGOLO PUSCEDDU &amp; ASSOCIATI (CUCCHI)</text:p>
          </table:table-cell>
          <table:table-cell table:style-name="ce1" office:value-type="string" calcext:value-type="string">
            <text:p>GIOVANNA BIANCHI</text:p>
          </table:table-cell>
          <table:table-cell table:style-name="ce1" office:value-type="string" calcext:value-type="string">
            <text:p>MAIL</text:p>
          </table:table-cell>
          <table:table-cell table:style-name="ce9" office:value-type="string" calcext:value-type="string">
            <text:p><text:a xlink:href="mailto:avv.bianchi@lpn3.it" xlink:type="simple">avv.bianchi@lpn3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VVOCATO SANDRINI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9" office:value-type="string" calcext:value-type="string">
            <text:p>045-8005223</text:p>
          </table:table-cell>
          <table:table-cell table:style-name="ce1" office:value-type="string" calcext:value-type="string">
            <text:p>STUDIO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AVVOCATO SANDRIN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591047</text:p>
          </table:table-cell>
          <table:table-cell table:style-name="ce1" office:value-type="string" calcext:value-type="string">
            <text:p>STUDIO</text:p>
          </table:table-cell>
          <table:table-cell table:style-name="ce1" office:value-type="string" calcext:value-type="string">
            <text:p>AVVOCATO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AVVOCATO VENTURI ROBERT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9-688218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VVOCATO VENTURI ROBERTO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5-927312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VVOCATO VENTURI ROBERTO</text:p>
          </table:table-cell>
          <table:table-cell table:style-name="ce1" office:value-type="string" calcext:value-type="string">
            <text:p>STUDIO ISOL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66303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VVOCATO VENTURI ROBERTO</text:p>
          </table:table-cell>
          <table:table-cell table:style-name="ce1" office:value-type="string" calcext:value-type="string">
            <text:p>UFICIO VERON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800313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XA (ISOLA D. SCALA)</text:p>
          </table:table-cell>
          <table:table-cell table:style-name="ce1" office:value-type="string" calcext:value-type="string">
            <text:p>PER FIDEJUSSIONI JESSICA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5-663067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XA (ISOLA D. SCALA)</text:p>
          </table:table-cell>
          <table:table-cell table:style-name="ce1" office:value-type="string" calcext:value-type="string">
            <text:p>PER FIDEJUSSIONI JESSIC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0028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LD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0047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NCA POPOLARE DI VERONA</text:p>
          </table:table-cell>
          <table:table-cell table:style-name="ce1" office:value-type="string" calcext:value-type="string">
            <text:p>GESTORE IMPRESE ANDREA SARTOR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521178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NCA POPOLARE DI VERONA</text:p>
          </table:table-cell>
          <table:table-cell table:style-name="ce1" office:value-type="string" calcext:value-type="string">
            <text:p>GESTORE IMPRESE ANDREA SARTORI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009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NCA POPOLARE DI VERONA</text:p>
          </table:table-cell>
          <table:table-cell table:style-name="ce1" office:value-type="string" calcext:value-type="string">
            <text:p>GESTORE IMPRESE ANDREA SARTORI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5-663012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NCA POPOLARE DI VERONA</text:p>
          </table:table-cell>
          <table:table-cell table:style-name="ce1" office:value-type="string" calcext:value-type="string">
            <text:p>TREVENZUOL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503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NCA POPOLARE DI VICENZA (FIL.ISOLA)</text:p>
          </table:table-cell>
          <table:table-cell table:style-name="ce1" office:value-type="string" calcext:value-type="string">
            <text:p>ALESSANDRO AMBROSO (CAPOAREA)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0-773393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NCA POPOLARE DI VICENZA (FIL.ISOLA)</text:p>
          </table:table-cell>
          <table:table-cell table:style-name="ce1" office:value-type="string" calcext:value-type="string">
            <text:p>DIRETTORE: EDOARDO DELL'ORC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781062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NCA POPOLARE DI VICENZA (FIL.ISOLA)</text:p>
          </table:table-cell>
          <table:table-cell table:style-name="ce1" office:value-type="string" calcext:value-type="string">
            <text:p>GESTORE PERINI GIUSEPP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727607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NCA POPOLARE DI VICENZA (FIL.ISOLA)</text:p>
          </table:table-cell>
          <table:table-cell table:style-name="ce1" office:value-type="string" calcext:value-type="string">
            <text:p>GESTORE PERINI GIUSEPP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60324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NCA POPOLARE DI VICENZA (FIL.ISOLA)</text:p>
          </table:table-cell>
          <table:table-cell table:style-name="ce1" office:value-type="string" calcext:value-type="string">
            <text:p>GESTORE PERINI GIUSEPPE</text:p>
          </table:table-cell>
          <table:table-cell table:style-name="ce1" office:value-type="string" calcext:value-type="string">
            <text:p>MAIL</text:p>
          </table:table-cell>
          <table:table-cell table:style-name="ce9" office:value-type="string" calcext:value-type="string">
            <text:p><text:a xlink:href="mailto:GIUSEPPE.PERINI@POPVI.IT" xlink:type="simple">GIUSEPPE.PERINI@POPVI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NCA POPOLARE DI VICENZA (FIL.ISOL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0014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NCA POPOLARE DI VICENZA (FIL.ISOL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0104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NCA SELLA</text:p>
          </table:table-cell>
          <table:table-cell table:style-name="ce1" office:value-type="string" calcext:value-type="string">
            <text:p>DIRETTORE MARCO MALGHERIN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198257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NCA SELLA (DIRETT.MARCO MALGHERINI)</text:p>
          </table:table-cell>
          <table:table-cell table:style-name="ce1" office:value-type="string" calcext:value-type="string">
            <text:p>FERRARINI FAUST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8-108532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NCA SELLA (DIRETT.MARCO MALGHERINI)</text:p>
          </table:table-cell>
          <table:table-cell table:style-name="ce1" office:value-type="string" calcext:value-type="string">
            <text:p>BOVOLONE FAX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15-243318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NCA SELLA (DIRETT.MARCO MALGHERINI)</text:p>
          </table:table-cell>
          <table:table-cell table:style-name="ce1" office:value-type="string" calcext:value-type="string">
            <text:p>BOVOLON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690129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NCA SELLA (DIRETT.MARCO MALGHERINI)</text:p>
          </table:table-cell>
          <table:table-cell table:style-name="ce1" office:value-type="string" calcext:value-type="string">
            <text:p>LEGNAG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60016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office:value-type="string" calcext:value-type="string">
            <text:p>BANCA VERONESE (SAN GIOVANNI LUPATOTO)</text:p>
          </table:table-cell>
          <table:table-cell office:value-type="string" calcext:value-type="string">
            <text:p>CLAUDIA</text:p>
          </table:table-cell>
          <table:table-cell office:value-type="string" calcext:value-type="string">
            <text:p>CELL</text:p>
          </table:table-cell>
          <table:table-cell table:style-name="ce2" office:value-type="string" calcext:value-type="string">
            <text:p>335-738373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ANCA VERONESE (SAN GIOVANNI LUPATOTO)</text:p>
          </table:table-cell>
          <table:table-cell office:value-type="string" calcext:value-type="string">
            <text:p>AGENTE: ANDREA CESARACCIO</text:p>
          </table:table-cell>
          <table:table-cell office:value-type="string" calcext:value-type="string">
            <text:p>CELL</text:p>
          </table:table-cell>
          <table:table-cell table:style-name="ce2" office:value-type="string" calcext:value-type="string">
            <text:p>340-8442123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BANCALI USATI</text:p>
          </table:table-cell>
          <table:table-cell table:style-name="ce1" office:value-type="string" calcext:value-type="string">
            <text:p>SOLO PALLET – BERGAM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1-880426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RATELLA (PRIMO MATTINO) (STEFAN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634888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RATELLA (PRIMO MATTINO) (STEFAN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7-46068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RATELLA (PRIMO MATTINO) (STEFANO)</text:p>
          </table:table-cell>
          <table:table-cell table:style-name="Default"/>
          <table:table-cell table:style-name="ce1" office:value-type="string" calcext:value-type="string">
            <text:p>MAIL</text:p>
          </table:table-cell>
          <table:table-cell table:style-name="ce1" office:value-type="string" calcext:value-type="string">
            <text:p><text:a xlink:href="mailto:CECILIA.ZUCCARI@PRIMOMATTINO.IT" xlink:type="simple">CECILIA.ZUCCARI@PRIMOMATTINO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RATELLA (PRIMO MATTINO) (STEFANO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6411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RBIERI NASTRI TRASPORTATORI</text:p>
          </table:table-cell>
          <table:table-cell table:style-name="ce1" office:value-type="string" calcext:value-type="string">
            <text:p>RAPPRESENTANTE COMMERCIAL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616048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RBIERI NASTRI TRASPORTATORI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5-851087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RBIERI NASTRI TRASPORTATOR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85108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SILI PRIM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7-65688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SILI PRIM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734-65871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SSO (ANTONIO) (SEMINA RADICCHI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85869</text:p>
          </table:table-cell>
          <table:table-cell table:style-name="ce1" office:value-type="string" calcext:value-type="string">
            <text:p>SEMI SEMEN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BASSO WALTER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7491700</text:p>
          </table:table-cell>
          <table:table-cell table:style-name="ce1" office:value-type="string" calcext:value-type="string">
            <text:p>SEMI SEMEN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BASSO WALTER</text:p>
          </table:table-cell>
          <table:table-cell table:style-name="ce1" office:value-type="string" calcext:value-type="string">
            <text:p>CELLULARE MOGLIE LAURA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7491701</text:p>
          </table:table-cell>
          <table:table-cell table:style-name="ce1" office:value-type="string" calcext:value-type="string">
            <text:p>SEMI SEMEN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BASSO WALTER</text:p>
          </table:table-cell>
          <table:table-cell table:style-name="ce1" office:value-type="string" calcext:value-type="string">
            <text:p>FIGLIO FRANCESC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92678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SSO WALTER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76-662248</text:p>
          </table:table-cell>
          <table:table-cell table:style-name="ce1" office:value-type="string" calcext:value-type="string">
            <text:p>SEMI SEMEN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BASSO WALTER</text:p>
          </table:table-cell>
          <table:table-cell table:style-name="ce1" office:value-type="string" calcext:value-type="string">
            <text:p>SERRA – UFFIC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76-664166</text:p>
          </table:table-cell>
          <table:table-cell table:style-name="ce1" office:value-type="string" calcext:value-type="string">
            <text:p>SEMI SEMEN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BAZZAN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5-60703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ZZAN DANIEL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6-4978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LFRUTTA (POSTEGGIO UDINE)</text:p>
          </table:table-cell>
          <table:table-cell table:style-name="ce1" office:value-type="string" calcext:value-type="string">
            <text:p>GIANN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770997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LFRUTTA (POSTEGGIO UDINE)</text:p>
          </table:table-cell>
          <table:table-cell table:style-name="ce1" office:value-type="string" calcext:value-type="string">
            <text:p>VENDITORE OSCAR NAZZ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818973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LFRUTTA (POSTEGGIO UDIN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32-60309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LFRUTTA (POSTEGGIO UDINE)</text:p>
          </table:table-cell>
          <table:table-cell table:style-name="ce1" office:value-type="string" calcext:value-type="string">
            <text:p>MAGDA PER PAGAMENTI</text:p>
          </table:table-cell>
          <table:table-cell table:style-name="ce1" office:value-type="string" calcext:value-type="string">
            <text:p>MAIL</text:p>
          </table:table-cell>
          <table:table-cell table:style-name="ce10" office:value-type="string" calcext:value-type="string">
            <text:p><text:a xlink:href="mailto:BELFRUTT@BELFRUTTA-SRL.191.IT" xlink:type="simple">BELFRUTT@BELFRUTTA-SRL.191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LFRUTTA (POSTEGGIO UDIN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32-52159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LFRUTTA (POSTEGGIO UDIN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32-60289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LLINI (AUTOCENTER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76-665881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BELLINI MASSIMO</text:p>
          </table:table-cell>
          <table:table-cell table:style-name="ce1" office:value-type="string" calcext:value-type="string">
            <text:p>FRANC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7-52424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LLINI MASSIM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7-76592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LLINI ORTOFRUTT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5-3422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NATTI LEILA</text:p>
          </table:table-cell>
          <table:table-cell table:style-name="ce1" office:value-type="string" calcext:value-type="string">
            <text:p>ROBERT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0-276484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NATTI LEI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76-61728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NAZZI</text:p>
          </table:table-cell>
          <table:table-cell table:style-name="ce1" office:value-type="string" calcext:value-type="string">
            <text:p>NIPOTE ALBERT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52765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NAZZ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533-71916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NETTI LUIGI (LUSIA) (ORTO DEI PAND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8-225612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NETTI LUIGI (LUSIA) (ORTO DEI PAND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821622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NETTI LUIGI (LUSIA) (ORTO DEI PAND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25-60753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NETTI LUIGI (LUSIA) (ORTO DEI PAND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5-60711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NFATTI</text:p>
          </table:table-cell>
          <table:table-cell table:style-name="ce1" office:value-type="string" calcext:value-type="string">
            <text:p>LUCA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8045978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BENINCASA ENRIC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9-329608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RGAMI (NASTRO LAVORAZION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6-631792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BERGAMI (NASTRO LAVORAZION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6-633708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BERSANI LUCA</text:p>
          </table:table-cell>
          <table:table-cell table:style-name="ce1" office:value-type="string" calcext:value-type="string">
            <text:p>PER VERZ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578631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RSANI MARCO</text:p>
          </table:table-cell>
          <table:table-cell table:style-name="ce1" office:value-type="string" calcext:value-type="string">
            <text:p>PER VERZ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3-365414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RTO GIULIO</text:p>
          </table:table-cell>
          <table:table-cell table:style-name="ce1" office:value-type="string" calcext:value-type="string">
            <text:p>(DATO SETTEMBRE 2012)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9-234880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VERE ALFONS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9-088542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VERE GIORG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7-82952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VERE GUIDO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0-80620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VERE GUID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82-44323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VERE MART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7-815934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VERE MART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918845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VERE MART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82-64104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ANCHI ARMANDO S.R.L. (VR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386993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ANCHI ARMANDO S.R.L. (VR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50184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ANCHI ELVIR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63-52941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ANCOFIORE GIAN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9-428492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LANCIAI (GUALTIERI)</text:p>
          </table:table-cell>
          <table:table-cell table:style-name="ce1" office:value-type="string" calcext:value-type="string">
            <text:p>RAPP.TE LUCA RAUL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1567031 (1)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LANCIAI (GUALTIERI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59-52707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LANCIAI (GUALTIERI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9" office:value-type="string" calcext:value-type="string">
            <text:p><text:a xlink:href="mailto:CB@COOPBILANCIAI.IT" xlink:type="simple">CB@COOPBILANCIAI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LANCIAI (GUALTIERI)</text:p>
          </table:table-cell>
          <table:table-cell table:style-name="ce1" office:value-type="string" calcext:value-type="string">
            <text:p>DIRETTO (ULTIMO VALIDO)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59-893612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office:value-type="string" calcext:value-type="string">
            <text:p>PESA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BIOCCA (AVEZZANO)</text:p>
          </table:table-cell>
          <table:table-cell table:style-name="ce1" office:value-type="string" calcext:value-type="string">
            <text:p>GIACOM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652632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OCCA (AVEZZANO)</text:p>
          </table:table-cell>
          <table:table-cell table:style-name="ce1" office:value-type="string" calcext:value-type="string">
            <text:p>LUCIANA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8-664829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OCCA (AVEZZANO)</text:p>
          </table:table-cell>
          <table:table-cell table:style-name="ce1" office:value-type="string" calcext:value-type="string">
            <text:p>ROBERT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143034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OCCA (AVEZZAN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0-253812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OCCA (AVEZZANO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9" office:value-type="string" calcext:value-type="string">
            <text:p>0863-727909</text:p>
          </table:table-cell>
          <table:table-cell table:style-name="ce1"/>
          <table:table-cell table:style-name="ce1" office:value-type="string" calcext:value-type="string">
            <text:p>PESA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BIOCCA (AVEZZANO)</text:p>
          </table:table-cell>
          <table:table-cell table:style-name="ce1" office:value-type="string" calcext:value-type="string">
            <text:p>ABITAZIONE GIACOM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63-79373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OCCA (AVEZZANO)</text:p>
          </table:table-cell>
          <table:table-cell table:style-name="ce1" office:value-type="string" calcext:value-type="string">
            <text:p>ABITAZIONE LUCIAN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63-79297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OCCA (AVEZZANO)</text:p>
          </table:table-cell>
          <table:table-cell table:style-name="ce1" office:value-type="string" calcext:value-type="string">
            <text:p>ABITAZIONE ROBERT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63-79087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OCCA (AVEZZANO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63-72128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OCHIMICA SIRACUS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932-9916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SSOLO CLAUD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89-464815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SSOLO CLAUDIO</text:p>
          </table:table-cell>
          <table:table-cell table:style-name="ce1" office:value-type="string" calcext:value-type="string">
            <text:p>FIGLIO EMANUEL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9-542852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SSOLO CLAUDIO</text:p>
          </table:table-cell>
          <table:table-cell table:style-name="ce1" office:value-type="string" calcext:value-type="string">
            <text:p>SUO COMMERCIALISTA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5-663089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SSOLO CLAUDIO</text:p>
          </table:table-cell>
          <table:table-cell table:style-name="ce1" office:value-type="string" calcext:value-type="string">
            <text:p>SUO COMMERCIALIST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663106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SSOLO CLAUD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53914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SSOLO GABRIELE</text:p>
          </table:table-cell>
          <table:table-cell table:style-name="ce1" office:value-type="string" calcext:value-type="string">
            <text:p>AUTISTA GIUSEPP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6-500066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SSOLO GABRIEL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28442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SSOLO GABRIEL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00169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SSOLO LORENZ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113392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SSOLO MIRK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8-714311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SSOLO TARCIS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3-828938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XIO CLAUDIO</text:p>
          </table:table-cell>
          <table:table-cell table:style-name="ce1" office:value-type="string" calcext:value-type="string">
            <text:p>PER CONFEZIONI NATALIZI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61403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LUE CITY (TRASPORTI PER ORTOMERCATO)</text:p>
          </table:table-cell>
          <table:table-cell table:style-name="ce1" office:value-type="string" calcext:value-type="string">
            <text:p>AUTISTA CAMIKAZ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8-561233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LUE CITY (TRASPORTI PER ORTOMERCATO)</text:p>
          </table:table-cell>
          <table:table-cell table:style-name="ce1" office:value-type="string" calcext:value-type="string">
            <text:p>AUTISTA GIOVANN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3-471519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LUE CITY (TRASPORTI PER ORTOMERCATO)</text:p>
          </table:table-cell>
          <table:table-cell table:style-name="ce1" office:value-type="string" calcext:value-type="string">
            <text:p>BARCAROL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9-305832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LUE CITY (TRASPORTI PER ORTOMERCATO)</text:p>
          </table:table-cell>
          <table:table-cell table:style-name="ce1" office:value-type="string" calcext:value-type="string">
            <text:p>MATTIA (FIGLIO BAGGIA)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9-534463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LUE CITY (TRASPORTI PER ORTOMERCATO)</text:p>
          </table:table-cell>
          <table:table-cell table:style-name="ce1" office:value-type="string" calcext:value-type="string">
            <text:p>TITOLARE CARLO CHIAMARE PER VIAGG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711161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LUE CITY (TRASPORTI PER ORTOMERCATO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61-96612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LUE CITY (TRASPORTI PER ORTOMERCATO)</text:p>
          </table:table-cell>
          <table:table-cell table:style-name="ce1" office:value-type="string" calcext:value-type="string">
            <text:p>AMMINISTRAZION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61-96155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LUE CITY (TRASPORTI PER ORTOMERCATO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61-96026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LUE CITY (TRASPORTI PER ORTOMERCATO)</text:p>
          </table:table-cell>
          <table:table-cell table:style-name="ce1" office:value-type="string" calcext:value-type="string">
            <text:p>MAGAZZINO CHIAMRE PER VIAGGI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61-95033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ARIN MICHEL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9-511731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CCA – TIOZZO CAENAZZO ROBERTO</text:p>
          </table:table-cell>
          <table:table-cell table:style-name="ce1" office:value-type="string" calcext:value-type="string">
            <text:p>MEDIATORE CHIOGGIA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695960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CCA – TIOZZO CAENAZZO ROBERTO</text:p>
          </table:table-cell>
          <table:table-cell table:style-name="ce1" office:value-type="string" calcext:value-type="string">
            <text:p>MEDIATORE CHIOGGIA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1-554314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CCA – TIOZZO CAENAZZO ROBERTO</text:p>
          </table:table-cell>
          <table:table-cell table:style-name="ce1" office:value-type="string" calcext:value-type="string">
            <text:p>MEDIATORE CHIOGGIA</text:p>
          </table:table-cell>
          <table:table-cell table:style-name="ce1" office:value-type="string" calcext:value-type="string">
            <text:p>MAIL</text:p>
          </table:table-cell>
          <table:table-cell table:style-name="ce9" office:value-type="string" calcext:value-type="string">
            <text:p>caenazzo.bocca@yahoo.it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DIN GIUSEPPE</text:p>
          </table:table-cell>
          <table:table-cell table:style-name="ce1" office:value-type="string" calcext:value-type="string">
            <text:p>LUI ACQUISTA MOTORI CELLE USAT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794524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LLA FERDINAND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520273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LLA FERDINAND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61202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NATO GIANNINA</text:p>
          </table:table-cell>
          <table:table-cell table:style-name="ce1" office:value-type="string" calcext:value-type="string">
            <text:p>GIANNINA (MADRE)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581762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NATO GIANNINA</text:p>
          </table:table-cell>
          <table:table-cell table:style-name="ce1" office:value-type="string" calcext:value-type="string">
            <text:p>NICOLA (FIGLIO)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543827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NFANTE MARZ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6-55154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NFANTE MARZ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0020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NIARDI FRANCESC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1023163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BONIARDI FRANCESCO</text:p>
          </table:table-cell>
          <table:table-cell table:style-name="ce1" office:value-type="string" calcext:value-type="string">
            <text:p>SECONDO NUMERO (DATO IL 23/12/14)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8580001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BONINSEGNA GIAMBATTISTA</text:p>
          </table:table-cell>
          <table:table-cell table:style-name="ce1" office:value-type="string" calcext:value-type="string">
            <text:p>GIAMBATTISTA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9-851845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NINSEGNA GIAMBATTISTA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2545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office:value-type="string" calcext:value-type="string">
            <text:p>BONINSEGNA MARCO</text:p>
          </table:table-cell>
          <table:table-cell/>
          <table:table-cell office:value-type="string" calcext:value-type="string">
            <text:p>CELL</text:p>
          </table:table-cell>
          <table:table-cell table:style-name="ce2" office:value-type="string" calcext:value-type="string">
            <text:p>340-8597116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BONINSEGNA MARIO</text:p>
          </table:table-cell>
          <table:table-cell table:style-name="ce1" office:value-type="string" calcext:value-type="string">
            <text:p>ERMAN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9-858684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NINSEGNA MARI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252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RELLI BRU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5023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RELLI G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500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RELLI OSVALD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743696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RELLI OSVALD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5011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RIN (SPAZZATRICE 6400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365505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BOSCOLO ROBER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1-5310192</text:p>
          </table:table-cell>
          <table:table-cell table:style-name="ce1"/>
          <table:table-cell table:style-name="ce1" office:value-type="string" calcext:value-type="string">
            <text:p>SPAZZATRICE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BOTTONI (SCOPE BLU USO ALIMENTAR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670212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A FRUTTA – VERONA</text:p>
          </table:table-cell>
          <table:table-cell table:style-name="ce1" office:value-type="string" calcext:value-type="string">
            <text:p>PAOLO PER ORDIN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6-676200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A FRUTTA – VERON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862268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AGANTINI (VR)</text:p>
          </table:table-cell>
          <table:table-cell table:style-name="ce1" office:value-type="string" calcext:value-type="string">
            <text:p>PER CELLE FRIGORIFER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820250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ESSAN FAB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7-50062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ESSAN FAB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5-60778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ESSANONE PRODUTTORE</text:p>
          </table:table-cell>
          <table:table-cell table:style-name="ce1" office:value-type="string" calcext:value-type="string">
            <text:p>INS. RAD. PDZ LUGLIO -&gt; OTTOBR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1-9686554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BREVIGLIERI (MACCHINE AGRICOLE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2713061</text:p>
          </table:table-cell>
          <table:table-cell table:style-name="ce1" office:value-type="string" calcext:value-type="string">
            <text:p>TRATTORE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BREVIGLIERI (MACCHINE AGRICOL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537401</text:p>
          </table:table-cell>
          <table:table-cell table:style-name="ce1" office:value-type="string" calcext:value-type="string">
            <text:p>TRATTORE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BRIGATI (AZ.AGR.LE VERDURE)</text:p>
          </table:table-cell>
          <table:table-cell office:value-type="string" calcext:value-type="string">
            <text:p>FRANCESCO – PADRE (PARL.CON LUI PER PAGAMENTI)</text:p>
          </table:table-cell>
          <table:table-cell office:value-type="string" calcext:value-type="string">
            <text:p>CELL</text:p>
          </table:table-cell>
          <table:table-cell table:style-name="ce2" office:value-type="string" calcext:value-type="string">
            <text:p>339-8923436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BRIGATI (AZ.AGR.LE VERDURE)</text:p>
          </table:table-cell>
          <table:table-cell table:style-name="ce1" office:value-type="string" calcext:value-type="string">
            <text:p>GIORGIO – FIGLI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4-771702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OGATTO (WITT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7-407550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M DEBOR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0-334653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 GELMINO</text:p>
          </table:table-cell>
          <table:table-cell table:style-name="ce1" office:value-type="string" calcext:value-type="string">
            <text:p>ARMAND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731076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 GELMINO</text:p>
          </table:table-cell>
          <table:table-cell table:style-name="ce1" office:value-type="string" calcext:value-type="string">
            <text:p>GIANN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73107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 GELMINO</text:p>
          </table:table-cell>
          <table:table-cell table:style-name="ce1" office:value-type="string" calcext:value-type="string">
            <text:p>ORNELLA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731076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 GELMINO</text:p>
          </table:table-cell>
          <table:table-cell table:style-name="ce1" office:value-type="string" calcext:value-type="string">
            <text:p>ROBERT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731076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 GELMINO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9" office:value-type="string" calcext:value-type="string">
            <text:p>045-733032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 GELMIN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3002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 GEN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9-323912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 GIANFRANC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3-486905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 GIMM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595625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 GION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6-830624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 GIORG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666323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 MARIS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6-028958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 MARIS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0088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 TIZIAN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8-8459045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BRUNELLI AGENZIA PRATICHE AUTOVEICOL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8851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O ELIO</text:p>
          </table:table-cell>
          <table:table-cell table:style-name="ce1" office:value-type="string" calcext:value-type="string">
            <text:p>FIGLIO CIR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57470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O ELIO (POSTEGGIO VERONA)</text:p>
          </table:table-cell>
          <table:table-cell table:style-name="ce1" office:value-type="string" calcext:value-type="string">
            <text:p>PADRE ELI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263848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O ELIO (POSTEGGIO VERON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5-864904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O ELIO (POSTEGGIO VERONA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9" office:value-type="string" calcext:value-type="string">
            <text:p><text:a xlink:href="mailto:info@brunoelio.com" xlink:type="simple">info@brunoelio.com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O ELIO (POSTEGGIO VERON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862619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ULGARON GIANCARL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3-469400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ULGARON GIANCARL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5-56201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URATTI</text:p>
          </table:table-cell>
          <table:table-cell table:style-name="ce1" office:value-type="string" calcext:value-type="string">
            <text:p>AUTISTA DIEG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672314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URATTI</text:p>
          </table:table-cell>
          <table:table-cell table:style-name="ce1" office:value-type="string" calcext:value-type="string">
            <text:p>LEONARD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9-235529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URATTI</text:p>
          </table:table-cell>
          <table:table-cell table:style-name="ce1" office:value-type="string" calcext:value-type="string">
            <text:p>SIMON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705087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URATTI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4-7644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USANA (CINZIA RAFFAELLA)</text:p>
          </table:table-cell>
          <table:table-cell table:style-name="ce1" office:value-type="string" calcext:value-type="string">
            <text:p>CINZIA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707509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USANA (CINZIA RAFFAELLA)</text:p>
          </table:table-cell>
          <table:table-cell table:style-name="ce1" office:value-type="string" calcext:value-type="string">
            <text:p>RAFFAELLA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8-489203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USANA (CINZIA RAFFAELL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1-567520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USATO SRL</text:p>
          </table:table-cell>
          <table:table-cell table:style-name="ce1" office:value-type="string" calcext:value-type="string">
            <text:p>MANUEL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1432642</text:p>
          </table:table-cell>
          <table:table-cell table:style-name="ce1" office:value-type="string" calcext:value-type="string">
            <text:p>POSTEGGIO BERGAMO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BUSATO SRL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9-8702990</text:p>
          </table:table-cell>
          <table:table-cell table:style-name="ce1" office:value-type="string" calcext:value-type="string">
            <text:p>POSTEGGIO BERGAMO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C.A.P.O.</text:p>
          </table:table-cell>
          <table:table-cell table:style-name="ce1" office:value-type="string" calcext:value-type="string">
            <text:p>PAOL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7-36779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.A.P.O.</text:p>
          </table:table-cell>
          <table:table-cell table:style-name="ce1" office:value-type="string" calcext:value-type="string">
            <text:p>BRONDOL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1-49056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.A.P.O.</text:p>
          </table:table-cell>
          <table:table-cell table:style-name="ce1" office:value-type="string" calcext:value-type="string">
            <text:p>CONCH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9-584529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.OR.MA SOC. COOP. A R.L.</text:p>
          </table:table-cell>
          <table:table-cell table:style-name="ce1" office:value-type="string" calcext:value-type="string">
            <text:p>CELLE FRIGO x DEPOSIT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86-75732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CCHIARELLI</text:p>
          </table:table-cell>
          <table:table-cell table:style-name="ce1" office:value-type="string" calcext:value-type="string">
            <text:p>UFFICIO: FRANCESC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71-757441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CCHIARELLI (ORTICOLA MARCHIGIANA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733-67652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CCHIARELLI EURO</text:p>
          </table:table-cell>
          <table:table-cell table:style-name="ce1" office:value-type="string" calcext:value-type="string">
            <text:p>SOCIO MASSIM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9-604837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CCHIARELLI EUR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9-691945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CCHIARELLI EURO</text:p>
          </table:table-cell>
          <table:table-cell table:style-name="ce1" office:value-type="string" calcext:value-type="string">
            <text:p>UFFICIO PER PAGAMENTI: MAR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71-98205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GNETTI (PER PEDANE LEGN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21320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ILOTTO SILVIO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9" office:value-type="string" calcext:value-type="string">
            <text:p>045-862261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ILOTTO SILVIO</text:p>
          </table:table-cell>
          <table:table-cell table:style-name="ce1" office:value-type="string" calcext:value-type="string">
            <text:p>FAX PER RINNOVO ATP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5-862428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ILOTTO SILVIO</text:p>
          </table:table-cell>
          <table:table-cell table:style-name="ce1" office:value-type="string" calcext:value-type="string">
            <text:p>DIRETTO OFFICIN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86242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LDARELLA VINCENZO (FOGGIA)</text:p>
          </table:table-cell>
          <table:table-cell table:style-name="ce1" office:value-type="string" calcext:value-type="string">
            <text:p>SILVI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8-2250646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CALDARELLA VINCENZO (FOGGIA)</text:p>
          </table:table-cell>
          <table:table-cell table:style-name="ce1" office:value-type="string" calcext:value-type="string">
            <text:p>VINCENZ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3815645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CALIARI (SALIZZOL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10098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LIMERO ORTOFRUTTA (MERCATO PADOVA)</text:p>
          </table:table-cell>
          <table:table-cell table:style-name="ce1" office:value-type="string" calcext:value-type="string">
            <text:p>VENDITORE SIG.PERON ANTONI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5354383</text:p>
          </table:table-cell>
          <table:table-cell table:style-name="ce1"/>
          <table:table-cell table:style-name="ce1" office:value-type="string" calcext:value-type="string">
            <text:p>ASSISTENZA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CALIMERO ORTOFRUTTA (MERCATO PADOV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9-8701931</text:p>
          </table:table-cell>
          <table:table-cell table:style-name="ce1"/>
          <table:table-cell table:style-name="ce1" office:value-type="string" calcext:value-type="string">
            <text:p>ASSISTENZA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CALIMERO ORTOFRUTTA (MERCATO PADOV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9-8701199</text:p>
          </table:table-cell>
          <table:table-cell table:style-name="ce1"/>
          <table:table-cell table:style-name="ce1" office:value-type="string" calcext:value-type="string">
            <text:p>ASSISTENZA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CALIMERO ORTOFRUTTA (MERCATO PADOV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9-8702948</text:p>
          </table:table-cell>
          <table:table-cell table:style-name="ce1"/>
          <table:table-cell table:style-name="ce1" office:value-type="string" calcext:value-type="string">
            <text:p>ASSISTENZA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CAMARELLA (MERCATO VERONA)</text:p>
          </table:table-cell>
          <table:table-cell table:style-name="ce1" office:value-type="string" calcext:value-type="string">
            <text:p>TITOLARE ROBERT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9-595370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MARELLA (MERCATO VERONA)</text:p>
          </table:table-cell>
          <table:table-cell table:style-name="ce1" office:value-type="string" calcext:value-type="string">
            <text:p>PER CARTA POLITENATA O CELOFAN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862194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MARELLA (MERCATO VERONA)</text:p>
          </table:table-cell>
          <table:table-cell table:style-name="ce1" office:value-type="string" calcext:value-type="string">
            <text:p>SOLEFRUTTA – KATI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8547016 (1)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MBISE TRASACC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63-93680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MPAGNARO GIOVANNI (MESTR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1-531092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MPAGNARO GIOVANNI (MESTR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1-531095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MT</text:p>
          </table:table-cell>
          <table:table-cell table:style-name="ce1" office:value-type="string" calcext:value-type="string">
            <text:p>MERCATO BOLOGNA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51-286112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MT</text:p>
          </table:table-cell>
          <table:table-cell table:style-name="ce1" office:value-type="string" calcext:value-type="string">
            <text:p>MERCATO BOLOGN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51-286110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NTARELLA FRANCESCO</text:p>
          </table:table-cell>
          <table:table-cell table:style-name="ce1" office:value-type="string" calcext:value-type="string">
            <text:p>NEGOZIO ORTOF. ISOLA DELLA SCALA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833114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NTARELLA FRANCESCO</text:p>
          </table:table-cell>
          <table:table-cell table:style-name="ce1" office:value-type="string" calcext:value-type="string">
            <text:p>NEGOZIO ORTOF. ISOLA DELLA SCAL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0002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NTARELLA GERMA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256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PASSO (CABRINO NOVAR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21-45739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PPELETTO</text:p>
          </table:table-cell>
          <table:table-cell table:style-name="ce1" office:value-type="string" calcext:value-type="string">
            <text:p>RENAT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3-236140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PPELETTO</text:p>
          </table:table-cell>
          <table:table-cell table:style-name="ce1" office:value-type="string" calcext:value-type="string">
            <text:p>LUC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53918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PPELETTO</text:p>
          </table:table-cell>
          <table:table-cell table:style-name="ce1" office:value-type="string" calcext:value-type="string">
            <text:p>LUC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53918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PPELETTO</text:p>
          </table:table-cell>
          <table:table-cell table:style-name="ce1" office:value-type="string" calcext:value-type="string">
            <text:p>RENAT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53908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PRIOTTI FILIPPO</text:p>
          </table:table-cell>
          <table:table-cell table:style-name="ce1" office:value-type="string" calcext:value-type="string">
            <text:p>VALERI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532745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PRIOTTI FILIPP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60-71988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PRIOTTI FILIPP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735-70271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PRIOTTI FILIPPO</text:p>
          </table:table-cell>
          <table:table-cell table:style-name="ce1" office:value-type="string" calcext:value-type="string">
            <text:p>VALER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735-70215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RDIA (SARDEGNA)</text:p>
          </table:table-cell>
          <table:table-cell table:style-name="ce1" office:value-type="string" calcext:value-type="string">
            <text:p>FRANCESC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8-464300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RDIA (SARDEGNA)</text:p>
          </table:table-cell>
          <table:table-cell table:style-name="ce1" office:value-type="string" calcext:value-type="string">
            <text:p>FRANCESC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834021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RDIA (SARDEGNA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9" office:value-type="string" calcext:value-type="string">
            <text:p>070-28226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RDIA (SARDEGNA)</text:p>
          </table:table-cell>
          <table:table-cell table:style-name="ce1" office:value-type="string" calcext:value-type="string">
            <text:p>FRANCESC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70-2822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RDUCCI LAURO (AZ.AGR.)</text:p>
          </table:table-cell>
          <table:table-cell table:style-name="ce1" office:value-type="string" calcext:value-type="string">
            <text:p>INSALATA MARCH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652757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RLINI GIORGIO (VILLAFRANC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9-462859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RLINI SALIZZOL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690188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RMELA NAPOL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9-45615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RROZZIERE QUAGLIATO BENIT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9-5334712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CARTOPLASTICA</text:p>
          </table:table-cell>
          <table:table-cell table:style-name="ce1" office:value-type="string" calcext:value-type="string">
            <text:p>SILVESTRIN SANT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93-987087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RTOPLASTIC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22-69079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RTOPLASTIC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2-6907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SALIN GIUSEPP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842681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SALIN GIUSEPP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6-20273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SALIN GIUSEPP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1-5186388</text:p>
          </table:table-cell>
          <table:table-cell table:style-name="ce1"/>
          <table:table-cell table:style-name="ce1" office:value-type="string" calcext:value-type="string">
            <text:p>CARROZZIERE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CASAROTTI F.LLI</text:p>
          </table:table-cell>
          <table:table-cell table:style-name="ce1" office:value-type="string" calcext:value-type="string">
            <text:p>GIORGI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242680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SAROTTI F.LLI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5012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SCONE</text:p>
          </table:table-cell>
          <table:table-cell table:style-name="ce1" office:value-type="string" calcext:value-type="string">
            <text:p>RAGUSA – SICILIA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9-7792073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CASSA DI RISPARMIO DEL VENETO</text:p>
          </table:table-cell>
          <table:table-cell table:style-name="ce1" office:value-type="string" calcext:value-type="string">
            <text:p>DARIO ANSELMI (<text:a xlink:href="mailto:DARIO.ANSELMI@INTESASANPAOLO.COM" xlink:type="simple">DARIO.ANSELMI@INTESASANPAOLO.COM</text:a>)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718643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SSA DI RISPARMIO DEL VENETO</text:p>
          </table:table-cell>
          <table:table-cell table:style-name="ce1" office:value-type="string" calcext:value-type="string">
            <text:p>MARCO PACCHIAN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4-815367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SSA DI RISPARMIO DEL VENETO</text:p>
          </table:table-cell>
          <table:table-cell table:style-name="ce1" office:value-type="string" calcext:value-type="string">
            <text:p>MARCO PACCHIANI (DIRETTO)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5-820356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SSA DI RISPARMIO DEL VENETO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5-828733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SSA DI RISPARMIO DEL VENETO</text:p>
          </table:table-cell>
          <table:table-cell table:style-name="ce1" office:value-type="string" calcext:value-type="string">
            <text:p>MARCO PACCHIANI</text:p>
          </table:table-cell>
          <table:table-cell table:style-name="ce1" office:value-type="string" calcext:value-type="string">
            <text:p>MAIL</text:p>
          </table:table-cell>
          <table:table-cell table:style-name="ce9" office:value-type="string" calcext:value-type="string">
            <text:p><text:a xlink:href="mailto:MARCO.PACCHIANI@CRVENETO.IT" xlink:type="simple">MARCO.PACCHIANI@CRVENETO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SSA DI RISPARMIO DEL VENETO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9" office:value-type="string" calcext:value-type="string">
            <text:p>marco.pacchiani@crveneto.it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SSA DI RISPARMIO DEL VENETO</text:p>
          </table:table-cell>
          <table:table-cell table:style-name="ce1" office:value-type="string" calcext:value-type="string">
            <text:p>DARIO ANSELMI DIRETT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828739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SSA DI RISPARMIO DEL VENETO</text:p>
          </table:table-cell>
          <table:table-cell table:style-name="ce1" office:value-type="string" calcext:value-type="string">
            <text:p>MARCO PACCHIANI (DIRETTO)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828733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SSA DI RISPARMIO DEL VENETO</text:p>
          </table:table-cell>
          <table:table-cell table:style-name="ce1" office:value-type="string" calcext:value-type="string">
            <text:p>SIGNORA GIRARDI DIRETT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828735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SSA DI RISPARMIO DEL VENETO (FIL ISOL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5-663013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SSA DI RISPARMIO DEL VENETO (FIL ISOL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01088</text:p>
          </table:table-cell>
          <table:table-cell table:style-name="ce1" office:value-type="string" calcext:value-type="string">
            <text:p>BANCHE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CASTIGLIA SALVATOR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123265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STIGLIA SALVATOR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2-4442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STIGLIONI GIANFRANCO (COMPUTEK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9" office:value-type="string" calcext:value-type="string">
            <text:p>045-992355</text:p>
          </table:table-cell>
          <table:table-cell table:style-name="ce1" office:value-type="string" calcext:value-type="string">
            <text:p>COMPUTER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CASTIGLIONI GIANFRANCO (COMPUTEK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992322</text:p>
          </table:table-cell>
          <table:table-cell table:style-name="ce1" office:value-type="string" calcext:value-type="string">
            <text:p>COMPUTER</text:p>
          </table:table-cell>
          <table:table-cell table:style-name="ce1" office:value-type="string" calcext:value-type="string">
            <text:p>ASSISTENZA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CATALI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7-65750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TALIN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735-659239</text:p>
          </table:table-cell>
          <table:table-cell table:style-name="ce1"/>
          <table:table-cell table:style-name="ce1" office:value-type="string" calcext:value-type="string">
            <text:p>ASSISTENZA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CAUCCHILI STEFANO</text:p>
          </table:table-cell>
          <table:table-cell table:style-name="ce1" office:value-type="string" calcext:value-type="string">
            <text:p>PRODUTTORE VILLA FONTANA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9-5430046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CEDI SISA CENTRO NORD (SUPERMERCATI)</text:p>
          </table:table-cell>
          <table:table-cell table:style-name="ce1" office:value-type="string" calcext:value-type="string">
            <text:p>RESP.ACQ FEDERICO CHIAVELL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80-80099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DI SISA CENTRO NORD (SUPERMERCATI)</text:p>
          </table:table-cell>
          <table:table-cell table:style-name="ce4" office:value-type="string" calcext:value-type="string">
            <text:p>RESP.ACQ MAURO RUDELLO</text:p>
          </table:table-cell>
          <table:table-cell table:style-name="ce4" office:value-type="string" calcext:value-type="string">
            <text:p>CELL</text:p>
          </table:table-cell>
          <table:table-cell table:style-name="ce11" office:value-type="string" calcext:value-type="string">
            <text:p>360-42304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DI SISA CENTRO NORD (SUPERMERCATI)</text:p>
          </table:table-cell>
          <table:table-cell table:style-name="ce1" office:value-type="string" calcext:value-type="string">
            <text:p>RESP.ACQ ROMEO LOREN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6-45685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DI SISA CENTRO NORD (SUPERMERCATI)</text:p>
          </table:table-cell>
          <table:table-cell table:style-name="ce1" office:value-type="string" calcext:value-type="string">
            <text:p>RESP.ORDINI FT NC FEDERICO CHIAVELLI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9-907027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DI SISA CENTRO NORD (SUPERMERCATI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44-41569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DI SISA CENTRO NORD (SUPERMERCATI)</text:p>
          </table:table-cell>
          <table:table-cell table:style-name="ce1" office:value-type="string" calcext:value-type="string">
            <text:p>RESP.LOGISTICA MORENO ZIM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9-907055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DI SISA CENTRO NORD (SUPERMERCATI)</text:p>
          </table:table-cell>
          <table:table-cell table:style-name="ce1" office:value-type="string" calcext:value-type="string">
            <text:p>RESP.ORDINI FT NC FEDERICO CHIAVELLI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9-907056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DI SISA CENTRO NORD (SUPERMERCAT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4-415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office:value-type="string" calcext:value-type="string">
            <text:p>CENTRO DEL PNEUMATICO COLTRO</text:p>
          </table:table-cell>
          <table:table-cell/>
          <table:table-cell office:value-type="string" calcext:value-type="string">
            <text:p>CELL</text:p>
          </table:table-cell>
          <table:table-cell table:style-name="ce2" office:value-type="string" calcext:value-type="string">
            <text:p>331-3447091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CENTRO DEL PNEUMATICO COLTRO</text:p>
          </table:table-cell>
          <table:table-cell table:style-name="ce1" office:value-type="string" calcext:value-type="string">
            <text:p>CERE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8080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NTRO DEL PNEUMATICO COLTRO</text:p>
          </table:table-cell>
          <table:table-cell table:style-name="ce1" office:value-type="string" calcext:value-type="string">
            <text:p>NOGAR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8873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NTROUFFIC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85005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NTROUFFIC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85145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REA BANCA 1987 (FIL. TREVENZUOL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8-616268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REA BANCA 1987 (FIL. TREVENZUOLO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5-668020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REA BANCA 1987 (FIL. TREVENZUOLO)</text:p>
          </table:table-cell>
          <table:table-cell table:style-name="ce1" office:value-type="string" calcext:value-type="string">
            <text:p>DIRETTORE FIORENZO LUCCH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8-616069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REA BANCA 1987 (FIL. TREVENZUOLO)</text:p>
          </table:table-cell>
          <table:table-cell table:style-name="ce1" office:value-type="string" calcext:value-type="string">
            <text:p>DIRETTORE FIORENZO LUCCHI</text:p>
          </table:table-cell>
          <table:table-cell table:style-name="ce1" office:value-type="string" calcext:value-type="string">
            <text:p>MAIL</text:p>
          </table:table-cell>
          <table:table-cell table:style-name="ce1" office:value-type="string" calcext:value-type="string">
            <text:p><text:a xlink:href="mailto:FIORENZO.LUCCHI@CEREABANCA1897.IT" xlink:type="simple">FIORENZO.LUCCHI@CEREABANCA1897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REA BANCA 1987 (FIL. TREVENZUOL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668020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SAB</text:p>
          </table:table-cell>
          <table:table-cell table:style-name="ce1" office:value-type="string" calcext:value-type="string">
            <text:p>ANGEL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9-2290511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CESAB</text:p>
          </table:table-cell>
          <table:table-cell table:style-name="ce1" office:value-type="string" calcext:value-type="string">
            <text:p>MASSIMO DE CARLI VENDITOR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9-2290510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office:value-type="string" calcext:value-type="string">
            <text:p>CARRELLI ELEVATORI MULETTI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CESAB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862092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SAB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862092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HECCH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1299717</text:p>
          </table:table-cell>
          <table:table-cell table:style-name="ce1"/>
          <table:table-cell table:style-name="ce1" office:value-type="string" calcext:value-type="string">
            <text:p>CARRELLI ELEVATORI MULETTI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CHELAB</text:p>
          </table:table-cell>
          <table:table-cell table:style-name="ce1" office:value-type="string" calcext:value-type="string">
            <text:p>DOTTOR NICCHEL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781119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HELAB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23-71505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HELAB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3-717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HIARAVALLE ANGELO</text:p>
          </table:table-cell>
          <table:table-cell table:style-name="ce1" office:value-type="string" calcext:value-type="string">
            <text:p>GERRY RAGIONIER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156726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HIARAVALLE ANGEL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7-91986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HIARAVALLE ANGE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63-41025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office:value-type="string" calcext:value-type="string">
            <text:p>CHIARAVALLE ANGELO</text:p>
          </table:table-cell>
          <table:table-cell office:value-type="string" calcext:value-type="string">
            <text:p>MAGAZZINO (SIG.GERRY)</text:p>
          </table:table-cell>
          <table:table-cell office:value-type="string" calcext:value-type="string">
            <text:p>TEL</text:p>
          </table:table-cell>
          <table:table-cell table:style-name="ce2" office:value-type="string" calcext:value-type="string">
            <text:p>0863-401087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CHIEREGATO PIER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642706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HIEREGATO PIER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5-66754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HIODIN ERMAN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7-5007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HIODIN ERMAN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5-60705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HRISTIAN SULSER GMBH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172207411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HRISTIAN SULSER GMBH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89-77824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HRISTIAN SULSER GMBH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9-7670691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IAVARELLA MICHEL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9-024876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ICONE ARMANDO (MEDIATORE FOND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7-92442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ICONE ARMANDO (MEDIATORE FOND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771-50396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IESSE PAPER (CARTONI)</text:p>
          </table:table-cell>
          <table:table-cell table:style-name="ce1" office:value-type="string" calcext:value-type="string">
            <text:p>FABRIZIO GOV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6039839</text:p>
          </table:table-cell>
          <table:table-cell table:style-name="ce1" office:value-type="string" calcext:value-type="string">
            <text:p>IMBALLAGGI</text:p>
          </table:table-cell>
          <table:table-cell table:style-name="ce1" office:value-type="string" calcext:value-type="string">
            <text:p>CASSETTE CARTONE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CIESSE PAPER (CARTONI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9" office:value-type="string" calcext:value-type="string">
            <text:p>0522-976837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CIESSE PAPER (CARTONI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522-976761</text:p>
          </table:table-cell>
          <table:table-cell table:style-name="ce1" office:value-type="string" calcext:value-type="string">
            <text:p>IMBALLAGGI</text:p>
          </table:table-cell>
          <table:table-cell table:style-name="ce1" office:value-type="string" calcext:value-type="string">
            <text:p>CASSETTE CARTONE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CIOCCI</text:p>
          </table:table-cell>
          <table:table-cell table:style-name="ce1" office:value-type="string" calcext:value-type="string">
            <text:p>BRUN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0-605710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IOCCI</text:p>
          </table:table-cell>
          <table:table-cell table:style-name="ce1" office:value-type="string" calcext:value-type="string">
            <text:p>MARI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8-496023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IOCCI</text:p>
          </table:table-cell>
          <table:table-cell table:style-name="ce1" office:value-type="string" calcext:value-type="string">
            <text:p>MAR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63-528414</text:p>
          </table:table-cell>
          <table:table-cell table:style-name="ce1"/>
          <table:table-cell table:style-name="ce1" office:value-type="string" calcext:value-type="string">
            <text:p>CASSETTE CARTONE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CIRELLI MICHELE (ZUCCHE) BORGOFORTE (MN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0-842206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IT CENTRO IMBALLAGGIO TECNICO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4-63625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LA</text:p>
          </table:table-cell>
          <table:table-cell table:style-name="ce1" office:value-type="string" calcext:value-type="string">
            <text:p>GUGLIELMO BAGG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533511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5-8165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LESSIDRA RISTORANT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7370170</text:p>
          </table:table-cell>
          <table:table-cell table:style-name="ce1" office:value-type="string" calcext:value-type="string">
            <text:p>RISTORANTE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CO.SVA (PER SEDANO)</text:p>
          </table:table-cell>
          <table:table-cell table:style-name="ce1" office:value-type="string" calcext:value-type="string">
            <text:p>RIGAT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7-4998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.SVA (PER SEDANO)</text:p>
          </table:table-cell>
          <table:table-cell table:style-name="ce1" office:value-type="string" calcext:value-type="string">
            <text:p>SEVERIN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68-48948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.SVA (PER SEDA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6-38301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F</text:p>
          </table:table-cell>
          <table:table-cell table:style-name="ce1" office:value-type="string" calcext:value-type="string">
            <text:p>DANILO E GRAZIAN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43669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F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1-65848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F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1-96600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GEMO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9" office:value-type="string" calcext:value-type="string">
            <text:p>041-55433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GEMO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1-55434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LOMB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3054636-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LOMBIN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1-859156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LOMB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1-96509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LT.OR</text:p>
          </table:table-cell>
          <table:table-cell table:style-name="ce1" office:value-type="string" calcext:value-type="string">
            <text:p>TONIN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88195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LT.OR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9" office:value-type="string" calcext:value-type="string">
            <text:p>0863-8034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LT.OR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63-802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MINATO MICHEL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80-412368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MPARINI RICCARD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0-496532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MPARINI RICCARD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76-4516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MUNELLO GIULIO SPA</text:p>
          </table:table-cell>
          <table:table-cell table:style-name="ce1" office:value-type="string" calcext:value-type="string">
            <text:p>VICENZA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6045556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COMUNELLO GIULIO SP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24-582357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COMUNELLO GIULIO SP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4-582350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CONCA DEL FUC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6-60050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NCA DEL FUC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68-717022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NCA DEL FUCIN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63-8656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NS. AGR. LOMBARDO VENETO TREVENZUOLO</text:p>
          </table:table-cell>
          <table:table-cell table:style-name="ce1" office:value-type="string" calcext:value-type="string">
            <text:p>GIAMPAOLO AVANZIN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880884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NS. AGR. LOMBARDO VENETO TREVENZUO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5011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NS. AGR. LOMBARDO VENETO TREVENZUOLO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5-668335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NS. AGR. LOMBARDO VENETO TREVENZUO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5011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NSORZIO PICCOLI FRUTTI</text:p>
          </table:table-cell>
          <table:table-cell table:style-name="ce1" office:value-type="string" calcext:value-type="string">
            <text:p>MAGAZZINIERE ANDREA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9-337171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NTINI MILANO</text:p>
          </table:table-cell>
          <table:table-cell table:style-name="ce1" office:value-type="string" calcext:value-type="string">
            <text:p>LUCA AMBROSETT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1318473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CONTINI MILA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2-55181946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COOP. CANCA (AVEZZANO)</text:p>
          </table:table-cell>
          <table:table-cell table:style-name="ce1" office:value-type="string" calcext:value-type="string">
            <text:p>SALVATOR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68-717025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OP. CANCA (AVEZZANO)</text:p>
          </table:table-cell>
          <table:table-cell table:style-name="ce1" office:value-type="string" calcext:value-type="string">
            <text:p>VINCENZ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68-717022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OP. FACCHINI (VERONA)</text:p>
          </table:table-cell>
          <table:table-cell table:style-name="ce1" office:value-type="string" calcext:value-type="string">
            <text:p>ROBERTO PER BANCALI EUR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542016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OP. FACCHINI (VERONA)</text:p>
          </table:table-cell>
          <table:table-cell table:style-name="ce1" office:value-type="string" calcext:value-type="string">
            <text:p>SERGIO (MASSALONGO)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630780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OP. FACCHINI (VERON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5-50151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OP. FACCHINI (VERON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50159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OP. IL MELONE (ERBE' BISS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2505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OP. LUSCIANESE (PER MELONI)</text:p>
          </table:table-cell>
          <table:table-cell table:style-name="ce1" office:value-type="string" calcext:value-type="string">
            <text:p>GIOVANNI GRIMALD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621222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OP. LUSCIANESE (PER MELON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1-503664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OP. ORTICOLA DI CONTRADA BAGNI SRL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9-2174203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COOP.FACCHINI (VERONA)</text:p>
          </table:table-cell>
          <table:table-cell table:style-name="ce1" office:value-type="string" calcext:value-type="string">
            <text:p>PIATTAFORMA LOGISTICA – ANDREA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0-753174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OP.FUCINO SEMENTI (AVEZZANO)</text:p>
          </table:table-cell>
          <table:table-cell table:style-name="ce1" office:value-type="string" calcext:value-type="string">
            <text:p>FELIC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383507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OP.FUCINO SEMENTI (AVEZZANO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63-5219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OP.FUCINO SEMENTI (AVEZZA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63-5280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OPERATIVA CAMAGRE</text:p>
          </table:table-cell>
          <table:table-cell table:style-name="ce1" office:value-type="string" calcext:value-type="string">
            <text:p>TESINI ANTONI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3-241895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OPERATIVA CAMAGRE</text:p>
          </table:table-cell>
          <table:table-cell table:style-name="ce1" office:value-type="string" calcext:value-type="string">
            <text:p>OLGA (CONTABILITA')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0205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OPERATIVA CAMAGRE</text:p>
          </table:table-cell>
          <table:table-cell table:style-name="ce1" office:value-type="string" calcext:value-type="string">
            <text:p>TESINI ANTON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663069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EX (NOVARA)</text:p>
          </table:table-cell>
          <table:table-cell table:style-name="ce1" office:value-type="string" calcext:value-type="string">
            <text:p>ELISA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8-782574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EX (NOVARA)</text:p>
          </table:table-cell>
          <table:table-cell table:style-name="ce1" office:value-type="string" calcext:value-type="string">
            <text:p>TITOLARE: ULDERIC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837094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EX (NOVARA)</text:p>
          </table:table-cell>
          <table:table-cell table:style-name="ce1" office:value-type="string" calcext:value-type="string">
            <text:p>ABITAZION ELIS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2-4580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EX (NOVAR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21-4568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EX (NOVAR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21-49146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ROPOLI ANTONIO</text:p>
          </table:table-cell>
          <table:table-cell table:style-name="ce1" office:value-type="string" calcext:value-type="string">
            <text:p>ULTIMO CELLULAR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3-357803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ROPOLI ANTON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9-381066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ROPOLI ANTON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189025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ROPOLI ANTONIO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9" office:value-type="string" calcext:value-type="string">
            <text:p>0882-55414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ROPOLI ANTON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82-55306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SI TRASPORTI (TRASP.ESTERO VR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862159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SI VITTOR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8-817374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SI VITTORIO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5-666040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SI VITTOR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666032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SO WALTER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5-60707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SO WALTER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5-60780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TE VECIA AZIENDA AGRICOLA</text:p>
          </table:table-cell>
          <table:table-cell table:style-name="ce1" office:value-type="string" calcext:value-type="string">
            <text:p>MASSIMO MARIOTTO (FIGLIO) (EX PECANA)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8-360620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TE VECIA AZIENDA AGRICOLA</text:p>
          </table:table-cell>
          <table:table-cell table:style-name="ce1" office:value-type="string" calcext:value-type="string">
            <text:p>ANTONIO MARIOTTO (PADRE)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8601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TE VECIA AZIENDA AGRICO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63632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TINOVIS WALTER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251839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TINOVIS WALTER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5-29952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S – COOP.ORTOLANI SOTTOMARINA</text:p>
          </table:table-cell>
          <table:table-cell table:style-name="ce1" office:value-type="string" calcext:value-type="string">
            <text:p>MARCO (CHIAMARE LUI PER CARICHI IN MAGAZZINO)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36971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S – COOP.ORTOLANI SOTTOMARINA</text:p>
          </table:table-cell>
          <table:table-cell table:style-name="ce1" office:value-type="string" calcext:value-type="string">
            <text:p>RENZ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8-232647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VER FRUTTA</text:p>
          </table:table-cell>
          <table:table-cell table:style-name="ce1" office:value-type="string" calcext:value-type="string">
            <text:p>DANIEL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716219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VER FRUTTA</text:p>
          </table:table-cell>
          <table:table-cell table:style-name="ce1" office:value-type="string" calcext:value-type="string">
            <text:p>GIOVANN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617526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VER FRUTTA</text:p>
          </table:table-cell>
          <table:table-cell table:style-name="ce1" office:value-type="string" calcext:value-type="string">
            <text:p>MARTIN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9-362953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VER FRUTTA</text:p>
          </table:table-cell>
          <table:table-cell table:style-name="ce1" office:value-type="string" calcext:value-type="string">
            <text:p>RAFFAEL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8-896861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VER FRUTT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862607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UCCHI ALFRED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648723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.TA. VISION SNC</text:p>
          </table:table-cell>
          <table:table-cell table:style-name="ce1" office:value-type="string" calcext:value-type="string">
            <text:p>REPERIBILE TONIN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3-213798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.TA. VISION SNC</text:p>
          </table:table-cell>
          <table:table-cell table:style-name="ce1" office:value-type="string" calcext:value-type="string">
            <text:p>AMMINISTRAZION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9-45539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DONE ANTON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8-925311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DONE ANTON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82-99431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DONE MASSIMILIA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9-795397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DONE MASSIMILIA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82-99317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INESE</text:p>
          </table:table-cell>
          <table:table-cell table:style-name="ce1" office:value-type="string" calcext:value-type="string">
            <text:p>PER PORTA SALISCEND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739398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INESE</text:p>
          </table:table-cell>
          <table:table-cell table:style-name="ce1" office:value-type="string" calcext:value-type="string">
            <text:p>PER PORTA SALISCENDI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9-65674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INESE</text:p>
          </table:table-cell>
          <table:table-cell table:style-name="ce1" office:value-type="string" calcext:value-type="string">
            <text:p>PER PORTA SALISCENDI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9-65674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L BARCO FAUST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60-69491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L BARCO FAUS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5-6956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L BELLO (PADOVA)</text:p>
          </table:table-cell>
          <table:table-cell table:style-name="ce1" office:value-type="string" calcext:value-type="string">
            <text:p>GIULI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1540229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DAL BELLO (PADOVA)</text:p>
          </table:table-cell>
          <table:table-cell table:style-name="ce1" office:value-type="string" calcext:value-type="string">
            <text:p>RENAT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1540228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DAL BELLO (PADOV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25-609014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DAL BELLO (PADOV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5-607237</text:p>
          </table:table-cell>
          <table:table-cell table:style-name="ce1" office:value-type="string" calcext:value-type="string">
            <text:p>POSEGGIO PADOVA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DAL BELLO (PADOV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9-870326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L BOSCO ORLAND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7-47100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L BOSCO PRIM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617504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LL'OCA (ERBE')</text:p>
          </table:table-cell>
          <table:table-cell table:style-name="ce1" office:value-type="string" calcext:value-type="string">
            <text:p>BASILICO IN VASETT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9-176897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N FRUTTA</text:p>
          </table:table-cell>
          <table:table-cell table:style-name="ce1" office:value-type="string" calcext:value-type="string">
            <text:p>POSTEGGIO PADOV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9-8701832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DANIELI</text:p>
          </table:table-cell>
          <table:table-cell table:style-name="ce1" office:value-type="string" calcext:value-type="string">
            <text:p>GIULIAN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60441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NIELI</text:p>
          </table:table-cell>
          <table:table-cell table:style-name="ce1" office:value-type="string" calcext:value-type="string">
            <text:p>MIRC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20966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NIELI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9-87019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RIO ALFONS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7-46329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THEO SRL</text:p>
          </table:table-cell>
          <table:table-cell table:style-name="ce1" office:value-type="string" calcext:value-type="string">
            <text:p>GALIMBERTI FERDINAND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611511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THEO SRL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2-846571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THEO SRL</text:p>
          </table:table-cell>
          <table:table-cell table:style-name="ce1" office:value-type="string" calcext:value-type="string">
            <text:p>POSTEGGIO MILA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2-846571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TURI ENRIC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523-86317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VIDE OLIVETT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269129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 ANGELIS</text:p>
          </table:table-cell>
          <table:table-cell table:style-name="ce1" office:value-type="string" calcext:value-type="string">
            <text:p>VENDITORE MELONI – ANTONI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9-157338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 ANGELIS</text:p>
          </table:table-cell>
          <table:table-cell table:style-name="ce1" office:value-type="string" calcext:value-type="string">
            <text:p>VENDITORE UG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706431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 ANGELIS</text:p>
          </table:table-cell>
          <table:table-cell table:style-name="ce1" office:value-type="string" calcext:value-type="string">
            <text:p>UFFICIO XPAG:FRANCESCO XRICAVI:ROBERT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51-286123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 CARLI (X MELONI BIONDE)</text:p>
          </table:table-cell>
          <table:table-cell table:style-name="ce1" office:value-type="string" calcext:value-type="string">
            <text:p>ANDREA FIGLI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9-190846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 CARLI (X MELONI BIONDE)</text:p>
          </table:table-cell>
          <table:table-cell table:style-name="ce1" office:value-type="string" calcext:value-type="string">
            <text:p>CARLO (ZIO O PADRE)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9-812142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 CRISTOFARO ALFONS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718677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 CRISTOFARO ALFONS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82-5522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 IORIS MAR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68-307411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 STEFA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6-39825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 STEFAN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5-60702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 VINCENZI BRU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2548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CUZZI ROCCO (MAG. TORINO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9" office:value-type="string" calcext:value-type="string">
            <text:p>011-001477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CUZZI ROCCO (MAG. TORI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11-001477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RAIZZAZIONE 3D SERVIC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930697</text:p>
          </table:table-cell>
          <table:table-cell table:style-name="ce1" office:value-type="string" calcext:value-type="string">
            <text:p>DERATTIZZAZIONE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DESPAR</text:p>
          </table:table-cell>
          <table:table-cell table:style-name="ce1" office:value-type="string" calcext:value-type="string">
            <text:p>DR. FIGIN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76369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SPAR</text:p>
          </table:table-cell>
          <table:table-cell table:style-name="ce1" office:value-type="string" calcext:value-type="string">
            <text:p>DR. FIGINI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62-52056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SPAR </text:p>
          </table:table-cell>
          <table:table-cell table:style-name="ce1" office:value-type="string" calcext:value-type="string">
            <text:p>CENTRALI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62-532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SPAR 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62-52057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I MARIA PIERLUIGI</text:p>
          </table:table-cell>
          <table:table-cell table:style-name="ce1" office:value-type="string" calcext:value-type="string">
            <text:p>NOTAIO NOGARA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42-51111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I NATURA FELIC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561799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I NATURA FELIC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6-83795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I NATURA FELICE</text:p>
          </table:table-cell>
          <table:table-cell table:style-name="ce1" office:value-type="string" calcext:value-type="string">
            <text:p>COOPERATIV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82-64258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I NATURA FELIC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82-64655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I ROCCO ANTON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63-351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ICO (CAZZAGO BS) (TAGLIATORE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9-117425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ICO (CAZZAGO BS) (TAGLIATOR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120213006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ICO (CAZZAGO BS) (TAGLIATOR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0-77514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ISCONZI LUC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68731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ORO LINO</text:p>
          </table:table-cell>
          <table:table-cell table:style-name="ce1" office:value-type="string" calcext:value-type="string">
            <text:p>ALESSANDR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9-626395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ORO MICHELE</text:p>
          </table:table-cell>
          <table:table-cell table:style-name="ce1" office:value-type="string" calcext:value-type="string">
            <text:p>PRIMARI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652307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ORO MICHELE</text:p>
          </table:table-cell>
          <table:table-cell table:style-name="ce1" office:value-type="string" calcext:value-type="string">
            <text:p>SECONDARI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3-105894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OSS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223441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RAGO SCAVI SAS – CAPRARA ANTONIO</text:p>
          </table:table-cell>
          <table:table-cell table:style-name="ce1" office:value-type="string" calcext:value-type="string">
            <text:p>PELLEGRINA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5-733039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RAGO SCAVI SAS – CAPRARA ANTONIO</text:p>
          </table:table-cell>
          <table:table-cell table:style-name="ce1" office:value-type="string" calcext:value-type="string">
            <text:p>PELLEGRIN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3039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RIVING COMPETITION</text:p>
          </table:table-cell>
          <table:table-cell table:style-name="ce1" office:value-type="string" calcext:value-type="string">
            <text:p>(CICCIONE)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0-944258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RIVING COMPETITION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0268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RIVING COMPETITION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631267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LECTRONIC SERVICE ITALIA</text:p>
          </table:table-cell>
          <table:table-cell table:style-name="ce1" office:value-type="string" calcext:value-type="string">
            <text:p>PER STAMPANTE Z4M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690142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LETTRAUTO LANZ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6660117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ELETTRICISTA (GHIRIGATO DORIAN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0-4213879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office:value-type="string" calcext:value-type="string">
            <text:p>ELETTRICISTA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ELETTRICISTA (GHIRIGATO DORIANO)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02621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office:value-type="string" calcext:value-type="string">
            <text:p>ELETTRAUTO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ELVANIS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9-89556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LVANIS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9-603398</text:p>
          </table:table-cell>
          <table:table-cell table:style-name="ce1"/>
          <table:table-cell table:style-name="ce1" office:value-type="string" calcext:value-type="string">
            <text:p>ELETTRICISTA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ELVANIS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9-61191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NEL DI LEGNAG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60194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NEL VERONA</text:p>
          </table:table-cell>
          <table:table-cell table:style-name="ce1" office:value-type="string" calcext:value-type="string">
            <text:p>SIG.PARISATO ALESSANDR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9-953824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NEL VERON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867119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RRANI (AGENZI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545-9003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SPOSITO PASQUALE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8-613734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SPOSITO PASQUALE</text:p>
          </table:table-cell>
          <table:table-cell table:style-name="ce1" office:value-type="string" calcext:value-type="string">
            <text:p>ROME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133462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SPOSITO PASQUALE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28-69117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SPOSITO PASQUALE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28-69127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TTORE PETRAZAN</text:p>
          </table:table-cell>
          <table:table-cell table:style-name="ce1" office:value-type="string" calcext:value-type="string">
            <text:p>APO SIG.PETER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749102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TTORE PETRAZAN</text:p>
          </table:table-cell>
          <table:table-cell table:style-name="ce1" office:value-type="string" calcext:value-type="string">
            <text:p>ETTOR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8-243456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TTORE PETRAZAN</text:p>
          </table:table-cell>
          <table:table-cell table:style-name="ce1" office:value-type="string" calcext:value-type="string">
            <text:p>LORENZ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8-105979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UROARICCI</text:p>
          </table:table-cell>
          <table:table-cell table:style-name="ce1" office:value-type="string" calcext:value-type="string">
            <text:p>GIORDAN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749037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UROARICCI</text:p>
          </table:table-cell>
          <table:table-cell table:style-name="ce1" office:value-type="string" calcext:value-type="string">
            <text:p>GIORGIO-GIORDAN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749037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UROARICCI</text:p>
          </table:table-cell>
          <table:table-cell table:style-name="ce1" office:value-type="string" calcext:value-type="string">
            <text:p>MAGAZZINO (X MELONI ELENA)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0-241002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UROARICCI</text:p>
          </table:table-cell>
          <table:table-cell table:style-name="ce1" office:value-type="string" calcext:value-type="string">
            <text:p>POSTEGG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0-354289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UROCARGO (EX CARVIPER?) - ISOLA DELLA SCA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663127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UROPOOOL</text:p>
          </table:table-cell>
          <table:table-cell table:style-name="ce1" office:value-type="string" calcext:value-type="string">
            <text:p>EUGENIO DE NARD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0-717725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UROPOOOL</text:p>
          </table:table-cell>
          <table:table-cell table:style-name="ce1" office:value-type="string" calcext:value-type="string">
            <text:p>EUGENIO DE NARDI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2-269490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UROVERDE (BS)</text:p>
          </table:table-cell>
          <table:table-cell table:style-name="ce1" office:value-type="string" calcext:value-type="string">
            <text:p>TECNICO SIG.ADRAN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805310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UROVERDE (BS)</text:p>
          </table:table-cell>
          <table:table-cell table:style-name="ce1" office:value-type="string" calcext:value-type="string">
            <text:p>TITOLARE ZILIAN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529392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UROVERDE (BS)</text:p>
          </table:table-cell>
          <table:table-cell table:style-name="ce1" office:value-type="string" calcext:value-type="string">
            <text:p>TIT. FABRIZIO E BRIGNANI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0-974711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UROVERDE (MERCATO VERONA)</text:p>
          </table:table-cell>
          <table:table-cell table:style-name="ce1" office:value-type="string" calcext:value-type="string">
            <text:p>VENDITORE LUCIAN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608364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VERGREEN (AVEZZANO)</text:p>
          </table:table-cell>
          <table:table-cell table:style-name="ce1" office:value-type="string" calcext:value-type="string">
            <text:p>ATTILIO TITOLAR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902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VERGREEN (AVEZZA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63-86784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ANNOVI (PER SPANDILETAME)</text:p>
          </table:table-cell>
          <table:table-cell table:style-name="ce1" office:value-type="string" calcext:value-type="string">
            <text:p>TITOLARE SIG. ANNOVI (FIGLIO)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768195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ANNOVI (PER SPANDILETAME)</text:p>
          </table:table-cell>
          <table:table-cell table:style-name="ce1" office:value-type="string" calcext:value-type="string">
            <text:p>TITOLARE SIG. ANNOVI (PADRE)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7-57499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ANNOVI (PER SPANDILETAM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59-57359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ANNOVI (PER SPANDILETAM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59-55808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office:value-type="string" calcext:value-type="string">
            <text:p>F.LLI BISCO SNC (X ZUCCHE)</text:p>
          </table:table-cell>
          <table:table-cell office:value-type="string" calcext:value-type="string">
            <text:p>RAIMONDO</text:p>
          </table:table-cell>
          <table:table-cell office:value-type="string" calcext:value-type="string">
            <text:p>CELL</text:p>
          </table:table-cell>
          <table:table-cell table:style-name="ce2" office:value-type="string" calcext:value-type="string">
            <text:p>335-120681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.LLI BISCO SNC (X ZUCCHE)</text:p>
          </table:table-cell>
          <table:table-cell/>
          <table:table-cell office:value-type="string" calcext:value-type="string">
            <text:p>FAX</text:p>
          </table:table-cell>
          <table:table-cell table:style-name="ce2" office:value-type="string" calcext:value-type="string">
            <text:p>0426-99381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.LLI BISCO SNC (X ZUCCHE)</text:p>
          </table:table-cell>
          <table:table-cell/>
          <table:table-cell office:value-type="string" calcext:value-type="string">
            <text:p>TEL</text:p>
          </table:table-cell>
          <table:table-cell table:style-name="ce2" office:value-type="string" calcext:value-type="string">
            <text:p>0426-43297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F.LLI BRUNO (MAGAZZINO VERONA)</text:p>
          </table:table-cell>
          <table:table-cell table:style-name="ce4" office:value-type="string" calcext:value-type="string">
            <text:p>* CORRAD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9-266076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BRUNO (MAGAZZINO VERONA)</text:p>
          </table:table-cell>
          <table:table-cell table:style-name="ce1" office:value-type="string" calcext:value-type="string">
            <text:p>DIEG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331813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BRUNO (MAGAZZINO VERONA)</text:p>
          </table:table-cell>
          <table:table-cell table:style-name="ce1" office:value-type="string" calcext:value-type="string">
            <text:p>GIOVANN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497765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BRUNO (MAGAZZINO VERONA)</text:p>
          </table:table-cell>
          <table:table-cell table:style-name="ce1" office:value-type="string" calcext:value-type="string">
            <text:p>MAGAZZINIERE GIAMPIETR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969499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BRUNO (MAGAZZINO VERONA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69841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BRUNO (MAGAZZINO VERONA)</text:p>
          </table:table-cell>
          <table:table-cell table:style-name="ce1" office:value-type="string" calcext:value-type="string">
            <text:p>MAGAZZINO CENTRALINO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5-698306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BRUNO (MAGAZZINO VERONA)</text:p>
          </table:table-cell>
          <table:table-cell table:style-name="ce1" office:value-type="string" calcext:value-type="string">
            <text:p>MAGAZZINO RICEVIMENTO MERCE LOGISTICA ORDINI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5-698414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BRUNO (MAGAZZINO VERONA)</text:p>
          </table:table-cell>
          <table:table-cell table:style-name="ce1" office:value-type="string" calcext:value-type="string">
            <text:p>MAGAZZINO VERON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862614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BRUNO (MAGAZZINO VERONA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9" office:value-type="string" calcext:value-type="string">
            <text:p><text:a xlink:href="mailto:info@brunosrl.net" xlink:type="simple">info@brunosrl.ne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ROT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142-42800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TESI (POSTEGGIO FIRENZE)</text:p>
          </table:table-cell>
          <table:table-cell table:style-name="ce1" office:value-type="string" calcext:value-type="string">
            <text:p>ALBERT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694087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TESI (POSTEGGIO FIRENZE)</text:p>
          </table:table-cell>
          <table:table-cell table:style-name="ce1" office:value-type="string" calcext:value-type="string">
            <text:p>ANDREA (VENDITORE)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694028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TESI (POSTEGGIO FIRENZE)</text:p>
          </table:table-cell>
          <table:table-cell table:style-name="ce1" office:value-type="string" calcext:value-type="string">
            <text:p>ROBERTO (VENDITORE)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032596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TESI (POSTEGGIO FIRENZ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55-41266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TESI (POSTEGGIO FIRENZ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55-41555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TESI (POSTEGGIO FIRENZ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55-422182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TESI (POSTEGGIO FIRENZ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55-422252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BBRI MARIO (RIMIN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36490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BBRI MARIO (RIMINI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541-33153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BBRI MARIO (RIMIN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541-33023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CCHINI DONATO (BS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0-264059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CCHINI E C. S.S. (BRESCIA)</text:p>
          </table:table-cell>
          <table:table-cell table:style-name="ce1" office:value-type="string" calcext:value-type="string">
            <text:p>SARTOR ANDREA PER ORDIN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8-392182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CCHINI E C. S.S. (BRESCIA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9" office:value-type="string" calcext:value-type="string">
            <text:p>030-264059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CCHINI E C. S.S. (BRESCIA)</text:p>
          </table:table-cell>
          <table:table-cell table:style-name="ce1" office:value-type="string" calcext:value-type="string">
            <text:p>RESP.QUALIT</text:p>
          </table:table-cell>
          <table:table-cell table:style-name="ce1" office:value-type="string" calcext:value-type="string">
            <text:p>MAIL</text:p>
          </table:table-cell>
          <table:table-cell table:style-name="ce9" office:value-type="string" calcext:value-type="string">
            <text:p><text:a xlink:href="mailto:INFO@FACCHININATURA.IT" xlink:type="simple">INFO@FACCHININATURA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CCHINI E C. S.S. (BRESCI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0-264053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CCINI GIANNI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695409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CCINI NAND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114543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CCINI NAND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695407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CCIOLI VI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663014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GIONI (PEDANE LEGNO USAT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6069038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FALAVIGNA ARDUINO (MONTALT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51029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RETRA DOMENICO</text:p>
          </table:table-cell>
          <table:table-cell table:style-name="ce1" office:value-type="string" calcext:value-type="string">
            <text:p>DOMENIC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80-363061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RETRA DOMENICO</text:p>
          </table:table-cell>
          <table:table-cell table:style-name="ce1" office:value-type="string" calcext:value-type="string">
            <text:p>MICHEL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9-463178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RETRA DOMENICO</text:p>
          </table:table-cell>
          <table:table-cell table:style-name="ce1" office:value-type="string" calcext:value-type="string">
            <text:p>MOGLI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9-736825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RETRA DOMENICO</text:p>
          </table:table-cell>
          <table:table-cell table:style-name="ce1" office:value-type="string" calcext:value-type="string">
            <text:p>FAX CASA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885-78315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ZION VIANELL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408354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ERRANDO – POSTEGGIO GENOV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0-844677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ERRANDO – POSTEGGIO GENOV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10-745678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ERRANDO – POSTEGGIO GENOV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10-745678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ERRARA MARIO</text:p>
          </table:table-cell>
          <table:table-cell table:style-name="ce1" office:value-type="string" calcext:value-type="string">
            <text:p>METAPONT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68-784916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ERRARI E FRANCESCHETTI</text:p>
          </table:table-cell>
          <table:table-cell table:style-name="ce1" office:value-type="string" calcext:value-type="string">
            <text:p>SEDANO E SOTTACETI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6400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ERRARI LUIGI DOTTOR</text:p>
          </table:table-cell>
          <table:table-cell table:style-name="ce1" office:value-type="string" calcext:value-type="string">
            <text:p>PER FAGIOLI BORLOTTI TACCOLE ETC...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8-19953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ERRARI LUIGI DOTTOR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64022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IDANZA</text:p>
          </table:table-cell>
          <table:table-cell table:style-name="ce1" office:value-type="string" calcext:value-type="string">
            <text:p>DOMENIC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7-66827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IDANZA</text:p>
          </table:table-cell>
          <table:table-cell table:style-name="ce1" office:value-type="string" calcext:value-type="string">
            <text:p>GIANN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6-35157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IDANZA</text:p>
          </table:table-cell>
          <table:table-cell table:style-name="ce1" office:value-type="string" calcext:value-type="string">
            <text:p>GIANNI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63-79340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ILIPPINI (GENTILE)</text:p>
          </table:table-cell>
          <table:table-cell table:style-name="ce1" office:value-type="string" calcext:value-type="string">
            <text:p>ALESSANDRA (FIGLIA)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3-693222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ILIPPINI (GENTILE)</text:p>
          </table:table-cell>
          <table:table-cell table:style-name="ce1" office:value-type="string" calcext:value-type="string">
            <text:p>FABIO (PADRE)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9-858470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ILIPPINI (GENTILE)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0243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ILIPPINI ROBERTO – VIGAS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9-520878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IMEZ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2-254715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IORINO NATAL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553709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IORINO NATALIN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85500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ITO</text:p>
          </table:table-cell>
          <table:table-cell table:style-name="ce1" office:value-type="string" calcext:value-type="string">
            <text:p>ZAFFARANA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739711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I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867691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I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867693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GGINI</text:p>
          </table:table-cell>
          <table:table-cell table:style-name="ce1" office:value-type="string" calcext:value-type="string">
            <text:p>CARMINE – MURATOR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3-219267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GGINI</text:p>
          </table:table-cell>
          <table:table-cell table:style-name="ce1" office:value-type="string" calcext:value-type="string">
            <text:p>LUIGINA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77-246954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NDIARIA SAI ASSICURAZIONE</text:p>
          </table:table-cell>
          <table:table-cell table:style-name="ce1" office:value-type="string" calcext:value-type="string">
            <text:p>FONDIARIA SAI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42-8448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NDIARIA SAI ASSICURAZIONE</text:p>
          </table:table-cell>
          <table:table-cell table:style-name="ce1" office:value-type="string" calcext:value-type="string">
            <text:p>FONDIARIA SAI (SIG.BERTONCINI)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41104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R (4) COMPANY SRL</text:p>
          </table:table-cell>
          <table:table-cell table:style-name="ce1" office:value-type="string" calcext:value-type="string">
            <text:p>ZUSI VALERIA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881288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R (4) COMPANY SRL</text:p>
          </table:table-cell>
          <table:table-cell table:style-name="ce1" office:value-type="string" calcext:value-type="string">
            <text:p>ZUSI VALERIA</text:p>
          </table:table-cell>
          <table:table-cell table:style-name="ce1" office:value-type="string" calcext:value-type="string">
            <text:p>MAIL</text:p>
          </table:table-cell>
          <table:table-cell table:style-name="ce9" office:value-type="string" calcext:value-type="string">
            <text:p><text:a xlink:href="mailto:zusi@4company.it" xlink:type="simple">zusi@4company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R (4) MY SELECTION UG</text:p>
          </table:table-cell>
          <table:table-cell table:style-name="ce1" office:value-type="string" calcext:value-type="string">
            <text:p>SIG. PHILIP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7-715311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RMAGLIO LUCIANO E C. SNC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3045048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FORMAGLIO LUCIANO E C. SNC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25-24667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FORMAGLIO ORTOF.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142-9206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RMIGAR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6-182584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RNARI</text:p>
          </table:table-cell>
          <table:table-cell table:style-name="ce1" office:value-type="string" calcext:value-type="string">
            <text:p>ADRIAN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578425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RNARI</text:p>
          </table:table-cell>
          <table:table-cell table:style-name="ce1" office:value-type="string" calcext:value-type="string">
            <text:p>ADRIAN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578426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RNARI</text:p>
          </table:table-cell>
          <table:table-cell table:style-name="ce1" office:value-type="string" calcext:value-type="string">
            <text:p>AUTISTA MARC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9-860204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RNARI</text:p>
          </table:table-cell>
          <table:table-cell table:style-name="ce1" office:value-type="string" calcext:value-type="string">
            <text:p>PAOLO (ORGANIZZA AUTISTI)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576679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RNARI CLAUDIO</text:p>
          </table:table-cell>
          <table:table-cell table:style-name="ce1" office:value-type="string" calcext:value-type="string">
            <text:p>CLAUDI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67543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RNARI CLAUDIO</text:p>
          </table:table-cell>
          <table:table-cell table:style-name="ce1" office:value-type="string" calcext:value-type="string">
            <text:p>CLAUD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76-72379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RNARI GIUSEPPE</text:p>
          </table:table-cell>
          <table:table-cell table:style-name="ce1" office:value-type="string" calcext:value-type="string">
            <text:p>DAMIAN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578425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RNARI GIUSEPPE</text:p>
          </table:table-cell>
          <table:table-cell table:style-name="ce1" office:value-type="string" calcext:value-type="string">
            <text:p>GIUSEPP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57842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RNARI GIUSEPPE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9" office:value-type="string" calcext:value-type="string">
            <text:p>0376-71407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RNARI GIUSEPPE</text:p>
          </table:table-cell>
          <table:table-cell table:style-name="ce1" office:value-type="string" calcext:value-type="string">
            <text:p>ABITAZIONE GIUSEPP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76-72097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RNARI GIUSEPPE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76-7654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SCHIMATTEO AZ.AGR.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8-389676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ACASSO ENZO E BRUNO</text:p>
          </table:table-cell>
          <table:table-cell table:style-name="ce1" office:value-type="string" calcext:value-type="string">
            <text:p>PER BILANCE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5-85109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ACASSO ENZO E BRUNO</text:p>
          </table:table-cell>
          <table:table-cell table:style-name="ce1" office:value-type="string" calcext:value-type="string">
            <text:p>PER BILANC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9894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ACCA (PER TRATTORE)=&gt; VEDI SOFFIATI</text:p>
          </table:table-cell>
          <table:table-cell table:style-name="ce1"/>
          <table:table-cell table:style-name="ce1" office:value-type="string" calcext:value-type="string">
            <text:p>REMINDER</text:p>
          </table:table-cell>
          <table:table-cell table:style-name="ce9"/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ACCAROLI ROBERT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2519581</text:p>
          </table:table-cell>
          <table:table-cell table:style-name="ce1" office:value-type="string" calcext:value-type="string">
            <text:p>MURATORE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FRANCESCHETTI </text:p>
          </table:table-cell>
          <table:table-cell table:style-name="ce1" office:value-type="string" calcext:value-type="string">
            <text:p>MACCACARI - RAD.CHIOGGI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5606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IGENTI GIOVANNI (NAPOL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54933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IGENTI GIOVANNI (NAPOL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7-85379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IGENTI GIOVANNI (NAPOLI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1-95566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IGO TRANS 2000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9-956220</text:p>
          </table:table-cell>
          <table:table-cell table:style-name="ce1" office:value-type="string" calcext:value-type="string">
            <text:p>TRASPORTI AVEZZANO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FRIGOVENETA</text:p>
          </table:table-cell>
          <table:table-cell table:style-name="ce1" office:value-type="string" calcext:value-type="string">
            <text:p>PAOL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7367048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office:value-type="string" calcext:value-type="string">
            <text:p>FRIGO CELLE FRIGORIFERE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FRIGOVENETA</text:p>
          </table:table-cell>
          <table:table-cell table:style-name="ce1" office:value-type="string" calcext:value-type="string">
            <text:p>TECNICO DI TURNO NEI FESTIV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736703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IGOVENETA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9" office:value-type="string" calcext:value-type="string">
            <text:p>0442-659011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FRIGOVENETA</text:p>
          </table:table-cell>
          <table:table-cell table:style-name="ce1" office:value-type="string" calcext:value-type="string">
            <text:p>UFFICIO X INTERVENTI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659030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office:value-type="string" calcext:value-type="string">
            <text:p>FRIGO CELLE FRIGORIFERE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FRIULCOM GIACOMO RONZAT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60-43541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IULCOM GIACOMO RONZAT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9" office:value-type="string" calcext:value-type="string">
            <text:p>0432-612281</text:p>
          </table:table-cell>
          <table:table-cell table:style-name="ce1"/>
          <table:table-cell table:style-name="ce1" office:value-type="string" calcext:value-type="string">
            <text:p>FRIGO CELLE FRIGORIFERE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FRIULCOM GIACOMO RONZAT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32-52050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U.VER</text:p>
          </table:table-cell>
          <table:table-cell table:style-name="ce1" office:value-type="string" calcext:value-type="string">
            <text:p>GIORGI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415145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U.VER</text:p>
          </table:table-cell>
          <table:table-cell table:style-name="ce1" office:value-type="string" calcext:value-type="string">
            <text:p>NICOLETTA DONATELL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50183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UIT SERVICE DI FERRI GIAMPIETRO</text:p>
          </table:table-cell>
          <table:table-cell table:style-name="ce1" office:value-type="string" calcext:value-type="string">
            <text:p>LUBRAN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886492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UIT SERVICE DI FERRI GIAMPIETRO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9" office:value-type="string" calcext:value-type="string">
            <text:p>035-835451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UIT SERVICE DI FERRI GIAMPIETR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5-83545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UIT SERVICE DI FERRI GIAMPIETR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5-835451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UTT EXPORT</text:p>
          </table:table-cell>
          <table:table-cell table:style-name="ce1" office:value-type="string" calcext:value-type="string">
            <text:p>MERCATO VERONA – GIANN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8-725927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UTTEXPORT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51-2861456</text:p>
          </table:table-cell>
          <table:table-cell table:style-name="ce1" office:value-type="string" calcext:value-type="string">
            <text:p>POSTEGGIO BOLOGNA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FRUTTITAL</text:p>
          </table:table-cell>
          <table:table-cell table:style-name="ce1" office:value-type="string" calcext:value-type="string">
            <text:p>MICHEL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827286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UTTITAL (POSTEGGIO ROMA)</text:p>
          </table:table-cell>
          <table:table-cell table:style-name="ce1" office:value-type="string" calcext:value-type="string">
            <text:p>ANGELO ROCCHI (VENDITORE)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827274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UTTITAL (POSTEGGIO ROM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6-4129425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UTTITAL BOLOGNA</text:p>
          </table:table-cell>
          <table:table-cell table:style-name="ce1" office:value-type="string" calcext:value-type="string">
            <text:p>PAOLO BONAZZ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827275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UTTITAL MILANO</text:p>
          </table:table-cell>
          <table:table-cell table:style-name="ce1" office:value-type="string" calcext:value-type="string">
            <text:p>MAURIZIO CASTELNOV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827224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UVEX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7-56474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UVEX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9" office:value-type="string" calcext:value-type="string">
            <text:p>0536-96803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UVEX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536-96825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UMAGALLI (ANTONI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30626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UMAGALLI (ANTONIO)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1-94703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UMAGALLI (ANTONIO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1-94712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UNTAMARA CERESANI DOMENICO</text:p>
          </table:table-cell>
          <table:table-cell table:style-name="ce1" office:value-type="string" calcext:value-type="string">
            <text:p>DOMENIC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6-66126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UNTAMARA CERESANI DOMENICO</text:p>
          </table:table-cell>
          <table:table-cell table:style-name="ce1" office:value-type="string" calcext:value-type="string">
            <text:p>DOMENIC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9-142295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UNTAMARA CERESANI DOMENICO</text:p>
          </table:table-cell>
          <table:table-cell table:style-name="ce1" office:value-type="string" calcext:value-type="string">
            <text:p>GIAMMARC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52574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UNTAMARA CERESANI DOMENIC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63-8657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URIANI RODOLF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600973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ETANO CARUS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60-65460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LANO PATRIZ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7-66852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LEAZZO PAOLO S.R.L. (PADOV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476448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LEAZZO PAOLO S.R.L. (PADOV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9-870214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LEAZZO PAOLO S.R.L. (PADOV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9-87030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LLETTO ANTON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5-70204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MBARETTO MASSIMO (RADICCHI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3309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MBIRASIO</text:p>
          </table:table-cell>
          <table:table-cell table:style-name="ce1" office:value-type="string" calcext:value-type="string">
            <text:p>VERON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50022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MMA FRUTTA</text:p>
          </table:table-cell>
          <table:table-cell table:style-name="ce1" office:value-type="string" calcext:value-type="string">
            <text:p>MERCATO PADOVA – ANDREA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531771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MMA FRUTTA</text:p>
          </table:table-cell>
          <table:table-cell table:style-name="ce1" office:value-type="string" calcext:value-type="string">
            <text:p>MERCATO PADOVA – ANDRE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9-870285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RDEN FRUTTA SRL (RENZ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820206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ROFOLO GIORG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22197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ROFOLO GIORGI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33266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SPARRONI G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3-758678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SPARRONI G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2" office:value-type="string" calcext:value-type="string">
            <text:p>0734-64003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TTI MAR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76-86825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TTI PAOLO (CIPOLLINE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6-66600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CCHELE</text:p>
          </table:table-cell>
          <table:table-cell table:style-name="ce1" office:value-type="string" calcext:value-type="string">
            <text:p>MIRK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701508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CCHELE</text:p>
          </table:table-cell>
          <table:table-cell table:style-name="ce1" office:value-type="string" calcext:value-type="string">
            <text:p>VALTER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549527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CCHELE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42-41228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CCHELE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41091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MMO (CARROZZERIA)</text:p>
          </table:table-cell>
          <table:table-cell table:style-name="ce1" office:value-type="string" calcext:value-type="string">
            <text:p>ADOLFO GEMM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9-6872917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GEMMO (CARROZZERIA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9" office:value-type="string" calcext:value-type="string">
            <text:p>0442-538709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GEMMO (CARROZZERI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538710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GENERALI ASSICURAZIONI BOVOLONE</text:p>
          </table:table-cell>
          <table:table-cell table:style-name="ce1" office:value-type="string" calcext:value-type="string">
            <text:p>MICCOLI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690117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NTALIA LUIG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8-853817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NTALIA LUIG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665511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OFUR SOC.COOP.AGRICOL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42-64142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OFUR SOC.COOP.AGRICOL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42-9371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OFUR SOC.COOP.AGRICO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6413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OMETRA FERDINANDO FOGGI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594281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RARDO (TREVISO NAPOL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8-30342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RARDO DE VITO (SCAFAT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1-850952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RGATI TERES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32-2837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RMANIA – CLIENTE RADICCHIO: DAVID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49173777716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RMANIA – REBHORN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049-(0)897670113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RMANIA – SULSER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049-(0)8977824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RMANIA – VEDI TRI FRUTTA</text:p>
          </table:table-cell>
          <table:table-cell table:style-name="ce1"/>
          <table:table-cell table:style-name="ce1" office:value-type="string" calcext:value-type="string">
            <text:p>REMINDER</text:p>
          </table:table-cell>
          <table:table-cell table:style-name="ce9"/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HILARDI (POSTEGGIO BERGAMO)</text:p>
          </table:table-cell>
          <table:table-cell table:style-name="ce1" office:value-type="string" calcext:value-type="string">
            <text:p>ENRIC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8-822972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HILARDI (POSTEGGIO BERGAM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5-29946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HIRIGATO ROBERTO</text:p>
          </table:table-cell>
          <table:table-cell table:style-name="ce1" office:value-type="string" calcext:value-type="string">
            <text:p>NEGOZ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66300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HIRLANDA ANTONIO (IMBALLAGGIO)</text:p>
          </table:table-cell>
          <table:table-cell table:style-name="ce1" office:value-type="string" calcext:value-type="string">
            <text:p>MENEGHELLO PER CARICO CASS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7306053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GHIRLANDA ANTONIO (IMBALLAGGIO)</text:p>
          </table:table-cell>
          <table:table-cell table:style-name="ce5" office:value-type="string" calcext:value-type="string">
            <text:p>COOP.S.MASSIMO UFFICIO IMPIEGATA MENEGHELL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8901328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GHIRLANDA ANTONIO (IMBALLAGGI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21955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GHIROTTO SERG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0-057439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HIROTTO SERGI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76-66737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ACOBB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902647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ACOBBE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5-6076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ACOBBE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5-60786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ACOBBE LUCIA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5-6755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ACOVELLI (BAR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0-931112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AMMARCO (PRIMIZIE DI ORT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63-86745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ANELLO FABIAN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0-072707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ANELLO FLAV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103174</text:p>
          </table:table-cell>
          <table:table-cell table:style-name="ce1" office:value-type="string" calcext:value-type="string">
            <text:p>ACQUISTO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GIANELLO GABRIEL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603256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ANELLO CARLO (FRATELLO DI GABRIEL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7018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ANNI ROS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76-6772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AROLA GRISOSTAMO</text:p>
          </table:table-cell>
          <table:table-cell table:style-name="ce1" office:value-type="string" calcext:value-type="string">
            <text:p>ROVERCHIARA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9-773955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AROLA GRISOSTAMO</text:p>
          </table:table-cell>
          <table:table-cell table:style-name="ce1" office:value-type="string" calcext:value-type="string">
            <text:p>ROVERCHIAR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6850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LIOLI ANGEL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2-509574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LIOLI ANGELO</text:p>
          </table:table-cell>
          <table:table-cell table:style-name="ce1" office:value-type="string" calcext:value-type="string">
            <text:p>FIGLIA: VEDI AGRI Più</text:p>
          </table:table-cell>
          <table:table-cell table:style-name="ce1" office:value-type="string" calcext:value-type="string">
            <text:p>REMINDER</text:p>
          </table:table-cell>
          <table:table-cell table:style-name="ce9"/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LIOLI ANGE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8839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LIOLI OLIVIA (AGRIPIU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9-025626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LIOLI OLIVIA (AGRIPIU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42-60283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LIOLI OLIVIA (AGRIPIU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10" office:value-type="string" calcext:value-type="string">
            <text:p><text:a xlink:href="mailto:AGRIPIU.STUDIO@GMAIL.COM" xlink:type="simple">AGRIPIU.STUDIO@GMAIL.COM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LIOLI OLIVIA (AGRIPIU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60283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NELLI ROBERT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325783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NELLI ROBERTO</text:p>
          </table:table-cell>
          <table:table-cell table:style-name="ce1" office:value-type="string" calcext:value-type="string">
            <text:p>GOLDEN GROPU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376-66159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NELLI ROBERTO</text:p>
          </table:table-cell>
          <table:table-cell table:style-name="ce1" office:value-type="string" calcext:value-type="string">
            <text:p>GOLDEN GROUP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76-66178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NELLI ROBERT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76-66122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OIA DEI MARS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605783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ORDANO NAPOL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68-33164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ORDANO NAPOL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1-94370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OTTO FRUIT S.R.L. (FIRENZE) (CONAD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55-439301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OTTO FRUIT S.R.L. (FIRENZE) (CONAD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55-43069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OBBETTI (PER FUNGH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258481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OZZI SIMON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3035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RASSI FRANCESCO (MERCE LAVORAT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63-88940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REEN FRUIT</text:p>
          </table:table-cell>
          <table:table-cell table:style-name="ce1" office:value-type="string" calcext:value-type="string">
            <text:p>VEDI TOSATTO</text:p>
          </table:table-cell>
          <table:table-cell table:style-name="ce1" office:value-type="string" calcext:value-type="string">
            <text:p>REMINDER</text:p>
          </table:table-cell>
          <table:table-cell table:style-name="ce9"/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ROSS MARKET (VERONA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9" office:value-type="string" calcext:value-type="string">
            <text:p>045-8250186</text:p>
          </table:table-cell>
          <table:table-cell table:style-name="ce1" office:value-type="string" calcext:value-type="string">
            <text:p>MATERIALE DI CONSUMO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GROSS MARKET (VERON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8250235</text:p>
          </table:table-cell>
          <table:table-cell table:style-name="ce1" office:value-type="string" calcext:value-type="string">
            <text:p>MATERIALE DI CONSUMO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GRUPPO MAURO SAVOIA</text:p>
          </table:table-cell>
          <table:table-cell table:style-name="ce1" office:value-type="string" calcext:value-type="string">
            <text:p>RACCOLTA LEG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80023152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RUPPO NAPOLEON</text:p>
          </table:table-cell>
          <table:table-cell table:style-name="ce1" office:value-type="string" calcext:value-type="string">
            <text:p>MAUR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406117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RUPPO NAPOLEON</text:p>
          </table:table-cell>
          <table:table-cell table:style-name="ce1" office:value-type="string" calcext:value-type="string">
            <text:p>ROVEREDO-ARCORE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5-614400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RUPPO NAPOLEON</text:p>
          </table:table-cell>
          <table:table-cell table:style-name="ce1" office:value-type="string" calcext:value-type="string">
            <text:p>ROVEREDO-ARCOR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46002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RUPPO NAPOLEON</text:p>
          </table:table-cell>
          <table:table-cell table:style-name="ce1" office:value-type="string" calcext:value-type="string">
            <text:p>ROVEREDO-ARCORE – PAOL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614401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RUPPO NAPOLEON</text:p>
          </table:table-cell>
          <table:table-cell table:style-name="ce1" office:value-type="string" calcext:value-type="string">
            <text:p>VERONA – GIORGIO X CONTAB.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969190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UARNIERI TENDE (SALIZZOL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3532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UERALDO ROBERTO (LUSIA)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5-60751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UERALDO ROBERTO (LUSIA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5-6768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UERALDO ROBERTO (LUSIA)</text:p>
          </table:table-cell>
          <table:table-cell table:style-name="ce1" office:value-type="string" calcext:value-type="string">
            <text:p>MERCAT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5-60786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UERRA (MELONI VILIMPENT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7-41757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UIDO GRASSO</text:p>
          </table:table-cell>
          <table:table-cell table:style-name="ce1" office:value-type="string" calcext:value-type="string">
            <text:p>RIPORTELLA FILIPP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699061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UIDO GRASS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74474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UIDO GRASSO</text:p>
          </table:table-cell>
          <table:table-cell table:style-name="ce1" office:value-type="string" calcext:value-type="string">
            <text:p>FILIPP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9258000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UIDO GRASSO</text:p>
          </table:table-cell>
          <table:table-cell table:style-name="ce1" office:value-type="string" calcext:value-type="string">
            <text:p>RIPORTELLA FILIPP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925-8187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UIDO GRASSO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932-9975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UIDO GRASS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932-80112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UIZZARDI DAVIDE</text:p>
          </table:table-cell>
          <table:table-cell table:style-name="ce1" office:value-type="string" calcext:value-type="string">
            <text:p>CAVOLO CAPUCCIO (CASTAGNARO)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8-56182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UIZZARDI DAVIDE</text:p>
          </table:table-cell>
          <table:table-cell table:style-name="ce1" office:value-type="string" calcext:value-type="string">
            <text:p>(CAPUCCI)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42-9205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UIZZARDI DAVIDE</text:p>
          </table:table-cell>
          <table:table-cell table:style-name="ce1" office:value-type="string" calcext:value-type="string">
            <text:p>(CAPUCCI)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9205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ULIZZI SALVATORE (FERRAR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667216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ULIZZI SALVATORE (FERRARA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9" office:value-type="string" calcext:value-type="string">
            <text:p>0532-75046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ULIZZI SALVATORE (FERRARA)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532-7504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HORTUS NOVUS COMMERCIUM SRL</text:p>
          </table:table-cell>
          <table:table-cell table:style-name="ce1" office:value-type="string" calcext:value-type="string">
            <text:p>SIG.CAPATO MATTE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289456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HORTUS NOVUS COMMERCIUM SRL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25-60007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HORTUS NOVUS COMMERCIUM SRL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5-6019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HORTUS TRADE (MARCHE)</text:p>
          </table:table-cell>
          <table:table-cell table:style-name="ce1" office:value-type="string" calcext:value-type="string">
            <text:p>SIG.MOREN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38430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HORTUS TRADE (MARCHE)</text:p>
          </table:table-cell>
          <table:table-cell table:style-name="ce1" office:value-type="string" calcext:value-type="string">
            <text:p>(IND.IN FATTURA... NON USARE)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733-8651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HORTUS TRADE (MARCH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733-2844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HYPO ALPE ADRIA BANK</text:p>
          </table:table-cell>
          <table:table-cell table:style-name="ce1" office:value-type="string" calcext:value-type="string">
            <text:p>MAURIZIO FERRARI PER LEASING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9-843098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AMPIERI LORETO (FUCINO)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6-53248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AMPIERI LORETO (FUCINO)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600796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AMPIERI LORETO (FUCINO)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63-2543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AMPIERI LORETO (FUCINO)</text:p>
          </table:table-cell>
          <table:table-cell table:style-name="ce1" office:value-type="string" calcext:value-type="string">
            <text:p>FUCI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63-5253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AMPIERI LUIG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7-91412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AMPIERI LUIG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63-2588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CA S.N.C.</text:p>
          </table:table-cell>
          <table:table-cell table:style-name="ce1" office:value-type="string" calcext:value-type="string">
            <text:p>RAFFAEL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19-216035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CE VERONA</text:p>
          </table:table-cell>
          <table:table-cell table:style-name="ce1" office:value-type="string" calcext:value-type="string">
            <text:p>UFFICIO INFORMAZIONI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82939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CE VERONA</text:p>
          </table:table-cell>
          <table:table-cell table:style-name="ce1" office:value-type="string" calcext:value-type="string">
            <text:p>UFFICIO INFORMAZIONI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829392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COPLASTIC (VANGELIST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5622220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IFCO SYSTEM</text:p>
          </table:table-cell>
          <table:table-cell table:style-name="ce1" office:value-type="string" calcext:value-type="string">
            <text:p>FABIOLA RISMENI (PER SIST FT E CASSE)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9-853841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FCO SYSTEM</text:p>
          </table:table-cell>
          <table:table-cell table:style-name="ce1" office:value-type="string" calcext:value-type="string">
            <text:p>FEDERICA PEDRON PER ORDINI BLOCCATI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9-853841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FCO SYSTEM</text:p>
          </table:table-cell>
          <table:table-cell table:style-name="ce1" office:value-type="string" calcext:value-type="string">
            <text:p>PER ORD.IMBALL. SIG.RA MANUELA // WALTER TRIPODI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9-853840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FCO SYSTEMS</text:p>
          </table:table-cell>
          <table:table-cell table:style-name="ce1" office:value-type="string" calcext:value-type="string">
            <text:p>RAPP.GIORGIO BETTELLA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012884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FCO SYSTEMS</text:p>
          </table:table-cell>
          <table:table-cell table:style-name="ce1" office:value-type="string" calcext:value-type="string">
            <text:p>PER ORDINI IMBALLAGGIO (TRIPODI)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9-853844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FCO SYSTEMS</text:p>
          </table:table-cell>
          <table:table-cell table:style-name="ce1" office:value-type="string" calcext:value-type="string">
            <text:p>RAPP.GIORGIO BETTELLA</text:p>
          </table:table-cell>
          <table:table-cell table:style-name="ce1" office:value-type="string" calcext:value-type="string">
            <text:p>MAIL</text:p>
          </table:table-cell>
          <table:table-cell table:style-name="ce10" office:value-type="string" calcext:value-type="string">
            <text:p><text:a xlink:href="mailto:GIORGIO.BETELLA@IFCO.DE" xlink:type="simple">GIORGIO.BETELLA@IFCO.DE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FCO SYSTEMS</text:p>
          </table:table-cell>
          <table:table-cell table:style-name="ce1" office:value-type="string" calcext:value-type="string">
            <text:p>PER PROB.PORTALE VIRGINIA 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9-853840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FCO SYSTEMS</text:p>
          </table:table-cell>
          <table:table-cell table:style-name="ce1" office:value-type="string" calcext:value-type="string">
            <text:p>RAPP.GIORGIO BETTELL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9-853840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L BETTOLINO SCARL</text:p>
          </table:table-cell>
          <table:table-cell table:style-name="ce1" office:value-type="string" calcext:value-type="string">
            <text:p>SIG.DICARRA GIANLUCA RESP.ACQUIST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050605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LMAPAK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6102044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IMBALL NORD</text:p>
          </table:table-cell>
          <table:table-cell table:style-name="ce1" office:value-type="string" calcext:value-type="string">
            <text:p>AGENTE DAMIANI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2-92335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IMBALL NORD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9-9800857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IMBALLAGGI USATI ZANFRETTA SAS</text:p>
          </table:table-cell>
          <table:table-cell table:style-name="ce1" office:value-type="string" calcext:value-type="string">
            <text:p>IMBALLI E PALLET USATI MASSIM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0383862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IMBALLAGGI USATI ZANFRETTA SAS</text:p>
          </table:table-cell>
          <table:table-cell table:style-name="ce1" office:value-type="string" calcext:value-type="string">
            <text:p>IMBALLI E PALLET USATI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8204968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IMPIANTO DI ALLARME-&gt; VEDI VSD</text:p>
          </table:table-cell>
          <table:table-cell table:style-name="ce1"/>
          <table:table-cell table:style-name="ce1" office:value-type="string" calcext:value-type="string">
            <text:p>REMINDER</text:p>
          </table:table-cell>
          <table:table-cell table:style-name="ce9"/>
          <table:table-cell table:style-name="ce1" table:number-columns-repeated="249"/>
          <table:table-cell table:number-columns-repeated="769"/>
        </table:table-row>
        <table:table-row table:style-name="ro3">
          <table:table-cell office:value-type="string" calcext:value-type="string">
            <text:p>INDIANI – KUMAR (FORSE è SEMPRE IL BARBA)</text:p>
          </table:table-cell>
          <table:table-cell office:value-type="string" calcext:value-type="string">
            <text:p>NOGARA/OSTIGLIA – MELANZANE PEPERONCINI</text:p>
          </table:table-cell>
          <table:table-cell office:value-type="string" calcext:value-type="string">
            <text:p>CELL</text:p>
          </table:table-cell>
          <table:table-cell table:style-name="ce2" office:value-type="string" calcext:value-type="string">
            <text:p>333-4702691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INDIANO (PER CAMPI GIMM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9-588830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RM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871569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SOLA BLU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5-730221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SOLA BLU</text:p>
          </table:table-cell>
          <table:table-cell table:style-name="ce1" office:value-type="string" calcext:value-type="string">
            <text:p>ACI ISOLA DELLA SCAL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663085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TALIA BELT</text:p>
          </table:table-cell>
          <table:table-cell table:style-name="ce1" office:value-type="string" calcext:value-type="string">
            <text:p>UFFICIO (SIG.LUCA)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32-5738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TALPRODUTTIVA</text:p>
          </table:table-cell>
          <table:table-cell table:style-name="ce1" office:value-type="string" calcext:value-type="string">
            <text:p>ANTONIO O LORENA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634910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VECO/BRENNERO (CAMION)</text:p>
          </table:table-cell>
          <table:table-cell table:style-name="ce1" office:value-type="string" calcext:value-type="string">
            <text:p>RAPPRESENTANTE GUERRA CLAUDI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8-9351304</text:p>
          </table:table-cell>
          <table:table-cell table:style-name="ce1" office:value-type="string" calcext:value-type="string">
            <text:p>CAMION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JCOPLASTIC – BATTIPAGLIA</text:p>
          </table:table-cell>
          <table:table-cell table:style-name="ce4" office:value-type="string" calcext:value-type="string">
            <text:p>VENDITORE – SIG.AVOSSA RAFFAELE</text:p>
          </table:table-cell>
          <table:table-cell table:style-name="ce4" office:value-type="string" calcext:value-type="string">
            <text:p>CELL</text:p>
          </table:table-cell>
          <table:table-cell table:style-name="ce11" office:value-type="string" calcext:value-type="string">
            <text:p>335-48251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JCOPLASTIC – BATTIPAGLIA</text:p>
          </table:table-cell>
          <table:table-cell table:style-name="ce1" office:value-type="string" calcext:value-type="string">
            <text:p>VENDITORE – SIG.TARALLO ANTONI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585984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JCOPLASTIC – BATTIPAGLIA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9" office:value-type="string" calcext:value-type="string">
            <text:p><text:a xlink:href="mailto:AGROINDUSTRIA@JCOPLASTIC.COM" xlink:type="simple">AGROINDUSTRIA@JCOPLASTIC.COM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JCOPLASTIC – BATTIPAGLI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28-3921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JCOPLASTIC – BATTIPAGLI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28-3921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JOSEPH (DEL TRENTINO)</text:p>
          </table:table-cell>
          <table:table-cell table:style-name="ce1" office:value-type="string" calcext:value-type="string">
            <text:p>A COLTIVA ANCHE A TREVENZUOL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93-169510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KILINC GMBH – GERMANIA</text:p>
          </table:table-cell>
          <table:table-cell table:style-name="ce1" office:value-type="string" calcext:value-type="string">
            <text:p>ROMANO PAROLINI “MEDIATORE A VR”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9-69109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KILINC GMBH – GERMANIA</text:p>
          </table:table-cell>
          <table:table-cell table:style-name="ce1" office:value-type="string" calcext:value-type="string">
            <text:p>ROMANO PAROLINI “MEDIATORE A VR”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5-862135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KILINC GMBH – GERMANIA</text:p>
          </table:table-cell>
          <table:table-cell table:style-name="ce1" office:value-type="string" calcext:value-type="string">
            <text:p>ROMANO PAROLINI “MEDIATORE A VR”</text:p>
          </table:table-cell>
          <table:table-cell table:style-name="ce1" office:value-type="string" calcext:value-type="string">
            <text:p>MAIL</text:p>
          </table:table-cell>
          <table:table-cell table:style-name="ce9" office:value-type="string" calcext:value-type="string">
            <text:p><text:a xlink:href="mailto:romano13@hotmail.it" xlink:type="simple">romano13@hotmail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'ECONOMICA PAGLIARE SCARL (MARCH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85-804161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'ECONOMICA PAGLIARE SCARL (MARCHE)</text:p>
          </table:table-cell>
          <table:table-cell table:number-columns-repeated="2" table:style-name="ce1" office:value-type="string" calcext:value-type="string">
            <text:p>MAIL</text:p>
          </table:table-cell>
          <table:table-cell table:style-name="ce9" office:value-type="string" calcext:value-type="string">
            <text:p><text:a xlink:href="mailto:AGRIECONOMICA1@LIBERO.IT" xlink:type="simple">AGRIECONOMICA1@LIBERO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'ECONOMICA PAGLIARE SCARL (MARCHE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5-804158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'ECONOMICA PAGLIARE SCARL (MARCHE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5-804161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'ORTOCONF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6-45375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'ORTOCONF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2-4570003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'ORTOLANA DI PESCE GERARDO</text:p>
          </table:table-cell>
          <table:table-cell table:style-name="ce1" office:value-type="string" calcext:value-type="string">
            <text:p>CELL. PADR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648189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'ORTOLANA DI PESCE GERARD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2-3450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'ORTOLANA DI PESCE GERARDO</text:p>
          </table:table-cell>
          <table:table-cell table:style-name="ce1" office:value-type="string" calcext:value-type="string">
            <text:p>POSTEGGIO SIL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2-26241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'ORTOLANA DI PESCE GERARDO</text:p>
          </table:table-cell>
          <table:table-cell table:style-name="ce1" office:value-type="string" calcext:value-type="string">
            <text:p>POSTEGGIO TREVIS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2-43346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'ORTOLANO (VOLANTI – RIMINI)</text:p>
          </table:table-cell>
          <table:table-cell table:style-name="ce1" office:value-type="string" calcext:value-type="string">
            <text:p>MASSIMO VOLANT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6-782975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L'ORTOLANO (VOLANTI – RIMIN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541-73410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'UNICA ORTOF.DEL MUGELLO</text:p>
          </table:table-cell>
          <table:table-cell table:style-name="ce1" office:value-type="string" calcext:value-type="string">
            <text:p>TITOLARE SIG.ANGEL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716368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'UNICA ORTOF.DEL MUGELL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55-845827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'UNICA ORTOF.DEL MUGELLO</text:p>
          </table:table-cell>
          <table:table-cell table:style-name="ce1" office:value-type="string" calcext:value-type="string">
            <text:p>UFFICI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55-849453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'UNICA ORTOF.DEL MUGELLO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9" office:value-type="string" calcext:value-type="string">
            <text:p><text:a xlink:href="mailto:LUNICASRL@LUNICA.IT" xlink:type="simple">LUNICASRL@LUNICA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'UNICA ORTOF.DEL MUGEL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55-845535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'UNICA ORTOF.DEL MUGEL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55-845537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 CASTAGNARESE SOC.AGR.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245171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 CASTAGNARESE SOC.AGR.</text:p>
          </table:table-cell>
          <table:table-cell table:style-name="ce1" office:value-type="string" calcext:value-type="string">
            <text:p>CASTAGNARO (VR)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42-67522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 CASTAGNARESE SOC.AGR.</text:p>
          </table:table-cell>
          <table:table-cell table:style-name="ce1" office:value-type="string" calcext:value-type="string">
            <text:p>CASTAGNARO (VR)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9201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 DELIZIA (DORO)</text:p>
          </table:table-cell>
          <table:table-cell table:style-name="ce1" office:value-type="string" calcext:value-type="string">
            <text:p>MAURIZI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80-869967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 DELIZIA (DORO)</text:p>
          </table:table-cell>
          <table:table-cell table:style-name="ce1" office:value-type="string" calcext:value-type="string">
            <text:p>DAMIANO (FIGLIO)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8-445179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 DELIZIA (DORO)</text:p>
          </table:table-cell>
          <table:table-cell table:style-name="ce1" office:value-type="string" calcext:value-type="string">
            <text:p>PAOLO (PADRE)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80-869967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 DELIZIA (DORO)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2506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 DELIZIA (DORO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2516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 MEDIGLIA FRUTTA</text:p>
          </table:table-cell>
          <table:table-cell table:style-name="ce1" office:value-type="string" calcext:value-type="string">
            <text:p>LUIG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605246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 MEDIGLIA FRUTTA</text:p>
          </table:table-cell>
          <table:table-cell table:style-name="ce1" office:value-type="string" calcext:value-type="string">
            <text:p>SALV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936932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 MEDIGLIA FRUTTA</text:p>
          </table:table-cell>
          <table:table-cell table:style-name="ce1" office:value-type="string" calcext:value-type="string">
            <text:p>AGRONOMO BERALDI SIMON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9-77921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 MEDIGLIA FRUTTA</text:p>
          </table:table-cell>
          <table:table-cell table:style-name="ce1" office:value-type="string" calcext:value-type="string">
            <text:p>UFFICIO (PER PAG.SIN.RA SILVIA)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2-9826033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 POLIGNANESE</text:p>
          </table:table-cell>
          <table:table-cell table:style-name="ce1" office:value-type="string" calcext:value-type="string">
            <text:p>LISCO ANTONI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3-5360008</text:p>
          </table:table-cell>
          <table:table-cell table:style-name="ce1" office:value-type="string" calcext:value-type="string">
            <text:p>POSTEGGIO MILANO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LA ROCCA SOC.COOP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29-76342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 SCINTIL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0026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 SORGENTE (POSTEGGIO MILANO)</text:p>
          </table:table-cell>
          <table:table-cell table:style-name="ce1" office:value-type="string" calcext:value-type="string">
            <text:p>LUIGI (EX VENDITORE CONTINI)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4-590592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 TORRE (AUTOTRASP. PER FABBRI RIMIN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541-34116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IOL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9-011319034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IO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11-31862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IO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11-319676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IO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11-319717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NZA BRU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7-47441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NZA BRUNO</text:p>
          </table:table-cell>
          <table:table-cell table:style-name="ce1" office:value-type="string" calcext:value-type="string">
            <text:p>DEPOSIT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5807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RBI BADOU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9-422174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VAGNINI FERDINAND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744847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ZZARINI FRANCO E C. (POSTEGGIO UDINE)</text:p>
          </table:table-cell>
          <table:table-cell table:style-name="ce1" office:value-type="string" calcext:value-type="string">
            <text:p>FEDERIC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624622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ZZARINI FRANCO E C. (POSTEGGIO UDINE)</text:p>
          </table:table-cell>
          <table:table-cell table:style-name="ce1" office:value-type="string" calcext:value-type="string">
            <text:p>MARIN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20639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ZZARINI FRANCO E C. (POSTEGGIO UDINE)</text:p>
          </table:table-cell>
          <table:table-cell table:style-name="ce1" office:value-type="string" calcext:value-type="string">
            <text:p>SEDE TRIESTE PER PAG.SIG.CINZI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0-30364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ZZARINI FRANCO E C. (POSTEGGIO UDIN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32-60174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E CHIESOLE (LORA GIANN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572045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E CHIESOLE (LORA GIANNI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42-8405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E CHIESOLE (LORA GIANN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8405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EONARDI MARC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3-800343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EONCINI CLAUDIO (GEOLOGO)</text:p>
          </table:table-cell>
          <table:table-cell table:style-name="ce1" office:value-type="string" calcext:value-type="string">
            <text:p>SIG.SARTORETTI GIORDAN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521407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EONCINI CLAUDIO (GEOLOG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79001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EONCINI CLAUDIO (GEOLOGO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5-5105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EONCINI CLAUDIO (GEOLOGO)</text:p>
          </table:table-cell>
          <table:table-cell table:style-name="ce1" office:value-type="string" calcext:value-type="string">
            <text:p><text:a xlink:href="mailto:LEONCINI@PSVSRL.COM" xlink:type="simple">LEONCINI@PSVSRL.COM</text:a>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51028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EOPARDI</text:p>
          </table:table-cell>
          <table:table-cell table:style-name="ce1" office:value-type="string" calcext:value-type="string">
            <text:p>ADRIAN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24003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EOPARDI</text:p>
          </table:table-cell>
          <table:table-cell table:style-name="ce1" office:value-type="string" calcext:value-type="string">
            <text:p>ALESSANDR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783634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EOPARDI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5-5710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EOPARDI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5-54602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INCE</text:p>
          </table:table-cell>
          <table:table-cell table:style-name="ce1" office:value-type="string" calcext:value-type="string">
            <text:p>ANDREA CEOLETTA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8-669074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CARLO BIGNAM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534892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DARIO ALBIN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9-091209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DOMENIC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21372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GIUSEPP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7-44124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GIUSEPPE ESTER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664558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MASSIM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533054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PAOL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0-290311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CARLO BIGNAMI UFFICIO FAX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30-971881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CARLO BIGNAMI UFFIC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0-971881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CENTRALI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0-93736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IUZZI FABRIZIO</text:p>
          </table:table-cell>
          <table:table-cell table:style-name="ce1" office:value-type="string" calcext:value-type="string">
            <text:p>PUGLIE PER INSALATA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9-505023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IUZZI FABRIZIO</text:p>
          </table:table-cell>
          <table:table-cell table:style-name="ce1" office:value-type="string" calcext:value-type="string">
            <text:p>PUGLIE PER INSALAT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82-55282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O IACONO TRASPORTI</text:p>
          </table:table-cell>
          <table:table-cell table:style-name="ce1" office:value-type="string" calcext:value-type="string">
            <text:p>TITOLAR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5748451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LO IACONO TRASPORT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63-867612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LOFFREDO STELLA SRL</text:p>
          </table:table-cell>
          <table:table-cell table:style-name="ce1" office:value-type="string" calcext:value-type="string">
            <text:p>BATTISTI L.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816217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OFFREDO STELLA SRL</text:p>
          </table:table-cell>
          <table:table-cell table:style-name="ce1" office:value-type="string" calcext:value-type="string">
            <text:p>DOTT.STELLA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68233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OFFREDO STELLA SRL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51-286170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OFFREDO STELLA SRL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51-286168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ONGA MILA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2-551831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ONGO PATRIZI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5872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ORA LUCA SRL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5-819322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ORA LUCA SRL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42-46914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ORA LUCA SRL</text:p>
          </table:table-cell>
          <table:table-cell table:style-name="ce1" office:value-type="string" calcext:value-type="string">
            <text:p>mail certificata</text:p>
          </table:table-cell>
          <table:table-cell table:style-name="ce1" office:value-type="string" calcext:value-type="string">
            <text:p>MAIL</text:p>
          </table:table-cell>
          <table:table-cell table:style-name="ce9" office:value-type="string" calcext:value-type="string">
            <text:p><text:a xlink:href="mailto:loraluca.srl@legalmail.it" xlink:type="simple">loraluca.srl@legalmail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ORA LUCA SRL</text:p>
          </table:table-cell>
          <table:table-cell table:style-name="ce1" office:value-type="string" calcext:value-type="string">
            <text:p>mail certificata</text:p>
          </table:table-cell>
          <table:table-cell table:style-name="ce1" office:value-type="string" calcext:value-type="string">
            <text:p>MAIL</text:p>
          </table:table-cell>
          <table:table-cell table:style-name="ce9" office:value-type="string" calcext:value-type="string">
            <text:p><text:a xlink:href="mailto:lucalora@libero.it" xlink:type="simple">lucalora@libero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ORA LUCA SRL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46914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UCCI GREGORIO</text:p>
          </table:table-cell>
          <table:table-cell table:style-name="ce1" office:value-type="string" calcext:value-type="string">
            <text:p>MACEROLA MARCELLA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5-26662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UCCI GREGORIO (AVEZZANO)</text:p>
          </table:table-cell>
          <table:table-cell table:style-name="ce1" office:value-type="string" calcext:value-type="string">
            <text:p>AGROTECNICO ROCCO FAIELLA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3-274257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UCCI GREGORIO (AVEZZAN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4-100122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UCCI GREGORIO (AVEZZANO)</text:p>
          </table:table-cell>
          <table:table-cell table:style-name="ce1" office:value-type="string" calcext:value-type="string">
            <text:p>AGROTECNICO ROCCO FAIELLA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81-95594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UCCI GREGORIO (AVEZZANO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863-2392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USENT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3-730906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USENT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76-89307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USENTI MARCO</text:p>
          </table:table-cell>
          <table:table-cell table:style-name="ce1" office:value-type="string" calcext:value-type="string">
            <text:p>SUO COMMERCIALISTA FRANCESC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25312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USENTI MARC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14821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USIA COOP.ORTOLANI</text:p>
          </table:table-cell>
          <table:table-cell table:style-name="ce1" office:value-type="string" calcext:value-type="string">
            <text:p>ITAL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7-42294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USIA COOP.ORTOLANI</text:p>
          </table:table-cell>
          <table:table-cell table:style-name="ce1" office:value-type="string" calcext:value-type="string">
            <text:p>ITAL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580557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USIA COOP.ORTOLAN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5-60706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.G.P. SRL</text:p>
          </table:table-cell>
          <table:table-cell table:style-name="ce1" office:value-type="string" calcext:value-type="string">
            <text:p>NERE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261659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.G.P. SRL</text:p>
          </table:table-cell>
          <table:table-cell table:style-name="ce1" office:value-type="string" calcext:value-type="string">
            <text:p>OMAR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872115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.G.P. SRL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42-55812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.G.P. SRL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5503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.MU.SA. SRL</text:p>
          </table:table-cell>
          <table:table-cell table:style-name="ce1" office:value-type="string" calcext:value-type="string">
            <text:p>CARL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9-2882248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MA.MU.SA. SRL</text:p>
          </table:table-cell>
          <table:table-cell table:style-name="ce1" office:value-type="string" calcext:value-type="string">
            <text:p>CAGLIARI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70-2326046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MA.PA TRASPORT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28-34752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ESTRI ORTOFRUTTA (POSTEGGIO PARMA)</text:p>
          </table:table-cell>
          <table:table-cell table:style-name="ce1" office:value-type="string" calcext:value-type="string">
            <text:p>MICHEL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8035075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2">
          <table:table-cell table:style-name="ce3" office:value-type="string" calcext:value-type="string">
            <text:p>MAESTRI ORTOFRUTTA (POSTEGGIO PARMA)</text:p>
          </table:table-cell>
          <table:table-cell table:style-name="ce1" office:value-type="string" calcext:value-type="string">
            <text:p>POTEGGIO PARM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521-992795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MAGGIO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5-6070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GNANI DANILO E EGIDIO OSTIGLI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86-4361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IOLI CRISTIAN PROD.ORTOFRUTT.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4082393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MAIOLI CRISTIAN PROD.ORTOFRUTT.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541-932604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MAIOLI CRISTIAN PROD.ORTOFRUTT.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541-932000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MALAGNINI OSVALD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14416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LAMAN COSTANT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3-4787763</text:p>
          </table:table-cell>
          <table:table-cell table:style-name="ce1" office:value-type="string" calcext:value-type="string">
            <text:p>VENDITA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MALINI FLAVIO (INOXTECNICA VERONESE)</text:p>
          </table:table-cell>
          <table:table-cell table:style-name="ce1" office:value-type="string" calcext:value-type="string">
            <text:p>MANUTENZIONE NASTRI (EURO 35 ORARI)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5603311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MALINI FLAVIO (INOXTECNICA VERONESE)</text:p>
          </table:table-cell>
          <table:table-cell table:style-name="ce1" office:value-type="string" calcext:value-type="string">
            <text:p>MANUTENZIONE NASTRI (EURO 35 ORARI)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994421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MALINI S.A.S. DI MALINI MARIO</text:p>
          </table:table-cell>
          <table:table-cell table:style-name="ce1" office:value-type="string" calcext:value-type="string">
            <text:p>SOTTACETI VILLAFONTAN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698500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NFRIN LORENZO AZ.AGR. (ROSOLIN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9-190178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NFRIN LORENZO AZ.AGR. (ROSOLIN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26-34036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NFRIN LORENZO AZ.AGR. (ROSOLINA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9" office:value-type="string" calcext:value-type="string">
            <text:p><text:a xlink:href="mailto:AGRICOLA.MANFRIN@ALICE.IT" xlink:type="simple">AGRICOLA.MANFRIN@ALICE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NFRIN LORENZO AZ.AGR. (ROSOLIN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6-34036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NTOAN BRUNO TRASPORTI CHIOGGIA (EX NARCISO)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1-49300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NTOAN BRUNO TRASPORTI CHIOGGIA (EX NARCIS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1-495093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NTOVANELLI FERDINAND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12024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NTOVANELLI LUC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0-6201740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MANTOVANELLI PIER GIORGIO</text:p>
          </table:table-cell>
          <table:table-cell table:style-name="ce1" office:value-type="string" calcext:value-type="string">
            <text:p>SALIZZOLE VALMORSELZ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10273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NTOVANI GIULIA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8-02093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NTOVANI GIULIANO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3005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RANESI SERG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0-88180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RCANTONI F.LL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735-7213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RCHIELLA RIN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55905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RCON ROMEO</text:p>
          </table:table-cell>
          <table:table-cell table:style-name="ce1" office:value-type="string" calcext:value-type="string">
            <text:p>PER ROSSO VR A ROVEREDO DE GUA'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057474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RCONCINI (COMPRA VERON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506840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RCONCINI MARIA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6-66583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RCONCINI MARIAN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12015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RIANO PATRIZ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6-2611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RIANO PATRIZ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734-64108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RIELLA (SORELLA GIUSEPPE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42556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RINO ALBERGO RIST.BUTTAPIETR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666004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RIOTTI CLAUDIO (DETTO MAGR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8-010337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RTINELLI SUPERMERCATI</text:p>
          </table:table-cell>
          <table:table-cell table:style-name="ce1" office:value-type="string" calcext:value-type="string">
            <text:p>COMPRATORE MARCO FERRAR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9-944071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RTINELLI SUPERMERCATI</text:p>
          </table:table-cell>
          <table:table-cell table:style-name="ce1" office:value-type="string" calcext:value-type="string">
            <text:p>AMMINISTRAZIONE FAX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5-630026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RTINELLI SUPERMERCATI</text:p>
          </table:table-cell>
          <table:table-cell table:style-name="ce1" office:value-type="string" calcext:value-type="string">
            <text:p>FAX FERRARI CASA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5-680124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RTINELLI SUPERMERCATI</text:p>
          </table:table-cell>
          <table:table-cell table:style-name="ce1" office:value-type="string" calcext:value-type="string">
            <text:p>FAX MAGAZZINO SCARICO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5-797966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RTINELLI SUPERMERCATI</text:p>
          </table:table-cell>
          <table:table-cell table:style-name="ce1" office:value-type="string" calcext:value-type="string">
            <text:p>AMMINISTRAZ. → MAGAZZ.ALESSIO</text:p>
          </table:table-cell>
          <table:table-cell table:style-name="ce1" office:value-type="string" calcext:value-type="string">
            <text:p>TEL</text:p>
          </table:table-cell>
          <table:table-cell office:value-type="string" calcext:value-type="string">
            <text:p>045-79021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SAGGIA (IDRAULIC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5797932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MASAGGIA (IDRAULIC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88947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MASTRANDREA AZ.AGR.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9-17570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STRANDREA AZ.AGR.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828-87121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STRANDREA AZ.AGR.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28-87110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TTIOLI (CANARIN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7-46779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TTIOLI (CANARIN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13508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UR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720835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XI FRUTTA</text:p>
          </table:table-cell>
          <table:table-cell table:style-name="ce1" office:value-type="string" calcext:value-type="string">
            <text:p>FRANCESC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9-760962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XI FRUTT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29-77208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XI FRUTT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9-77379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ECCANICO TRATTORE (BORAS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9-108977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EGO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7-64960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EGONI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733-56425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EGONI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733-56413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ELOTTI MORE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392227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ELOTTI MORE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2535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ELOTTO ENRIC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081409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ETALLI (RACCOLTA METALLI) IVAN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9-126086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CHELETTI LUCIA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12024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GROSS (MION)</text:p>
          </table:table-cell>
          <table:table-cell table:style-name="ce1" office:value-type="string" calcext:value-type="string">
            <text:p>ELENA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770017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GROSS (MION)</text:p>
          </table:table-cell>
          <table:table-cell table:style-name="ce1" office:value-type="string" calcext:value-type="string">
            <text:p>MASSIMO PERUS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871068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GROSS (MION)</text:p>
          </table:table-cell>
          <table:table-cell table:style-name="ce1" office:value-type="string" calcext:value-type="string">
            <text:p>RICCARDO RENZI (RESP.PIATT. VR)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66-634534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GROSS (MION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5-862305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GROSS (MION)</text:p>
          </table:table-cell>
          <table:table-cell table:style-name="ce1" office:value-type="string" calcext:value-type="string">
            <text:p>ELEN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5833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GROSS (MION)</text:p>
          </table:table-cell>
          <table:table-cell table:style-name="ce1" office:value-type="string" calcext:value-type="string">
            <text:p>GIOVANNI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58342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GROSS (MION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95159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LANI E FRAGOR GROUP SP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5-828671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LANI E FRAGOR GROUP SPA</text:p>
          </table:table-cell>
          <table:table-cell table:style-name="ce1" office:value-type="string" calcext:value-type="string">
            <text:p>MARC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828672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LANI E FRAGOR GROUP SP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82867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NCHIELLO POMPEO (PUGLI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946259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NUTILLI GABRIELLA GILBERTO</text:p>
          </table:table-cell>
          <table:table-cell table:style-name="ce1" office:value-type="string" calcext:value-type="string">
            <text:p>TERRACINA LATINA PER INSALATA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9-826831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NUTILLI GABRIELLA GILBERTO</text:p>
          </table:table-cell>
          <table:table-cell table:style-name="ce1" office:value-type="string" calcext:value-type="string">
            <text:p>TERRACINA LATINA PER INSALAT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773-77223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OLA QUINTO (ASCOL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734-63002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OSO GIOVAN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608976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OZZI ANGIOLINO (SCAVATOR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8-720455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RANDOLA CRISTIAN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318082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RANDOLA IDO E GABRIELE</text:p>
          </table:table-cell>
          <table:table-cell table:style-name="ce1" office:value-type="string" calcext:value-type="string">
            <text:p>PRODUTTORI BONFERAR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7690016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MIRANDOLA MAURIZ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3281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RONE GIG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763859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RONE GIG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131-27017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NEW FRUIT (MERCATO VERONA)</text:p>
          </table:table-cell>
          <table:table-cell table:style-name="ce1" office:value-type="string" calcext:value-type="string">
            <text:p>PAOL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54929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CCALDI RAFFAEL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586073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CCALDI RAFFAEL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2-733155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CCALDI RAFFAEL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2-753155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DENFRUIT SPA</text:p>
          </table:table-cell>
          <table:table-cell table:style-name="ce1" office:value-type="string" calcext:value-type="string">
            <text:p>MIRELLA RESP.ACQUIST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516116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DENFRUIT SP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535-41122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DENFRUIT SPA</text:p>
          </table:table-cell>
          <table:table-cell table:style-name="ce1" office:value-type="string" calcext:value-type="string">
            <text:p>GIUSEPPE PICA SOST.MIRELL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535-5912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DENFRUIT SP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535-5905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LINARI CLAUD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8-906698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LINARI CLAUD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3032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LINARI DANI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221462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NTEDORO (PUGLI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68-338917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NTEDORO (PUGLI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82-5146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NTRESOR (SOMMACAMPAGN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51532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RANDI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0-33286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RANDINI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866811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RANDO</text:p>
          </table:table-cell>
          <table:table-cell table:style-name="ce1" office:value-type="string" calcext:value-type="string">
            <text:p>ROBERT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31882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RANDO</text:p>
          </table:table-cell>
          <table:table-cell table:style-name="ce1" office:value-type="string" calcext:value-type="string">
            <text:p>CERE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37538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RANDO (MARC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300637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RANDO (MARCO)</text:p>
          </table:table-cell>
          <table:table-cell table:style-name="ce1" office:value-type="string" calcext:value-type="string">
            <text:p>PRONTISSIMA UFFIC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86204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RATELLO ENRICO (AZ.AGR.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916467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RATELLO ENRICO (AZ.AGR.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3290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RELATO GIOVANN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2522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RELATO VANNI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0-332830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RELATO VANNI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842876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RINI (X MELONI)</text:p>
          </table:table-cell>
          <table:table-cell table:style-name="ce1" office:value-type="string" calcext:value-type="string">
            <text:p>ANGELA PER PAGAMENT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608367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RINI (X MELONI)</text:p>
          </table:table-cell>
          <table:table-cell table:style-name="ce1" office:value-type="string" calcext:value-type="string">
            <text:p>GIANLUCA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93-9399136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RINI (X MELONI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375-83122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RINI (X MELON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75-78025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ROSATO SABRIN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9-331456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SE' (CRESPI RENAT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665500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SE' (CRESPI RENAT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665500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UNARIN GIUSEPP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0-156989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APOLI (ALESSANDRO DALL'ORT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9-610737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APOLI TRANS</text:p>
          </table:table-cell>
          <table:table-cell table:style-name="ce1" office:value-type="string" calcext:value-type="string">
            <text:p>CRISTIAN PER CONSEGNE E NUMERI AUTIST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1-185558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APOLI TRANS</text:p>
          </table:table-cell>
          <table:table-cell table:style-name="ce1" office:value-type="string" calcext:value-type="string">
            <text:p>PER ZONA FOGGIA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1-186655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APOLI TRANS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9-95622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APOLI TRANS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28-184246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APOLI TRANS</text:p>
          </table:table-cell>
          <table:table-cell table:style-name="ce1" office:value-type="string" calcext:value-type="string">
            <text:p>PER RICHIEDERE FATTURE MONICA/LOREDAN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9-95622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ATURA (LA NATUR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1-495090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ATURA E' (FABEN)</text:p>
          </table:table-cell>
          <table:table-cell table:style-name="ce1" office:value-type="string" calcext:value-type="string">
            <text:p>PER PAGAMENTI SIG.SILVAN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3510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ATURA NOSTRA (ALFONS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596513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ATURA.COM</text:p>
          </table:table-cell>
          <table:table-cell table:style-name="ce1" office:value-type="string" calcext:value-type="string">
            <text:p>RESPONSABILE CARICO/SCARICO EMANUEL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5-835453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ATURA.COM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5-835454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AZARIO DANIEL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8-232678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AZARIO DANIEL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82-64393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ELLO NIZZO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17203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ELLO NIZZO</text:p>
          </table:table-cell>
          <table:table-cell table:style-name="ce1" office:value-type="string" calcext:value-type="string">
            <text:p>GIANN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9-927360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ELLO NIZZ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10-651907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ELLO NIZZO</text:p>
          </table:table-cell>
          <table:table-cell table:style-name="ce1" office:value-type="string" calcext:value-type="string">
            <text:p>MERCATO (PER PAGAMENTI MANILA)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10-50007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ELLO NIZZO</text:p>
          </table:table-cell>
          <table:table-cell table:style-name="ce1" office:value-type="string" calcext:value-type="string">
            <text:p>MANILA PER PAGAMENT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812365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OMINATIVO</text:p>
          </table:table-cell>
          <table:table-cell table:style-name="ce1" office:value-type="string" calcext:value-type="string">
            <text:p>ABITAZ. / UFFICIO</text:p>
          </table:table-cell>
          <table:table-cell table:style-name="ce1" office:value-type="string" calcext:value-type="string">
            <text:p>TIPO</text:p>
          </table:table-cell>
          <table:table-cell table:style-name="ce9" office:value-type="string" calcext:value-type="string">
            <text:p>N° TELEFONICO</text:p>
          </table:table-cell>
          <table:table-cell table:style-name="ce1" office:value-type="string" calcext:value-type="string">
            <text:p>ANNOTAZIONI</text:p>
          </table:table-cell>
          <table:table-cell table:style-name="ce1" office:value-type="string" calcext:value-type="string">
            <text:p>NOTE</text:p>
          </table:table-cell>
          <table:table-cell table:style-name="ce1" table:number-columns-repeated="5"/>
          <table:table-cell table:style-name="ce16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NOTAIO LUCIO LOMBARDI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5-663086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OTAIO LUCIO LOMBARD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663048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UOVA ANNAFRUTTA (PER MELONI) UDINE</text:p>
          </table:table-cell>
          <table:table-cell table:style-name="ce1" office:value-type="string" calcext:value-type="string">
            <text:p>ANDREA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743079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UOVA ANNAFRUTTA (PER MELONI) UDINE</text:p>
          </table:table-cell>
          <table:table-cell table:style-name="ce1" office:value-type="string" calcext:value-type="string">
            <text:p>MARCO PERES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74308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UOVA ANNAFRUTTA (PER MELONI) UDINE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32-61259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UOVA ANNAFRUTTA (PER MELONI) UDINE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9" office:value-type="string" calcext:value-type="string">
            <text:p><text:a xlink:href="mailto:info@annafrutta.it" xlink:type="simple">info@annafrutta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UOVA ANNAFRUTTA (PER MELONI) UDIN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32-57415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UOVO CAM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30348</text:p>
          </table:table-cell>
          <table:table-cell table:style-name="ce1" office:value-type="string" calcext:value-type="string">
            <text:p>RISTORANTE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OIGNATANO PUGLI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41718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LICASA (SIG. OLIBONI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5-823381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LICASA (SIG. OLIBON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50338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M (ZAPPOLLA PAOL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6-73910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M (ZAPPOLLA PAOL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9730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LANDIN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6-83508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OFRUIT</text:p>
          </table:table-cell>
          <table:table-cell table:style-name="ce1" office:value-type="string" calcext:value-type="string">
            <text:p>ZANON MAURIZIO TITOLAR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444451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OFRUIT</text:p>
          </table:table-cell>
          <table:table-cell table:style-name="ce1" office:value-type="string" calcext:value-type="string">
            <text:p>MERCATO VICENZ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4-56459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SI E FABBRI</text:p>
          </table:table-cell>
          <table:table-cell table:style-name="ce1" office:value-type="string" calcext:value-type="string">
            <text:p>ANDREA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9-789488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SI E FABBRI</text:p>
          </table:table-cell>
          <table:table-cell table:style-name="ce1" office:value-type="string" calcext:value-type="string">
            <text:p>ORI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340315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SI E FABBRI</text:p>
          </table:table-cell>
          <table:table-cell table:style-name="ce1" office:value-type="string" calcext:value-type="string">
            <text:p>TONIN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701728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SI E FABBRI</text:p>
          </table:table-cell>
          <table:table-cell table:style-name="ce1" office:value-type="string" calcext:value-type="string">
            <text:p>TONIN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6-55109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SI E FABBRI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51-286183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SI E FABBR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51-286178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ICOLA MARCHIGIANA=&gt; VEDI CACCHIARELLI</text:p>
          </table:table-cell>
          <table:table-cell table:style-name="ce1"/>
          <table:table-cell table:style-name="ce1" office:value-type="string" calcext:value-type="string">
            <text:p>REMINDER</text:p>
          </table:table-cell>
          <table:table-cell table:style-name="ce9"/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 DEI PANDA → VEDI BENETTI LUIGI</text:p>
          </table:table-cell>
          <table:table-cell table:style-name="ce1"/>
          <table:table-cell table:style-name="ce1" office:value-type="string" calcext:value-type="string">
            <text:p>REMINDER</text:p>
          </table:table-cell>
          <table:table-cell table:style-name="ce9"/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 RO. MI. </text:p>
          </table:table-cell>
          <table:table-cell table:style-name="ce1" office:value-type="string" calcext:value-type="string">
            <text:p>CRISTIANO DETRATTI X NUOVO MAG.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797437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 RO. MI. STABILIMENTO 3</text:p>
          </table:table-cell>
          <table:table-cell table:style-name="ce1" office:value-type="string" calcext:value-type="string">
            <text:p>ALESSI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4-664627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 RO. MI. STABILIMENTO 3</text:p>
          </table:table-cell>
          <table:table-cell table:style-name="ce1" office:value-type="string" calcext:value-type="string">
            <text:p>GIANFRANC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875505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 RO. MI. STABILIMENTO 3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9-935926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 RO. MI. STABILIMENTO 3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9-935577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.CAV.2000 (POSTEGGIO MILANO)</text:p>
          </table:table-cell>
          <table:table-cell table:style-name="ce1" office:value-type="string" calcext:value-type="string">
            <text:p>TITOLARE CAMILL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27467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.CAV.2000 (POSTEGGIO MILA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2-5412286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.CAV.2000 (POSTEGGIO MILA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2-5412287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.FRUT S.A.S.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560452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.FRUT S.A.S.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5-60702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.FRUT S.A.S.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5-60735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.STE.MI – BASSANI (LUSIA) [ANCHE RADICCHIANDO]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5203413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ORTO.STE.MI – BASSANI (LUSIA) [ANCHE RADICCHIANDO]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9" office:value-type="string" calcext:value-type="string">
            <text:p>0425-607542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ORTO.STE.MI – BASSANI (LUSIA) [ANCHE RADICCHIANDO]</text:p>
          </table:table-cell>
          <table:table-cell table:style-name="ce1" office:value-type="string" calcext:value-type="string">
            <text:p>BASSANI DICE DI PARLARE QUI PER I PAGAMENTI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5-601930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ORTOBELL</text:p>
          </table:table-cell>
          <table:table-cell table:style-name="ce1" office:value-type="string" calcext:value-type="string">
            <text:p>ANGELO NICCOLI RESP.CASSE SAN PAOLOD'ARGON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5-425246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DIEG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7-44603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FEDERICA FULLIN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621010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FEDERICA FULLIN DIRETT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035-425245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MASSIM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627257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CENTRALI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5-42524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FEDERICA FULLIN (ASSIST.ACQUISTI) (MI)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2-51651922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5-95286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PESCHIERA BORROMEO (MILANO)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2-5165190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S.PAOLO D'ARGON (BG) (SEDE AMM.)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5-425242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S.PAOLO D'ARGON (BG) (SEDE AMM.)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5-95288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BERMAR (GIAMMARC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382599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BERMAR (GIAMMARC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63-86780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F.CASTELLO SRL</text:p>
          </table:table-cell>
          <table:table-cell table:style-name="ce1" office:value-type="string" calcext:value-type="string">
            <text:p>CASTELLO PIERLUIG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703483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F.CASTELLO SRL</text:p>
          </table:table-cell>
          <table:table-cell table:style-name="ce1" office:value-type="string" calcext:value-type="string">
            <text:p>CASTELLO ROBERT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602241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F.CASTELLO SRL</text:p>
          </table:table-cell>
          <table:table-cell table:style-name="ce1" office:value-type="string" calcext:value-type="string">
            <text:p>AMMINISTRAZIONE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25-95879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F.CASTELLO SRL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25-459865</text:p>
          </table:table-cell>
          <table:table-cell table:style-name="ce1" table:number-columns-repeated="249"/>
          <table:table-cell table:number-columns-repeated="769"/>
        </table:table-row>
        <table:table-row table:style-name="ro6">
          <table:table-cell table:style-name="ce1" office:value-type="string" calcext:value-type="string">
            <text:p>ORTOF.CASTELLO SRL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9" office:value-type="string" calcext:value-type="string">
            <text:p><text:a xlink:href="mailto:INFO@ORTOFRUTTACASTELLO.COM" xlink:type="simple">INFO@ORTOFRUTTACASTELLO.COM</text:a>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F.CASTELLO SRL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5-958750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ORTOFIMA</text:p>
          </table:table-cell>
          <table:table-cell table:style-name="ce1" office:value-type="string" calcext:value-type="string">
            <text:p>CESILI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3-4796342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ORTOFIMA</text:p>
          </table:table-cell>
          <table:table-cell table:style-name="ce1" office:value-type="string" calcext:value-type="string">
            <text:p>TELEFONO E FAX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63-528971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ORTOFIN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6414886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ORTOFIN</text:p>
          </table:table-cell>
          <table:table-cell table:style-name="ce1" office:value-type="string" calcext:value-type="string">
            <text:p>LORENA X ORDINI MELONI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2-95352202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ORTOFIN</text:p>
          </table:table-cell>
          <table:table-cell table:style-name="ce1" office:value-type="string" calcext:value-type="string">
            <text:p>LILLO PERRONE PER ORD.INS RICCIA/SCAROLA /PDZ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8-9323613</text:p>
          </table:table-cell>
          <table:table-cell table:style-name="ce1" table:number-columns-repeated="249"/>
          <table:table-cell table:number-columns-repeated="769"/>
        </table:table-row>
        <table:table-row table:style-name="ro6">
          <table:table-cell table:style-name="ce1" office:value-type="string" calcext:value-type="string">
            <text:p>ORTOFIN</text:p>
          </table:table-cell>
          <table:table-cell table:style-name="ce1" office:value-type="string" calcext:value-type="string">
            <text:p>LILLO PERRONE PER ORD.INS RICCIA/SCAROLA /PDZ</text:p>
          </table:table-cell>
          <table:table-cell table:style-name="ce1" office:value-type="string" calcext:value-type="string">
            <text:p>MAIL</text:p>
          </table:table-cell>
          <table:table-cell table:style-name="ce9" office:value-type="string" calcext:value-type="string">
            <text:p><text:a xlink:href="mailto:lillo.perrone@ortofin.it" xlink:type="simple">lillo.perrone@ortofin.it</text:a>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ORTOFRUTTA (FIRENZE)</text:p>
          </table:table-cell>
          <table:table-cell table:style-name="ce1" office:value-type="string" calcext:value-type="string">
            <text:p>PASTORELLI FABRIZI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8-886552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FRUTTA (FIRENZE)</text:p>
          </table:table-cell>
          <table:table-cell table:style-name="ce1" office:value-type="string" calcext:value-type="string">
            <text:p>PASTORELLI FABRIZ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55-41619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FRUTTICOLA BASSO ADIGE</text:p>
          </table:table-cell>
          <table:table-cell table:style-name="ce1" office:value-type="string" calcext:value-type="string">
            <text:p>TIZIA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9702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GREEN DI GASTALDELLO</text:p>
          </table:table-cell>
          <table:table-cell table:style-name="ce1" office:value-type="string" calcext:value-type="string">
            <text:p>ARNALD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351589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GREEN DI GASTALDELLO</text:p>
          </table:table-cell>
          <table:table-cell table:style-name="ce1" office:value-type="string" calcext:value-type="string">
            <text:p>LUCA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35159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GREEN DI GASTALDEL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5-60718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LANI E TREVENZUOL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0084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MAR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735-70180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MERCATO (SEVEN SPA)</text:p>
          </table:table-cell>
          <table:table-cell table:style-name="ce1" office:value-type="string" calcext:value-type="string">
            <text:p>BAGGIA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751686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MERCATO (SEVEN SP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61-24168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PADOVA SAS</text:p>
          </table:table-cell>
          <table:table-cell table:style-name="ce1" office:value-type="string" calcext:value-type="string">
            <text:p>PAOLO CAMPANAR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8-6622376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ORTOPADOVA SAS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9-8705767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ORTOPADOVA SAS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9-8705471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ORTOPIU' (GIUS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5-959484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ORTOROSA</text:p>
          </table:table-cell>
          <table:table-cell table:style-name="ce1" office:value-type="string" calcext:value-type="string">
            <text:p>RENAT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7877093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ORTOROS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7877092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ORTOROS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25-40182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ROS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5-93015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VERDE (POSTEGGIO PADOVA)</text:p>
          </table:table-cell>
          <table:table-cell table:style-name="ce1" office:value-type="string" calcext:value-type="string">
            <text:p>GIANPIETR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0-683976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VERDE (POSTEGGIO PADOVA)</text:p>
          </table:table-cell>
          <table:table-cell table:style-name="ce1" office:value-type="string" calcext:value-type="string">
            <text:p>VENDITORE: NAZARI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9-629206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VERDE (POSTEGGIO PADOV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9-870297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VEG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9" office:value-type="string" calcext:value-type="string">
            <text:p>0473-7397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VEG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73-73993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VEG (ALPE DOTTOR LADUR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676735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VEG (ALPE DOTTOR LADUR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73-626160</text:p>
          </table:table-cell>
          <table:table-cell table:style-name="ce1" table:number-columns-repeated="249"/>
          <table:table-cell table:number-columns-repeated="769"/>
        </table:table-row>
        <table:table-row table:style-name="ro6">
          <table:table-cell table:style-name="ce1" office:value-type="string" calcext:value-type="string">
            <text:p>PACKMA</text:p>
          </table:table-cell>
          <table:table-cell table:style-name="ce6" office:value-type="string" calcext:value-type="string">
            <text:p>PER MACCHINA AVVOLGITRICE ROTOPLAST 1515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2-95761520</text:p>
          </table:table-cell>
          <table:table-cell table:style-name="ce1" table:number-columns-repeated="249"/>
          <table:table-cell table:number-columns-repeated="769"/>
        </table:table-row>
        <table:table-row table:style-name="ro6">
          <table:table-cell table:style-name="ce1" office:value-type="string" calcext:value-type="string">
            <text:p>PACKMA</text:p>
          </table:table-cell>
          <table:table-cell table:style-name="ce6" office:value-type="string" calcext:value-type="string">
            <text:p>PER MACCHINA AVVOLGITRICE ROTOPLAST 1515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2-9576153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LBOX (BINS NUOVI € 52,00 ANNO 2010)</text:p>
          </table:table-cell>
          <table:table-cell table:style-name="ce1" office:value-type="string" calcext:value-type="string">
            <text:p>PARTENZA BOLZANO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71-82001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LBOX (BINS NUOVI € 52,00 ANNO 2010)</text:p>
          </table:table-cell>
          <table:table-cell table:style-name="ce1" office:value-type="string" calcext:value-type="string">
            <text:p>PARTENZA BOLZA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71-8123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LERMO STEFANIA AZ.AGRICOL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7-66876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LMA</text:p>
          </table:table-cell>
          <table:table-cell table:style-name="ce1" office:value-type="string" calcext:value-type="string">
            <text:p>NUNZIA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80-514592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LM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63-5200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LUMBO GIACOM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7-87415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LUMBO GIACOM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964-93361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M</text:p>
          </table:table-cell>
          <table:table-cell table:style-name="ce1" office:value-type="string" calcext:value-type="string">
            <text:p>FABI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719764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M</text:p>
          </table:table-cell>
          <table:table-cell table:style-name="ce1" office:value-type="string" calcext:value-type="string">
            <text:p>RESP.ACQUISTI SIG.VERZELL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9-290004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M</text:p>
          </table:table-cell>
          <table:table-cell table:style-name="ce1" office:value-type="string" calcext:value-type="string">
            <text:p>RESP.ACQUISTI SIG.VERZELLI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1-549500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M</text:p>
          </table:table-cell>
          <table:table-cell table:style-name="ce1" office:value-type="string" calcext:value-type="string">
            <text:p>RESP.ACQUISTI SIG.VERZELLI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1-54951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M (ASMAGHI-CAMPANALE FABIO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9" office:value-type="string" calcext:value-type="string">
            <text:p>02-4884017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M (ASMAGHI-CAMPANALE FABIO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2-4884094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M (BERTOLO UFF.ZIGARIN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2-4570641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M (PER IMBALLAGGIO)</text:p>
          </table:table-cell>
          <table:table-cell table:style-name="ce1" office:value-type="string" calcext:value-type="string">
            <text:p>PARLARE CON DAVID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2-4571213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M (UFF. AMMINISTRATIVO)</text:p>
          </table:table-cell>
          <table:table-cell table:style-name="ce1" office:value-type="string" calcext:value-type="string">
            <text:p>PARLARE CON BUFFOL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1-549576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M (UFF. CONTABILITA'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9" office:value-type="string" calcext:value-type="string">
            <text:p>041-549584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M (UFF. CONTABILITA')</text:p>
          </table:table-cell>
          <table:table-cell table:style-name="ce1" office:value-type="string" calcext:value-type="string">
            <text:p>PARLARE CON ELISABETTA (FT.NOLEGGI)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1-549583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M (VENEZI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1-1376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M (VENEZI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1-541131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M (VENEZI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1-541193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M (VENEZI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1-54961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M (ZIGARNI RESP. GENERAL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2-445284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NDOLI LUIG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3-742715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NDOLI LUIGI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863-5931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NDOLI LUIG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63-5931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NNELLA</text:p>
          </table:table-cell>
          <table:table-cell table:style-name="ce1" office:value-type="string" calcext:value-type="string">
            <text:p>CESAR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3-867100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NNELLA</text:p>
          </table:table-cell>
          <table:table-cell table:style-name="ce1" office:value-type="string" calcext:value-type="string">
            <text:p>WALTER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9-808469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NNELL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68-54663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NNELLA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63-5251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NNELLA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63-52809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RCO DELGARGANO</text:p>
          </table:table-cell>
          <table:table-cell table:style-name="ce1" office:value-type="string" calcext:value-type="string">
            <text:p>RAGIONIERE GIOVANNI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82-47561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SETTO EGIDIO (MEDIATORE MELON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3-302570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SETTO EGIDIO (MEDIATORE MELONI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5-610238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SETTO GAETA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6-70731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SINI FRANCESC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8-855987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SOT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6464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SOTTO ESTER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8883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SSALONGO (BANCALI USAT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9-284302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STA GIOIOSA (RODIGO MN)</text:p>
          </table:table-cell>
          <table:table-cell table:style-name="ce1" office:value-type="string" calcext:value-type="string">
            <text:p>STORTI SERG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76-65070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TTARO MARCO</text:p>
          </table:table-cell>
          <table:table-cell table:style-name="ce1" office:value-type="string" calcext:value-type="string">
            <text:p>LUSIA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5203402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PATTARO MARCO</text:p>
          </table:table-cell>
          <table:table-cell table:style-name="ce1" office:value-type="string" calcext:value-type="string">
            <text:p>LUSI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5-607220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PAVANELLO VALERI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5-60749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VANELLO VALERIO</text:p>
          </table:table-cell>
          <table:table-cell table:style-name="ce1" office:value-type="string" calcext:value-type="string">
            <text:p>MERCAT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5-60701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CANA (PRONTOCHEF)</text:p>
          </table:table-cell>
          <table:table-cell table:style-name="ce1" office:value-type="string" calcext:value-type="string">
            <text:p>MARIOTTO MASSIM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6-77333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CANA (PRONTOCHEF)</text:p>
          </table:table-cell>
          <table:table-cell table:style-name="ce1" office:value-type="string" calcext:value-type="string">
            <text:p>MASINI FRANC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605513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CANA (PRONTOCHEF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9" office:value-type="string" calcext:value-type="string">
            <text:p>045-698400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CANA (PRONTOCHEF)</text:p>
          </table:table-cell>
          <table:table-cell table:style-name="ce1" office:value-type="string" calcext:value-type="string">
            <text:p>UFFICIO AMMINISTRATIV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13469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CANA (PRONTOCHEF)</text:p>
          </table:table-cell>
          <table:table-cell table:style-name="ce1" office:value-type="string" calcext:value-type="string">
            <text:p>UFFICIO COMMERCIAL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698400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DEVARA</text:p>
          </table:table-cell>
          <table:table-cell table:style-name="ce1" office:value-type="string" calcext:value-type="string">
            <text:p>AST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8-671834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DEVAR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76-71902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RBELLINI ANDREINA</text:p>
          </table:table-cell>
          <table:table-cell table:style-name="ce1" office:value-type="string" calcext:value-type="string">
            <text:p>PER INS. II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668402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RBELLINI TRANQUIL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0137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RINELLI RULL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6984313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PERINI SANT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890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ROTELLI CARROZZERIA (CAR.VI.PER.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00527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office:value-type="string" calcext:value-type="string">
            <text:p>CAMION</text:p>
          </table:table-cell>
          <table:table-cell table:style-name="ce1" table:number-columns-repeated="247"/>
          <table:table-cell table:number-columns-repeated="769"/>
        </table:table-row>
        <table:table-row table:style-name="ro3">
          <table:table-cell table:style-name="ce1" office:value-type="string" calcext:value-type="string">
            <text:p>PERUSI (POSTEGGIO VR)</text:p>
          </table:table-cell>
          <table:table-cell table:style-name="ce1" office:value-type="string" calcext:value-type="string">
            <text:p>PAOL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0-807315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RUSI (POSTEGGIO VR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862067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RUSI (POSTEGGIO VR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609477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SARESI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541-72006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TTENE STEFANO</text:p>
          </table:table-cell>
          <table:table-cell table:style-name="ce1" office:value-type="string" calcext:value-type="string">
            <text:p>PER RINGHIERA – FABBR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3-237357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ZZO ADRIANO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92543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ZZO AUGUSTO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9-877715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ZZO AUGUSTO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6426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IACENZA ANTONIO</text:p>
          </table:table-cell>
          <table:table-cell table:style-name="ce1" office:value-type="string" calcext:value-type="string">
            <text:p>COMPRATO CASA FOGGIN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6096449</text:p>
          </table:table-cell>
          <table:table-cell table:style-name="ce1" table:number-columns-repeated="249"/>
          <table:table-cell table:number-columns-repeated="769"/>
        </table:table-row>
        <table:table-row table:style-name="ro6">
          <table:table-cell table:style-name="ce1" office:value-type="string" calcext:value-type="string">
            <text:p>PIACENZA ANTONIO</text:p>
          </table:table-cell>
          <table:table-cell table:style-name="ce1" office:value-type="string" calcext:value-type="string">
            <text:p>COMPRATO CASA FOGGINI</text:p>
          </table:table-cell>
          <table:table-cell table:style-name="ce1" office:value-type="string" calcext:value-type="string">
            <text:p>MAIL</text:p>
          </table:table-cell>
          <table:table-cell table:style-name="ce9" office:value-type="string" calcext:value-type="string">
            <text:p><text:a xlink:href="mailto:ECO_SICURA@ALICE.IT" xlink:type="simple">ECO_SICURA@ALICE.IT</text:a>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ILASTRO PLAST SNC (FRANCO POLATO)</text:p>
          </table:table-cell>
          <table:table-cell table:style-name="ce1" office:value-type="string" calcext:value-type="string">
            <text:p>RICICLO MAT. PLASTICHE BINS USAT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0-931277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ILASTRO PLAST SNC (FRANCO POLATO)</text:p>
          </table:table-cell>
          <table:table-cell table:style-name="ce1" office:value-type="string" calcext:value-type="string">
            <text:p>RICICLO MAT. PLASTICHE BINS USATI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44-57223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ILASTRO PLAST SNC (FRANCO POLATO)</text:p>
          </table:table-cell>
          <table:table-cell table:style-name="ce1" office:value-type="string" calcext:value-type="string">
            <text:p>RICICLO MAT. PLASTICHE BINS USATI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4-57223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IOVANI EUGENIO E FIGLI</text:p>
          </table:table-cell>
          <table:table-cell table:style-name="ce1" office:value-type="string" calcext:value-type="string">
            <text:p>(FRATELLO)</text:p>
          </table:table-cell>
          <table:table-cell table:style-name="ce1" office:value-type="string" calcext:value-type="string">
            <text:p>CELL</text:p>
          </table:table-cell>
          <table:table-cell table:style-name="ce14" office:value-type="string" calcext:value-type="string">
            <text:p>335-845756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IOVANI EUGENIO E FIGLI</text:p>
          </table:table-cell>
          <table:table-cell table:style-name="ce1" office:value-type="string" calcext:value-type="string">
            <text:p>GIULIAN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845756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IOVANI EUGENIO E FIGLI</text:p>
          </table:table-cell>
          <table:table-cell table:style-name="ce1" office:value-type="string" calcext:value-type="string">
            <text:p>UFFICIO - ??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0-971863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IOVANI EUGENIO E FIGLI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9" office:value-type="string" calcext:value-type="string">
            <text:p>030-997147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IOVANI EUGENIO E FIGLI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0-971863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ITTONI (POSTEGGIO VICENZA)</text:p>
          </table:table-cell>
          <table:table-cell table:style-name="ce1" office:value-type="string" calcext:value-type="string">
            <text:p>PER RICAVI MELONI STEFAN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9-618158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IZZIGHELLA LERIS ROBER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50514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IZZOLI (PER BANCALI LEGNO USATI)</text:p>
          </table:table-cell>
          <table:table-cell table:style-name="ce1" office:value-type="string" calcext:value-type="string">
            <text:p>PADR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0-4832416</text:p>
          </table:table-cell>
          <table:table-cell table:style-name="ce1" office:value-type="string" calcext:value-type="string">
            <text:p>IMBALLAGGI</text:p>
          </table:table-cell>
          <table:table-cell table:style-name="ce1" office:value-type="string" calcext:value-type="string">
            <text:p>BANCALI USATI</text:p>
          </table:table-cell>
          <table:table-cell table:style-name="ce1" table:number-columns-repeated="247"/>
          <table:table-cell table:number-columns-repeated="769"/>
        </table:table-row>
        <table:table-row table:style-name="ro3">
          <table:table-cell table:style-name="ce1" office:value-type="string" calcext:value-type="string">
            <text:p>PIZZOLI (PER BANCALI LEGNO USATI)</text:p>
          </table:table-cell>
          <table:table-cell table:style-name="ce1" office:value-type="string" calcext:value-type="string">
            <text:p>SIMON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68-3750230</text:p>
          </table:table-cell>
          <table:table-cell table:style-name="ce1" office:value-type="string" calcext:value-type="string">
            <text:p>IMBALLAGGI</text:p>
          </table:table-cell>
          <table:table-cell table:style-name="ce1" office:value-type="string" calcext:value-type="string">
            <text:p>BANCALI USATI</text:p>
          </table:table-cell>
          <table:table-cell table:style-name="ce1" table:number-columns-repeated="247"/>
          <table:table-cell table:number-columns-repeated="769"/>
        </table:table-row>
        <table:table-row table:style-name="ro3">
          <table:table-cell table:style-name="ce1" office:value-type="string" calcext:value-type="string">
            <text:p>PIZZOLI (PER BANCALI LEGNO USAT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2502956</text:p>
          </table:table-cell>
          <table:table-cell table:style-name="ce1" office:value-type="string" calcext:value-type="string">
            <text:p>IMBALLAGGI</text:p>
          </table:table-cell>
          <table:table-cell table:style-name="ce1" office:value-type="string" calcext:value-type="string">
            <text:p>BANCALI USATI</text:p>
          </table:table-cell>
          <table:table-cell table:style-name="ce1" table:number-columns-repeated="247"/>
          <table:table-cell table:number-columns-repeated="769"/>
        </table:table-row>
        <table:table-row table:style-name="ro3">
          <table:table-cell table:style-name="ce1" office:value-type="string" calcext:value-type="string">
            <text:p>PIZZOLI (PER BANCALI LEGNO USAT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3022438</text:p>
          </table:table-cell>
          <table:table-cell table:style-name="ce1" office:value-type="string" calcext:value-type="string">
            <text:p>IMBALLAGGI</text:p>
          </table:table-cell>
          <table:table-cell table:style-name="ce1" office:value-type="string" calcext:value-type="string">
            <text:p>BANCALI USATI</text:p>
          </table:table-cell>
          <table:table-cell table:style-name="ce1" table:number-columns-repeated="247"/>
          <table:table-cell table:number-columns-repeated="769"/>
        </table:table-row>
        <table:table-row table:style-name="ro3">
          <table:table-cell table:style-name="ce1" office:value-type="string" calcext:value-type="string">
            <text:p>PIZZOLI (PER BANCALI LEGNO USATI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9" office:value-type="string" calcext:value-type="string">
            <text:p>0376-398845</text:p>
          </table:table-cell>
          <table:table-cell table:style-name="ce1" office:value-type="string" calcext:value-type="string">
            <text:p>IMBALLAGGI</text:p>
          </table:table-cell>
          <table:table-cell table:style-name="ce1" office:value-type="string" calcext:value-type="string">
            <text:p>BANCALI USATI</text:p>
          </table:table-cell>
          <table:table-cell table:style-name="ce1" table:number-columns-repeated="247"/>
          <table:table-cell table:number-columns-repeated="769"/>
        </table:table-row>
        <table:table-row table:style-name="ro3">
          <table:table-cell table:style-name="ce1" office:value-type="string" calcext:value-type="string">
            <text:p>PIZZOLI (PER BANCALI LEGNO USAT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01102</text:p>
          </table:table-cell>
          <table:table-cell table:style-name="ce1" office:value-type="string" calcext:value-type="string">
            <text:p>IMBALLAGGI</text:p>
          </table:table-cell>
          <table:table-cell table:style-name="ce1" office:value-type="string" calcext:value-type="string">
            <text:p>BANCALI USATI</text:p>
          </table:table-cell>
          <table:table-cell table:style-name="ce1" table:number-columns-repeated="247"/>
          <table:table-cell table:number-columns-repeated="769"/>
        </table:table-row>
        <table:table-row table:style-name="ro3">
          <table:table-cell table:style-name="ce1" office:value-type="string" calcext:value-type="string">
            <text:p>PIZZOLINI (ASOLA INSALAT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9-465638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LAFONI GIAN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353647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LAFONI GIANN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-24702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GGI ANGELO (ASCOLI SCAROL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43067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GGI ANGELO (ASCOLI SCAROLA)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734-93265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GGI ANGELO (ASCOLI SCAROLA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734-93289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KER (PADOVA) (EX-DARE)</text:p>
          </table:table-cell>
          <table:table-cell table:style-name="ce1" office:value-type="string" calcext:value-type="string">
            <text:p>SERGI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622516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KER (PADOVA) (EX-DARE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637626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KER (PADOVA) (EX-DAR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9-870193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KER (PADOVA) (EX-DAR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9-870304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LI VITTORIO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019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LIFRUTTA</text:p>
          </table:table-cell>
          <table:table-cell table:style-name="ce1" office:value-type="string" calcext:value-type="string">
            <text:p>MAURIZIO PER PAGAMENT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643598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LIFRUTTA</text:p>
          </table:table-cell>
          <table:table-cell table:style-name="ce1" office:value-type="string" calcext:value-type="string">
            <text:p>PARABOSH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610924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LIFRUTTA</text:p>
          </table:table-cell>
          <table:table-cell table:style-name="ce1" office:value-type="string" calcext:value-type="string">
            <text:p>DAX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523-59207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LIFRUTTA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523-59236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NTINA 2000</text:p>
          </table:table-cell>
          <table:table-cell table:style-name="ce1" office:value-type="string" calcext:value-type="string">
            <text:p>MAURIZ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773-66405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RRINI FLAV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76-81967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RRINI LINO E DINO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2-5519304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RRINI LINO E DINO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76-81874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RRINI STELV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76-81800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ZZAT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93-9239980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POZZA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8730025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PRANDINI PNEUMATICI</text:p>
          </table:table-cell>
          <table:table-cell table:style-name="ce1" office:value-type="string" calcext:value-type="string">
            <text:p>MOZZECANE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5-7930127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office:value-type="string" calcext:value-type="string">
            <text:p>GOMME PNEUMATICI</text:p>
          </table:table-cell>
          <table:table-cell table:style-name="ce1" table:number-columns-repeated="247"/>
          <table:table-cell table:number-columns-repeated="769"/>
        </table:table-row>
        <table:table-row table:style-name="ro3">
          <table:table-cell table:style-name="ce1" office:value-type="string" calcext:value-type="string">
            <text:p>PRANDINI PNEUMATIC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930098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office:value-type="string" calcext:value-type="string">
            <text:p>GOMME PNEUMATICI</text:p>
          </table:table-cell>
          <table:table-cell table:style-name="ce1" table:number-columns-repeated="247"/>
          <table:table-cell table:number-columns-repeated="769"/>
        </table:table-row>
        <table:table-row table:style-name="ro3">
          <table:table-cell table:style-name="ce1" office:value-type="string" calcext:value-type="string">
            <text:p>PRIMO FIORE (POSTEGGIO MILANO)</text:p>
          </table:table-cell>
          <table:table-cell table:style-name="ce1" office:value-type="string" calcext:value-type="string">
            <text:p>ANDREA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0-126002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RIMO FIORE (POSTEGGIO MILANO)</text:p>
          </table:table-cell>
          <table:table-cell table:style-name="ce1" office:value-type="string" calcext:value-type="string">
            <text:p>MOGLIE ENZA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9-490530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ROMAPRIM (FRANCIA PER INSALATA)</text:p>
          </table:table-cell>
          <table:table-cell table:style-name="ce1" office:value-type="string" calcext:value-type="string">
            <text:p>GIAMARCO (PREFISSO PER FISSI 0033 E SI TOGLIE UNO “0”)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6-0954726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RONTISSIMA </text:p>
          </table:table-cell>
          <table:table-cell table:style-name="ce1" office:value-type="string" calcext:value-type="string">
            <text:p>MARC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6-62969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RT CARROZZERIA ISOLA D.SCAL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5-664009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RT CARROZZERIA ISOLA D.SCA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01121</text:p>
          </table:table-cell>
          <table:table-cell table:style-name="ce1" table:number-columns-repeated="249"/>
          <table:table-cell table:number-columns-repeated="769"/>
        </table:table-row>
        <table:table-row table:style-name="ro6">
          <table:table-cell table:style-name="ce1" office:value-type="string" calcext:value-type="string">
            <text:p>PUNTO FRESCO SRL</text:p>
          </table:table-cell>
          <table:table-cell table:style-name="ce1" office:value-type="string" calcext:value-type="string">
            <text:p><text:a xlink:href="mailto:ORTOMERCATO@PUNTOFRESCO.BG.IT" xlink:type="simple">ORTOMERCATO@PUNTOFRESCO.BG.IT</text:a>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272103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UNTO FRESCO SRL</text:p>
          </table:table-cell>
          <table:table-cell table:style-name="ce1" office:value-type="string" calcext:value-type="string">
            <text:p>MAGAZZINO CASAZZA (BG)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35-81264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UNTO FRESCO SRL</text:p>
          </table:table-cell>
          <table:table-cell table:style-name="ce1" office:value-type="string" calcext:value-type="string">
            <text:p>MERCATO BG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35-424036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UNTO FRESCO SRL</text:p>
          </table:table-cell>
          <table:table-cell table:style-name="ce1" office:value-type="string" calcext:value-type="string">
            <text:p>MAGAZZINO CASAZZA (BG)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5-81017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UNTO FRESCO SRL</text:p>
          </table:table-cell>
          <table:table-cell table:style-name="ce1" office:value-type="string" calcext:value-type="string">
            <text:p>MERCATO BG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5-452388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QUAGLIA (AZIENDA AGRICOLA)</text:p>
          </table:table-cell>
          <table:table-cell table:style-name="ce1" office:value-type="string" calcext:value-type="string">
            <text:p>CLAUDI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3-664845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QUAGLIA (AZIENDA AGRICOL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5-6639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QUAGLIA (DISTRIBUTORE NOGARA AGIP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51032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QUIKER S.R.L.</text:p>
          </table:table-cell>
          <table:table-cell table:style-name="ce1" office:value-type="string" calcext:value-type="string">
            <text:p>TORI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11-9723396 (-7)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&amp;C LAB SRL</text:p>
          </table:table-cell>
          <table:table-cell table:style-name="ce1" office:value-type="string" calcext:value-type="string">
            <text:p>GIOVANNI ANNUNZIATA RESP.VERONA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7495378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R&amp;C LAB SRL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44-349041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R&amp;C LAB SRL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4-349040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RAIMONDO E CESARI S.R.L.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2-551311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AIMONDO E CESARI S.R.L.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2-551327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AS ASSICURAZIONI ISOLA DELLA SCAL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5-663218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AS ASSICURAZIONI ISOLA DELLA SCA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009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EAMI ROBERT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969414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ECUPERO IMB.USATO (SUP.MARTINELLI)</text:p>
          </table:table-cell>
          <table:table-cell table:style-name="ce1" office:value-type="string" calcext:value-type="string">
            <text:p>SIMONINI MARC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102683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ENATO LUSA</text:p>
          </table:table-cell>
          <table:table-cell table:style-name="ce1" office:value-type="string" calcext:value-type="string">
            <text:p>GIONATA CORZAN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4-689154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ENATO LUS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545-8787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ENATO LUS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545-8343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ELLO (DI CASTELLETTOBERTOLAS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5105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ELLO (DI CASTELLETTOBERTOLAS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8825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GHETT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666008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GONI FERDINAND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761400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GONI FERDINAND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5038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GONI MARIO (CARROZZIERE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0-385850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GONI MAURO (FAGNAN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8-398106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GONI ROBERTO</text:p>
          </table:table-cell>
          <table:table-cell table:style-name="ce1" office:value-type="string" calcext:value-type="string">
            <text:p>INS. GENTILE INS. LATTUGA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9-615930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GONI SAPORETTI (PER GENTILE E LATTUG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3-854815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GONI SAPORETTI (PER GENTILE E LATTUG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3011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NCO PNEUMATICI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5-730030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NCO PNEUMATIC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0030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SCALD.INFRA SOFITTO ADAMI LORIS</text:p>
          </table:table-cell>
          <table:table-cell table:style-name="ce1" office:value-type="string" calcext:value-type="string">
            <text:p>PER MANUTENZIONI E RIPARAZION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646548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SCALD.INFRA SOFITTO ADAMI LORIS</text:p>
          </table:table-cell>
          <table:table-cell table:style-name="ce1" office:value-type="string" calcext:value-type="string">
            <text:p>PER MANUTENZIONI E RIPARAZIONI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860039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SPOLI (ISALATA NAPOLI)</text:p>
          </table:table-cell>
          <table:table-cell table:style-name="ce1" office:value-type="string" calcext:value-type="string">
            <text:p>CARMIN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9-649499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SPOLI (ISALATA NAPOLI)</text:p>
          </table:table-cell>
          <table:table-cell table:style-name="ce1" office:value-type="string" calcext:value-type="string">
            <text:p>ENRIC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9-124532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ZZO</text:p>
          </table:table-cell>
          <table:table-cell table:style-name="ce1" office:value-type="string" calcext:value-type="string">
            <text:p>LUIG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707116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ZZO</text:p>
          </table:table-cell>
          <table:table-cell table:style-name="ce1" office:value-type="string" calcext:value-type="string">
            <text:p>NIPOTE: LUCA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0-532667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ZZ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1-49068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ZZO</text:p>
          </table:table-cell>
          <table:table-cell table:style-name="ce1" office:value-type="string" calcext:value-type="string">
            <text:p>ADELI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1-49009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OBISON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21-77719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OCCO TRASPORTI</text:p>
          </table:table-cell>
          <table:table-cell table:style-name="ce1" office:value-type="string" calcext:value-type="string">
            <text:p>MARC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0-232849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OCCO TRASPORTI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828-631170</text:p>
          </table:table-cell>
          <table:table-cell table:style-name="ce1" table:number-columns-repeated="249"/>
          <table:table-cell table:number-columns-repeated="769"/>
        </table:table-row>
        <table:table-row table:style-name="ro6">
          <table:table-cell table:style-name="ce1" office:value-type="string" calcext:value-type="string">
            <text:p>ROCCO TRASPORTI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9" office:value-type="string" calcext:value-type="string">
            <text:p><text:a xlink:href="mailto:LOGISTICA@ROCCOTRASPORTI.IT" xlink:type="simple">LOGISTICA@ROCCOTRASPORTI.IT</text:a>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OCCO TRASPORT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28-63112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ODEGHER GIULIA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9-242191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ODEGHER GIULIA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5840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OMANI MAURIZ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6-66589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OMANI MAURIZ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67522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ONZAT GIACOMO S.P.A. (PORDENON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34-85744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ONZAT GIACOMO S.P.A. (PORDENONE)</text:p>
          </table:table-cell>
          <table:table-cell table:style-name="ce1" office:value-type="string" calcext:value-type="string">
            <text:p>TOMAT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34-8513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OSA (MONSELICE CASTELFRANC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6-80977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OSSIGNOLI VITTOR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2894203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ROSSINI ALBERTO</text:p>
          </table:table-cell>
          <table:table-cell table:style-name="ce1" office:value-type="string" calcext:value-type="string">
            <text:p>FIGLIO FILIPP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130559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OSSINI ALBERT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130559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OSSINI ALBERTO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696902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OSSINI ALBER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14492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UFFATO ANTON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817900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UFFATO ANTONI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131-275682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RUFFATO ANTONI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131-27536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UIN LUCIA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844885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UIN LUCIAN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5-60705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UIN LUCIA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5-60745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office:value-type="string" calcext:value-type="string">
            <text:p>RUSSIA MEDIATORE GIANNI FORNASIERO</text:p>
          </table:table-cell>
          <table:table-cell/>
          <table:table-cell office:value-type="string" calcext:value-type="string">
            <text:p>REMINDER</text:p>
          </table:table-cell>
          <table:table-cell table:style-name="ce2"/>
          <table:table-cell table:number-columns-repeated="1018"/>
        </table:table-row>
        <table:table-row table:style-name="ro3">
          <table:table-cell table:style-name="ce1" office:value-type="string" calcext:value-type="string">
            <text:p>S.ANNA (CHIOGGIA)</text:p>
          </table:table-cell>
          <table:table-cell table:style-name="ce1" office:value-type="string" calcext:value-type="string">
            <text:p>RENZ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9-867746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LUTE E SICUREZZA (AYAAD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5-50246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LUTE E SICUREZZA (AYAAD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50254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LVAG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820178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LVI (BG) (AGRINATURA)</text:p>
          </table:table-cell>
          <table:table-cell table:style-name="ce1" office:value-type="string" calcext:value-type="string">
            <text:p>CRISTINA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567063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LVI (BG) (AGRINATURA)</text:p>
          </table:table-cell>
          <table:table-cell table:style-name="ce1" office:value-type="string" calcext:value-type="string">
            <text:p>GIOSEPP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25431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LVI (BG) (AGRINATUR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5-68406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LVI (BG) (AGRINATUR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5-6665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LVI ENZ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588959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LVI ENZ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63-9334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NDU (CONOSCE FINANZIERE)</text:p>
          </table:table-cell>
          <table:table-cell table:style-name="ce1" office:value-type="string" calcext:value-type="string">
            <text:p>INDIAN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0-274222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NDU (CONOSCE FINANZIERE)</text:p>
          </table:table-cell>
          <table:table-cell table:style-name="ce1" office:value-type="string" calcext:value-type="string">
            <text:p>INDIAN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89-954117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NTIN DINO (FAGNA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5037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NTUCCI ANGELO</text:p>
          </table:table-cell>
          <table:table-cell table:style-name="ce1" office:value-type="string" calcext:value-type="string">
            <text:p>ONOFRIO FIGLIO DI ANGEL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9-204895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NTUCCI ANGEL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0-67557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NTUCCI ANGEL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3-441325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NTUCCI ANGE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30-54149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NTUCCI ANGE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63-5913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NTUCCI ANGE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63-5921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NTUCCI ANGE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63-59945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TIN DANIEL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4800913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SATIN LUIG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9-539682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BIZZERA</text:p>
          </table:table-cell>
          <table:table-cell table:style-name="ce1" office:value-type="string" calcext:value-type="string">
            <text:p>BRUN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406559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BIZZERA</text:p>
          </table:table-cell>
          <table:table-cell table:style-name="ce1" office:value-type="string" calcext:value-type="string">
            <text:p>FLAVI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406559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CANDOLA ANTONELLO (BUTTAPIETR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0-211815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CANOLA RICCARD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231605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CAPINI TELONI</text:p>
          </table:table-cell>
          <table:table-cell table:style-name="ce1" office:value-type="string" calcext:value-type="string">
            <text:p>GREMBIULI OPERAIE MS.120 / CLAUDIA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42-5135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CAPINI TELONI</text:p>
          </table:table-cell>
          <table:table-cell table:style-name="ce1" office:value-type="string" calcext:value-type="string">
            <text:p>GREMBIULI OPERAIE MS.120 / CLAUDI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8983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CAPPINI UGO E F.LLI</text:p>
          </table:table-cell>
          <table:table-cell table:style-name="ce1" office:value-type="string" calcext:value-type="string">
            <text:p>VIA CAMAGR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0011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CARABELLO &amp; C. SNC OFFICINA IVECO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5-7100706</text:p>
          </table:table-cell>
          <table:table-cell table:style-name="ce1" table:number-columns-repeated="249"/>
          <table:table-cell table:number-columns-repeated="769"/>
        </table:table-row>
        <table:table-row table:style-name="ro6">
          <table:table-cell table:style-name="ce1" office:value-type="string" calcext:value-type="string">
            <text:p>SCARABELLO &amp; C. SNC OFFICINA IVECO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9" office:value-type="string" calcext:value-type="string">
            <text:p><text:a xlink:href="mailto:scarabellosnc@tiscalinet.it" xlink:type="simple">scarabellosnc@tiscalinet.it</text:a>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CARABELLO &amp; C. SNC OFFICINA IVEC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10070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CHIAVO REM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614478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CIPIONI DANIELE</text:p>
          </table:table-cell>
          <table:table-cell table:style-name="ce1" office:value-type="string" calcext:value-type="string">
            <text:p>PRODUZIONE BIOLOGIC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54623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COLARI FABIO (BONFERRAR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241432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EGALA ELEONORA</text:p>
          </table:table-cell>
          <table:table-cell table:number-columns-repeated="2" table:style-name="ce1" office:value-type="string" calcext:value-type="string">
            <text:p>CELL</text:p>
          </table:table-cell>
          <table:table-cell table:style-name="ce9" office:value-type="string" calcext:value-type="string">
            <text:p>340-4069890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SEGALA ELEONORA</text:p>
          </table:table-cell>
          <table:table-cell table:style-name="ce1" office:value-type="string" calcext:value-type="string">
            <text:p>NEGOZ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89176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SEGALA ROMA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8-2274216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table:number-columns-repeated="248"/>
          <table:table-cell table:number-columns-repeated="769"/>
        </table:table-row>
        <table:table-row table:style-name="ro3">
          <table:table-cell table:style-name="ce1" office:value-type="string" calcext:value-type="string">
            <text:p>SELECTA S.R.L.(AGENZIA)</text:p>
          </table:table-cell>
          <table:table-cell table:style-name="ce1" office:value-type="string" calcext:value-type="string">
            <text:p>RINNER ANTON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73-6220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ENO E SENO</text:p>
          </table:table-cell>
          <table:table-cell table:style-name="ce1" office:value-type="string" calcext:value-type="string">
            <text:p>PER COLTELLI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5-827915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ENO E SENO</text:p>
          </table:table-cell>
          <table:table-cell table:style-name="ce1" office:value-type="string" calcext:value-type="string">
            <text:p>PER COLTELLI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8201788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SGUAZZABIA AZ.AGR. DI MACACCARI</text:p>
          </table:table-cell>
          <table:table-cell table:style-name="ce1" office:value-type="string" calcext:value-type="string">
            <text:p>FIGLIO JIMM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2-142615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GUAZZABIA AZ.AGR. DI MACACCARI</text:p>
          </table:table-cell>
          <table:table-cell table:style-name="ce1" office:value-type="string" calcext:value-type="string">
            <text:p>PADRE DORIAN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9-421850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HOP S.P.A.</text:p>
          </table:table-cell>
          <table:table-cell table:style-name="ce1" office:value-type="string" calcext:value-type="string">
            <text:p>MICHEL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641164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HOP S.P.A.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9" office:value-type="string" calcext:value-type="string">
            <text:p>02-241044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HOP S.P.A.</text:p>
          </table:table-cell>
          <table:table-cell table:style-name="ce1" office:value-type="string" calcext:value-type="string">
            <text:p>CONTABILITA'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2-9350669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HOP S.P.A.</text:p>
          </table:table-cell>
          <table:table-cell table:style-name="ce1" office:value-type="string" calcext:value-type="string">
            <text:p>MAGAZZINO BELLINGERI ROBERT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2-2441109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ILE S.R.L. (TREVIS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2-23062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ILL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6-42721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ILVANA (POSTIN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8811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INGH</text:p>
          </table:table-cell>
          <table:table-cell table:style-name="ce1" office:value-type="string" calcext:value-type="string">
            <text:p>INDIANI NOGARA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8-140923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INGH MAAN</text:p>
          </table:table-cell>
          <table:table-cell table:style-name="ce1" office:value-type="string" calcext:value-type="string">
            <text:p>INDIAN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0-973307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INGH MAAN</text:p>
          </table:table-cell>
          <table:table-cell table:style-name="ce1" office:value-type="string" calcext:value-type="string">
            <text:p>INDIANI – FIGLIO SINGH RANVINDER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9-335153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INGH MAAN (DASH MESH)</text:p>
          </table:table-cell>
          <table:table-cell table:style-name="ce1" office:value-type="string" calcext:value-type="string">
            <text:p>INDIAN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88-199939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INGH RANVIR (CONOSCE GIANELLO) (LALLY)</text:p>
          </table:table-cell>
          <table:table-cell table:style-name="ce1" office:value-type="string" calcext:value-type="string">
            <text:p>INDIAN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9-779030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IPO (CESENA)</text:p>
          </table:table-cell>
          <table:table-cell table:style-name="ce1" office:value-type="string" calcext:value-type="string">
            <text:p>BIAGI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8-235825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IPO (CESENA)</text:p>
          </table:table-cell>
          <table:table-cell table:style-name="ce1" office:value-type="string" calcext:value-type="string">
            <text:p>CLAUDI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81330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IPO (CESENA)</text:p>
          </table:table-cell>
          <table:table-cell table:style-name="ce1" office:value-type="string" calcext:value-type="string">
            <text:p>PAZZAGL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654671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IPO (CESENA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9" office:value-type="string" calcext:value-type="string">
            <text:p>0547-67268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IPO (CESENA)</text:p>
          </table:table-cell>
          <table:table-cell table:style-name="ce1" office:value-type="string" calcext:value-type="string">
            <text:p>BIAG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547-6745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IPO (CESENA)</text:p>
          </table:table-cell>
          <table:table-cell table:style-name="ce1" office:value-type="string" calcext:value-type="string">
            <text:p>STEFA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547-67451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LEFRUTTA (PIERO EX-MORAND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854701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LIM ALIMENTARI</text:p>
          </table:table-cell>
          <table:table-cell table:style-name="ce1" office:value-type="string" calcext:value-type="string">
            <text:p>FINO ANTONI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443492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AMBROSINI</text:p>
          </table:table-cell>
          <table:table-cell table:style-name="ce1" office:value-type="string" calcext:value-type="string">
            <text:p>CELL</text:p>
          </table:table-cell>
          <table:table-cell table:style-name="ce14" office:value-type="string" calcext:value-type="string">
            <text:p>338-737334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FERRARI GIORGIO – PER ORARI SCARICO E RITARDI VETTOR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66-667762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FERRARI RENZ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805880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ACQUISTI ORTOFRUTTA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30-993333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CONTROLLO QUALITA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30-993339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FONTANA – CONTROLLO QUALITA' – INVIO DDT GIORNALIERI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30-701481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RICEVIMENTO MERCI</text:p>
          </table:table-cell>
          <table:table-cell table:style-name="ce1" office:value-type="string" calcext:value-type="string">
            <text:p>FAX</text:p>
          </table:table-cell>
          <table:table-cell table:style-name="ce14" office:value-type="string" calcext:value-type="string">
            <text:p>030-9933393</text:p>
          </table:table-cell>
          <table:table-cell table:style-name="ce1" table:number-columns-repeated="249"/>
          <table:table-cell table:number-columns-repeated="769"/>
        </table:table-row>
        <table:table-row table:style-name="ro6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INVIO DDT GIORNALIERI</text:p>
          </table:table-cell>
          <table:table-cell table:style-name="ce1" office:value-type="string" calcext:value-type="string">
            <text:p>MAIL</text:p>
          </table:table-cell>
          <table:table-cell table:style-name="ce9" office:value-type="string" calcext:value-type="string">
            <text:p><text:a xlink:href="mailto:DP320112@SMA.IT" xlink:type="simple">DP320112@SMA.IT</text:a></text:p>
          </table:table-cell>
          <table:table-cell table:style-name="ce1" table:number-columns-repeated="249"/>
          <table:table-cell table:number-columns-repeated="769"/>
        </table:table-row>
        <table:table-row table:style-name="ro6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PER FATTURA NON PAGATE DISABBINATA</text:p>
          </table:table-cell>
          <table:table-cell table:style-name="ce1" office:value-type="string" calcext:value-type="string">
            <text:p>MAIL</text:p>
          </table:table-cell>
          <table:table-cell table:style-name="ce9" office:value-type="string" calcext:value-type="string">
            <text:p><text:a xlink:href="mailto:DISABBINATO_SMA@ACCENTURE.COM" xlink:type="simple">DISABBINATO_SMA@ACCENTURE.COM</text:a></text:p>
          </table:table-cell>
          <table:table-cell table:style-name="ce1" table:number-columns-repeated="249"/>
          <table:table-cell table:number-columns-repeated="769"/>
        </table:table-row>
        <table:table-row table:style-name="ro6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PER RICHIEDERE LORO FT SCONTI</text:p>
          </table:table-cell>
          <table:table-cell table:style-name="ce1" office:value-type="string" calcext:value-type="string">
            <text:p>MAIL</text:p>
          </table:table-cell>
          <table:table-cell table:style-name="ce9" office:value-type="string" calcext:value-type="string">
            <text:p><text:a xlink:href="mailto:CONTABILITA.CLIENTI@ACCENTURE.COM" xlink:type="simple">CONTABILITA.CLIENTI@ACCENTURE.COM</text:a>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ACQUISTI ORTOFRUTTA FERRARI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0-61324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CALL CENTER ROZZANO PER PAG. LUN-&gt;VEN 13.30-&gt;17.00</text:p>
          </table:table-cell>
          <table:table-cell table:style-name="ce1" office:value-type="string" calcext:value-type="string">
            <text:p>TEL</text:p>
          </table:table-cell>
          <table:table-cell table:style-name="ce14" office:value-type="string" calcext:value-type="string">
            <text:p>02-575840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CENTRALINO</text:p>
          </table:table-cell>
          <table:table-cell table:style-name="ce1" office:value-type="string" calcext:value-type="string">
            <text:p>TEL</text:p>
          </table:table-cell>
          <table:table-cell table:style-name="ce14" office:value-type="string" calcext:value-type="string">
            <text:p>02-5758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CONTROLLO QUALITA E RIC.MERCI – FONTAN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0-701483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CURRO' – ORDINI ORTOFRUTTA</text:p>
          </table:table-cell>
          <table:table-cell table:style-name="ce1" office:value-type="string" calcext:value-type="string">
            <text:p>TEL</text:p>
          </table:table-cell>
          <table:table-cell table:style-name="ce14" office:value-type="string" calcext:value-type="string">
            <text:p>030-701483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IVA VIMERCATI</text:p>
          </table:table-cell>
          <table:table-cell table:style-name="ce1" office:value-type="string" calcext:value-type="string">
            <text:p>TEL</text:p>
          </table:table-cell>
          <table:table-cell table:style-name="ce14" office:value-type="string" calcext:value-type="string">
            <text:p>02-5758336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PORTINERIA</text:p>
          </table:table-cell>
          <table:table-cell table:style-name="ce1" office:value-type="string" calcext:value-type="string">
            <text:p>TEL</text:p>
          </table:table-cell>
          <table:table-cell table:style-name="ce14" office:value-type="string" calcext:value-type="string">
            <text:p>030-993332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X CASSE IFC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0-701484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OFFIATI (PER TRATTORE)</text:p>
          </table:table-cell>
          <table:table-cell table:style-name="ce1" office:value-type="string" calcext:value-type="string">
            <text:p>FRACCA DAVID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8-412389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OFFIATI (PER TRATTORE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801012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OFFIATI (PER TRATTORE)</text:p>
          </table:table-cell>
          <table:table-cell table:style-name="ce1" office:value-type="string" calcext:value-type="string">
            <text:p>OFFICINA (FRACCA)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5602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OFFIATI (PER TRATTORE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57904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OLDINI NELLO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9-428058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OLDINI NELLO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9" office:value-type="string" calcext:value-type="string">
            <text:p>0131-85456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OLDINI NELL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131-85446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OLOSOLE S.R.L. (BRESCIA)</text:p>
          </table:table-cell>
          <table:table-cell table:style-name="ce1" office:value-type="string" calcext:value-type="string">
            <text:p>FELIC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018523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OLOSOLE S.R.L. (BRESCIA)</text:p>
          </table:table-cell>
          <table:table-cell table:style-name="ce1" office:value-type="string" calcext:value-type="string">
            <text:p>FELIC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0-21614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PAGNA</text:p>
          </table:table-cell>
          <table:table-cell table:style-name="ce1" office:value-type="string" calcext:value-type="string">
            <text:p>ANTONIO MAREND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9-504640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PEDIZIONIERE AVESANI D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5446154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SPEDIZIONIERE AVESANI DINO</text:p>
          </table:table-cell>
          <table:table-cell table:style-name="ce1" office:value-type="string" calcext:value-type="string">
            <text:p>(LAVORA PER RENATO EXPORT)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8082054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SPEDIZIONIERE AVESANI DINO</text:p>
          </table:table-cell>
          <table:table-cell table:style-name="ce1" office:value-type="string" calcext:value-type="string">
            <text:p>PER DOCUMENTI DOGANA EXPORT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8082058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SPINELLI CLAUD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0-49345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PINELLI CLAUDI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97165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PINELLI CLAUDIO</text:p>
          </table:table-cell>
          <table:table-cell table:style-name="ce1" office:value-type="string" calcext:value-type="string">
            <text:p>ABITAZIONE CORRAD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9716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TEGANO LUCIANO (PRODUTTORE MELON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3-803651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TERZI GIORGIO (VALEGGI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96505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UPER GI BI (MILANO)</text:p>
          </table:table-cell>
          <table:table-cell table:style-name="ce1" office:value-type="string" calcext:value-type="string">
            <text:p>CLAUDI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7-36517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UPER GI BI (MILANO)</text:p>
          </table:table-cell>
          <table:table-cell table:style-name="ce1" office:value-type="string" calcext:value-type="string">
            <text:p>MARI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836082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UPER GI BI (MILA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2-5518886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UPERMERCATI GRISI SRL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5-615103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UPERMERCATI GRISI SRL</text:p>
          </table:table-cell>
          <table:table-cell table:style-name="ce1" office:value-type="string" calcext:value-type="string">
            <text:p>SIG.VALENTI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65206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18 (POSTEGGIO TORINO)</text:p>
          </table:table-cell>
          <table:table-cell table:style-name="ce1" office:value-type="string" calcext:value-type="string">
            <text:p>SIGN.FABAR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11-3493735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TARGA (AZ.AGR.)</text:p>
          </table:table-cell>
          <table:table-cell table:style-name="ce1" office:value-type="string" calcext:value-type="string">
            <text:p>DANIEL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722974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ARGA ROBERTO</text:p>
          </table:table-cell>
          <table:table-cell table:style-name="ce1" office:value-type="string" calcext:value-type="string">
            <text:p>FIGLIO ALESSIO LAVOR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520505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ARGA ROBERTO</text:p>
          </table:table-cell>
          <table:table-cell table:style-name="ce1" office:value-type="string" calcext:value-type="string">
            <text:p>FIGLIO ALESSIO PERSONAL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562546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ARGA ROBERT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5-60752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ARGA ROBERTO</text:p>
          </table:table-cell>
          <table:table-cell table:style-name="ce1" office:value-type="string" calcext:value-type="string">
            <text:p>POST.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5-60704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ASSO RODOLFO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6-45649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ASSO RODOLF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6-50025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ASSO RODOLF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6-30451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CNOCASA (ISOLA DELLA SCALA)</text:p>
          </table:table-cell>
          <table:table-cell table:style-name="ce1" office:value-type="string" calcext:value-type="string">
            <text:p>TITOLARE TOMASETTO GIOVANN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9-941026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CNOCASA (ISOLA DELLA SCAL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5-663043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CNOCASA (ISOLA DELLA SCAL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663042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CNOFER (OSTIGLI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86-80243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LECOM ITALIA</text:p>
          </table:table-cell>
          <table:table-cell table:style-name="ce1" office:value-type="string" calcext:value-type="string">
            <text:p>TECNICO CHE HA RISOLTO PROB.ADSL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728323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LECOM ITALIA</text:p>
          </table:table-cell>
          <table:table-cell table:style-name="ce1" office:value-type="string" calcext:value-type="string">
            <text:p>PER DISDETTA UTENZA TELEFONICA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803308187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TELECOM ITALIA – TECNICO</text:p>
          </table:table-cell>
          <table:table-cell table:style-name="ce1" office:value-type="string" calcext:value-type="string">
            <text:p>VENUTO 04/2011 PER PROB. ADSL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3-684013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LEFONITALIA</text:p>
          </table:table-cell>
          <table:table-cell table:style-name="ce1" office:value-type="string" calcext:value-type="string">
            <text:p>TECNICO MAURIZI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476488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LEFONITALIA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9" office:value-type="string" calcext:value-type="string">
            <text:p>045-820089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LEFONITALI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58522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MU BV HOLLAND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9" office:value-type="string" calcext:value-type="string">
            <text:p>3172562439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MU BV HOLLAND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317256731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NDE DA SOLE (ISOLA D. SCALA)</text:p>
          </table:table-cell>
          <table:table-cell table:style-name="ce1" office:value-type="string" calcext:value-type="string">
            <text:p>FAUST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8-028625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NDE DA SOLE (ISOLA D. SCALA)</text:p>
          </table:table-cell>
          <table:table-cell table:style-name="ce1" office:value-type="string" calcext:value-type="string">
            <text:p>FAUST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92519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RAZZAN</text:p>
          </table:table-cell>
          <table:table-cell table:style-name="ce1" office:value-type="string" calcext:value-type="string">
            <text:p>LUIGINO “UFFICIO”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9-802018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RAZZAN</text:p>
          </table:table-cell>
          <table:table-cell table:style-name="ce1" office:value-type="string" calcext:value-type="string">
            <text:p>MASSIM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80080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RAZZAN</text:p>
          </table:table-cell>
          <table:table-cell table:style-name="ce1" office:value-type="string" calcext:value-type="string">
            <text:p>LUIGIN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5-5038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RAZZAN</text:p>
          </table:table-cell>
          <table:table-cell table:style-name="ce1" office:value-type="string" calcext:value-type="string">
            <text:p>LUIGI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7306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RAZZAN</text:p>
          </table:table-cell>
          <table:table-cell table:style-name="ce1" office:value-type="string" calcext:value-type="string">
            <text:p>MAR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5-54632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RRA ORTI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828-60010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RRA ORT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28-60121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RRAMORE</text:p>
          </table:table-cell>
          <table:table-cell table:style-name="ce1" office:value-type="string" calcext:value-type="string">
            <text:p>DEMETRI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1334623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TERRAMORE</text:p>
          </table:table-cell>
          <table:table-cell table:style-name="ce1" office:value-type="string" calcext:value-type="string">
            <text:p>MOGLIE DEMETRIO PER PAG: MODESTA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3-919176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RRAMORE</text:p>
          </table:table-cell>
          <table:table-cell table:style-name="ce1" office:value-type="string" calcext:value-type="string">
            <text:p>ROBERTO (PER FATTURE)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157530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RRAMORE</text:p>
          </table:table-cell>
          <table:table-cell table:style-name="ce1" office:value-type="string" calcext:value-type="string">
            <text:p>RUBIN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8-2180898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TERRAMORE</text:p>
          </table:table-cell>
          <table:table-cell table:style-name="ce1" office:value-type="string" calcext:value-type="string">
            <text:p>UG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8367507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TERRAMORE</text:p>
          </table:table-cell>
          <table:table-cell table:style-name="ce1" office:value-type="string" calcext:value-type="string">
            <text:p>ALFONSO MAROTTA (X IMBALLAGGI)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0-005306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RRAMORE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828-34701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RRAMORE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28-1818014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TERRAMORE</text:p>
          </table:table-cell>
          <table:table-cell table:style-name="ce1" office:value-type="string" calcext:value-type="string">
            <text:p>UFFICIO (ULTIMO)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28-1818602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TERRAMORE</text:p>
          </table:table-cell>
          <table:table-cell table:style-name="ce1" office:value-type="string" calcext:value-type="string">
            <text:p>SARA (COLLABORATRICE DEMETRIO)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3-703559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RRE EUGANEE SOC.COOP.A R.L.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29-778082</text:p>
          </table:table-cell>
          <table:table-cell table:style-name="ce1" table:number-columns-repeated="249"/>
          <table:table-cell table:number-columns-repeated="769"/>
        </table:table-row>
        <table:table-row table:style-name="ro6">
          <table:table-cell table:style-name="ce1" office:value-type="string" calcext:value-type="string">
            <text:p>TERRE EUGANEE SOC.COOP.A R.L.</text:p>
          </table:table-cell>
          <table:table-cell table:style-name="ce1" office:value-type="string" calcext:value-type="string">
            <text:p>X IMBALLAGGI IFCO</text:p>
          </table:table-cell>
          <table:table-cell table:style-name="ce1" office:value-type="string" calcext:value-type="string">
            <text:p>MAIL</text:p>
          </table:table-cell>
          <table:table-cell table:style-name="ce9" office:value-type="string" calcext:value-type="string">
            <text:p><text:a xlink:href="mailto:COMMERCIALE@TERREEUGANEE.IT" xlink:type="simple">COMMERCIALE@TERREEUGANEE.IT</text:a>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RRE EUGANEE SOC.COOP.A R.L.</text:p>
          </table:table-cell>
          <table:table-cell table:style-name="ce1" office:value-type="string" calcext:value-type="string">
            <text:p>X IMBALLAGGI: STEFANI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9-77853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RRON VITTORIO</text:p>
          </table:table-cell>
          <table:table-cell table:style-name="ce1" office:value-type="string" calcext:value-type="string">
            <text:p>PER LAVORAZIONE GREZZ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9-464100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SINI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0-063359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SINI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58506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SINI</text:p>
          </table:table-cell>
          <table:table-cell table:style-name="ce1" office:value-type="string" calcext:value-type="string">
            <text:p>ABITAZIONE SORELL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50324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SINI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58505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SINI </text:p>
          </table:table-cell>
          <table:table-cell table:style-name="ce1" office:value-type="string" calcext:value-type="string">
            <text:p>COMMERCIALISTA STUDIO BELLE'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92514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STON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9-332080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STONE GIUSEPPE</text:p>
          </table:table-cell>
          <table:table-cell table:style-name="ce1" office:value-type="string" calcext:value-type="string">
            <text:p>COMPARE DI LUCCI GREGORI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42676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ZZA (BUTTAPIETRA) (VITANATURE PRODUCE)</text:p>
          </table:table-cell>
          <table:table-cell table:style-name="ce1" office:value-type="string" calcext:value-type="string">
            <text:p>RESP.ACQUISTI SIG. CAZADOR STEFAN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0-396271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ZZA (BUTTAPIETRA) (VITANATURE PRODUC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85667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ZZA F.LLI AZ AGRICOLA</text:p>
          </table:table-cell>
          <table:table-cell table:style-name="ce1" office:value-type="string" calcext:value-type="string">
            <text:p>DANIEL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233146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ZZA F.LLI AZ AGRICOLA</text:p>
          </table:table-cell>
          <table:table-cell table:style-name="ce1" office:value-type="string" calcext:value-type="string">
            <text:p>GIAMPIETR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233146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ZZA F.LLI AZ AGRICOLA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9" office:value-type="string" calcext:value-type="string">
            <text:p>045-855034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ZZA F.LLI AZ AGRICO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855065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HIND SATNAM SINGH</text:p>
          </table:table-cell>
          <table:table-cell table:style-name="ce1" office:value-type="string" calcext:value-type="string">
            <text:p>INDIAN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7-913573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HIND SATNAM SINGH</text:p>
          </table:table-cell>
          <table:table-cell table:style-name="ce1" office:value-type="string" calcext:value-type="string">
            <text:p>INDIANI 2014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4-747556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ATI SOC.COOP. (FOGGIA)</text:p>
          </table:table-cell>
          <table:table-cell table:style-name="ce1" office:value-type="string" calcext:value-type="string">
            <text:p>PIETR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9-0577554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TIATI SOC.COOP. (FOGGI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882-42117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ATI SOC.COOP. (FOGGI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82-42117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EFFE (LA TIEFFE ORTOF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0-111393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EFFE (LA TIEFFE ORTOF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42-67518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EFFE (LA TIEFFE ORTOF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67517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M</text:p>
          </table:table-cell>
          <table:table-cell table:style-name="ce1" office:value-type="string" calcext:value-type="string">
            <text:p>REFERENTE: BARBARA CHIORLIN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9-781373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M</text:p>
          </table:table-cell>
          <table:table-cell table:style-name="ce1" office:value-type="string" calcext:value-type="string">
            <text:p>REFERENTE: BARBARA CHIORLIN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9-781361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M (ALESSANDRO BARONI)</text:p>
          </table:table-cell>
          <table:table-cell table:style-name="ce1" office:value-type="string" calcext:value-type="string">
            <text:p>RAPPRESENTANT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8-27251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M PER GUAST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8008469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OZZO FRATELLI</text:p>
          </table:table-cell>
          <table:table-cell table:style-name="ce1" office:value-type="string" calcext:value-type="string">
            <text:p>FABRIZI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566615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OZZO FRATELLI</text:p>
          </table:table-cell>
          <table:table-cell table:style-name="ce1" office:value-type="string" calcext:value-type="string">
            <text:p>LUIGIN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9-882321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OZZO FRATELL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6-33718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OZZO PIERINO GOBETT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8-411440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OZZO PIERINO GOBETTO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9" office:value-type="string" calcext:value-type="string">
            <text:p>041-49011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OZZO PIERINO GOBETTO</text:p>
          </table:table-cell>
          <table:table-cell table:style-name="ce1" office:value-type="string" calcext:value-type="string">
            <text:p>S.ANNA DI CHIOGIA VENEZI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1-49017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POLITOGRAFIA GI BI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5-663916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POLITOGRAFIA GI B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663007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GNOLI LUSIA RENZ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6-45644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GNOLI LUSIA RENZ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5-3448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MEZZOLI (GEOMETR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32237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MEZZOLI (GEOMETR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5-730011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MEZZOLI (GEOMETR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0011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MIOLO STUDIO ASSOCIATO</text:p>
          </table:table-cell>
          <table:table-cell table:style-name="ce1" office:value-type="string" calcext:value-type="string">
            <text:p>GIOVANN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4-108434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MIOLO STUDIO ASSOCIATO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9" office:value-type="string" calcext:value-type="string">
            <text:p>0457301089</text:p>
          </table:table-cell>
          <table:table-cell table:style-name="ce1" office:value-type="string" calcext:value-type="string">
            <text:p>COMMERCIALISTA</text:p>
          </table:table-cell>
          <table:table-cell table:style-name="ce1" table:number-columns-repeated="248"/>
          <table:table-cell table:number-columns-repeated="769"/>
        </table:table-row>
        <table:table-row table:style-name="ro3">
          <table:table-cell table:style-name="ce1" office:value-type="string" calcext:value-type="string">
            <text:p>TOMIOLO STUDIO ASSOCIATO</text:p>
          </table:table-cell>
          <table:table-cell table:style-name="ce1" office:value-type="string" calcext:value-type="string">
            <text:p>UFFICI VERON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50033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MIOLO STUDIO ASSOCIATO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00232</text:p>
          </table:table-cell>
          <table:table-cell table:style-name="ce1" office:value-type="string" calcext:value-type="string">
            <text:p>COMMERCIALISTA</text:p>
          </table:table-cell>
          <table:table-cell table:style-name="ce1" table:number-columns-repeated="248"/>
          <table:table-cell table:number-columns-repeated="769"/>
        </table:table-row>
        <table:table-row table:style-name="ro3">
          <table:table-cell table:style-name="ce1" office:value-type="string" calcext:value-type="string">
            <text:p>TOP FRUIT</text:p>
          </table:table-cell>
          <table:table-cell table:style-name="ce1" office:value-type="string" calcext:value-type="string">
            <text:p>MERCATO TRIESTE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0-30701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P FRUIT</text:p>
          </table:table-cell>
          <table:table-cell table:style-name="ce1" office:value-type="string" calcext:value-type="string">
            <text:p>MERCATO TRIEST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0-30400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P FRUIT (POSTEGGIO PADOVA)</text:p>
          </table:table-cell>
          <table:table-cell table:style-name="ce1" office:value-type="string" calcext:value-type="string">
            <text:p>MASSIM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9114852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TOP FRUIT (POSTEGGIO PADOV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9-8705407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TORRESANI ANDRE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690047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SATTO ANDREA</text:p>
          </table:table-cell>
          <table:table-cell table:style-name="ce1" office:value-type="string" calcext:value-type="string">
            <text:p>ANDREA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30059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SATTO ANDREA</text:p>
          </table:table-cell>
          <table:table-cell table:style-name="ce1" office:value-type="string" calcext:value-type="string">
            <text:p>DIEG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9-106019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SATTO ANDRE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7-51150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SATTO ANDREA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9-938611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SATTO ANDREA</text:p>
          </table:table-cell>
          <table:table-cell table:style-name="ce1" office:value-type="string" calcext:value-type="string">
            <text:p>GREEN FRUIT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9-938656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SATTO ANDREA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9-9385078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TOSATTO ANDREA</text:p>
          </table:table-cell>
          <table:table-cell table:style-name="ce1" office:value-type="string" calcext:value-type="string">
            <text:p>NICOLETTA (COMMERCIALE)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8-1935416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TOSATTO FRUIT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2-73988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P PALLET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8331344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TRANSFER TRADE</text:p>
          </table:table-cell>
          <table:table-cell table:style-name="ce1" office:value-type="string" calcext:value-type="string">
            <text:p>ANTONELLA FACCHINELL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8-1468855</text:p>
          </table:table-cell>
          <table:table-cell table:style-name="ce1" table:number-columns-repeated="249"/>
          <table:table-cell table:number-columns-repeated="769"/>
        </table:table-row>
        <table:table-row table:style-name="ro6">
          <table:table-cell table:style-name="ce1" office:value-type="string" calcext:value-type="string">
            <text:p>TRANSFER TRADE</text:p>
          </table:table-cell>
          <table:table-cell table:style-name="ce1" office:value-type="string" calcext:value-type="string">
            <text:p>ANTONELLA FACCHINELLI</text:p>
          </table:table-cell>
          <table:table-cell table:style-name="ce1" office:value-type="string" calcext:value-type="string">
            <text:p>MAIL</text:p>
          </table:table-cell>
          <table:table-cell table:style-name="ce9" office:value-type="string" calcext:value-type="string">
            <text:p><text:a xlink:href="mailto:ANTONELLAFACCHINELLI@T-TRADE.IT" xlink:type="simple">ANTONELLAFACCHINELLI@T-TRADE.IT</text:a>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NSLUSIA</text:p>
          </table:table-cell>
          <table:table-cell table:style-name="ce1" office:value-type="string" calcext:value-type="string">
            <text:p>ANGEL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9104223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TRANSLUSIA</text:p>
          </table:table-cell>
          <table:table-cell table:style-name="ce1" office:value-type="string" calcext:value-type="string">
            <text:p>AUTISTA MAURIZI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3-674199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NSLUSIA</text:p>
          </table:table-cell>
          <table:table-cell table:style-name="ce1" office:value-type="string" calcext:value-type="string">
            <text:p>AUTISTA MAURIZIO “PERSONALE”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750743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NSLUSIA</text:p>
          </table:table-cell>
          <table:table-cell table:style-name="ce1" office:value-type="string" calcext:value-type="string">
            <text:p>AUTISTA SANDRO “RAGIONIERE”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758213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NSLUSIA</text:p>
          </table:table-cell>
          <table:table-cell table:style-name="ce1" office:value-type="string" calcext:value-type="string">
            <text:p>MASSIM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532594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NSLUSI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5-607746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TRANSLUSI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5" office:value-type="string" calcext:value-type="string">
            <text:p>0425-60775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NSLUSI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5-607856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TRASPORTI DELLI QUANTI TRASPORTI</text:p>
          </table:table-cell>
          <table:table-cell table:style-name="ce1" office:value-type="string" calcext:value-type="string">
            <text:p>MAGNOLIA MATTE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301545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SPORTI DELLI QUANTI TRASPORTI</text:p>
          </table:table-cell>
          <table:table-cell table:style-name="ce1" office:value-type="string" calcext:value-type="string">
            <text:p>SAN NICANDRO GARGAN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3-175052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SPORTI DEVI (AQUILA)</text:p>
          </table:table-cell>
          <table:table-cell table:style-name="ce1" office:value-type="string" calcext:value-type="string">
            <text:p>DANIEL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9-651071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SPORTI DEVI (AQUIL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63-71185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SPORTI KIARA (AVEZZANO)</text:p>
          </table:table-cell>
          <table:table-cell table:style-name="ce1" office:value-type="string" calcext:value-type="string">
            <text:p>N° DATO DA PANDOL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686304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SPORTI KIARA (AVEZZAN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9-436651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SPORTI KIARA (AVEZZAN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0-575633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SPORTI KIARA (AVEZZANO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863-2239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SPORTI STRANOTIR – SICILIA</text:p>
          </table:table-cell>
          <table:table-cell table:style-name="ce1" office:value-type="string" calcext:value-type="string">
            <text:p>MARIAN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779677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SPORTI STRANOTIR – SICILIA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95-53342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TTAMENTO ACQUE ZANATTA CARL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7-46183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TTAMENTO ACQUE ZANATTA CARLO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5-8899021</text:p>
          </table:table-cell>
          <table:table-cell table:style-name="ce1" table:number-columns-repeated="249"/>
          <table:table-cell table:number-columns-repeated="769"/>
        </table:table-row>
        <table:table-row table:style-name="ro6">
          <table:table-cell table:style-name="ce1" office:value-type="string" calcext:value-type="string">
            <text:p>TRATTAMENTO ACQUE ZANATTA CARLO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9" office:value-type="string" calcext:value-type="string">
            <text:p><text:a xlink:href="mailto:INFO@ZANATTACARLO.IT" xlink:type="simple">INFO@ZANATTACARLO.IT</text:a>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TTAMENTO ACQUE ZANATTA CAR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94124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I FRUTTA NICOLA CULTRON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0049-1768449385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I FRUTTA NICOLA CULTRON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049-80318072641</text:p>
          </table:table-cell>
          <table:table-cell table:style-name="ce1" table:number-columns-repeated="249"/>
          <table:table-cell table:number-columns-repeated="769"/>
        </table:table-row>
        <table:table-row table:style-name="ro6">
          <table:table-cell table:style-name="ce1" office:value-type="string" calcext:value-type="string">
            <text:p>TRI FRUTTA NICOLA CULTRONA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9" office:value-type="string" calcext:value-type="string">
            <text:p><text:a xlink:href="mailto:INFO@TRIFRUTTA.DE" xlink:type="simple">INFO@TRIFRUTTA.DE</text:a>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I FRUTTA NICOLA CULTRON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049-1769993543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ONCHETTO</text:p>
          </table:table-cell>
          <table:table-cell table:style-name="ce1" office:value-type="string" calcext:value-type="string">
            <text:p>PAOL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595666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ONCHETTO</text:p>
          </table:table-cell>
          <table:table-cell table:style-name="ce1" office:value-type="string" calcext:value-type="string">
            <text:p>PAOL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1-528993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OPICAL FRUIT</text:p>
          </table:table-cell>
          <table:table-cell table:style-name="ce1" office:value-type="string" calcext:value-type="string">
            <text:p>GIANN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802283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OPICAL FRUIT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9" office:value-type="string" calcext:value-type="string">
            <text:p>02-551077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OPICAL FRUIT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2-546110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URAZZA BRUNO</text:p>
          </table:table-cell>
          <table:table-cell table:style-name="ce1" office:value-type="string" calcext:value-type="string">
            <text:p>SEMINA RADICCHIO € 15/ CAMPO VR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?? 347-604263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URAZZA BRUNO</text:p>
          </table:table-cell>
          <table:table-cell table:style-name="ce1" office:value-type="string" calcext:value-type="string">
            <text:p>SEMINA RADICCHIO € 15/ CAMPO VR</text:p>
          </table:table-cell>
          <table:table-cell table:style-name="ce1" office:value-type="string" calcext:value-type="string">
            <text:p>TEL</text:p>
          </table:table-cell>
          <table:table-cell table:style-name="ce1" office:value-type="string" calcext:value-type="string">
            <text:p>0442-81516</text:p>
          </table:table-cell>
          <table:table-cell table:style-name="ce1" office:value-type="string" calcext:value-type="string">
            <text:p>SEMINA RADICCHIO € 15/ CAMPO VR</text:p>
          </table:table-cell>
          <table:table-cell table:style-name="ce1" table:number-columns-repeated="248"/>
          <table:table-cell table:number-columns-repeated="769"/>
        </table:table-row>
        <table:table-row table:style-name="ro3">
          <table:table-cell table:style-name="ce1" office:value-type="string" calcext:value-type="string">
            <text:p>TURCO</text:p>
          </table:table-cell>
          <table:table-cell table:style-name="ce1" office:value-type="string" calcext:value-type="string">
            <text:p>MARTINA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9-3701935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TURCO</text:p>
          </table:table-cell>
          <table:table-cell table:style-name="ce1" office:value-type="string" calcext:value-type="string">
            <text:p>MOGLIE: ALESSANDRA PACHERA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166206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URC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8-148060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URCO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5-8037787</text:p>
          </table:table-cell>
          <table:table-cell table:style-name="ce1" office:value-type="string" calcext:value-type="string">
            <text:p>COMMERCIALISTA</text:p>
          </table:table-cell>
          <table:table-cell table:style-name="ce1" table:number-columns-repeated="248"/>
          <table:table-cell table:number-columns-repeated="769"/>
        </table:table-row>
        <table:table-row table:style-name="ro3">
          <table:table-cell table:style-name="ce1" office:value-type="string" calcext:value-type="string">
            <text:p>TURC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593678</text:p>
          </table:table-cell>
          <table:table-cell table:style-name="ce1" office:value-type="string" calcext:value-type="string">
            <text:p>COMMERCIALISTA</text:p>
          </table:table-cell>
          <table:table-cell table:style-name="ce1" table:number-columns-repeated="248"/>
          <table:table-cell table:number-columns-repeated="769"/>
        </table:table-row>
        <table:table-row table:style-name="ro3">
          <table:table-cell table:style-name="ce1" office:value-type="string" calcext:value-type="string">
            <text:p>TURC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8001596</text:p>
          </table:table-cell>
          <table:table-cell table:style-name="ce1" office:value-type="string" calcext:value-type="string">
            <text:p>COMMERCIALISTA</text:p>
          </table:table-cell>
          <table:table-cell table:style-name="ce1" table:number-columns-repeated="248"/>
          <table:table-cell table:number-columns-repeated="769"/>
        </table:table-row>
        <table:table-row table:style-name="ro3">
          <table:table-cell table:style-name="ce1" office:value-type="string" calcext:value-type="string">
            <text:p>TURCO ALESSANDRO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5-8010713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TURCO ALESSANDR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800192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URELLA IMBALLAGGI</text:p>
          </table:table-cell>
          <table:table-cell table:style-name="ce1" office:value-type="string" calcext:value-type="string">
            <text:p>AUGUST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644953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URELLA IMBALLAGGI</text:p>
          </table:table-cell>
          <table:table-cell table:style-name="ce1" office:value-type="string" calcext:value-type="string">
            <text:p>MATTE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8-205319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URELLA IMBALLAGGI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9" office:value-type="string" calcext:value-type="string">
            <text:p>0444-785310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69"/>
        </table:table-row>
        <table:table-row table:style-name="ro3">
          <table:table-cell table:style-name="ce1" office:value-type="string" calcext:value-type="string">
            <text:p>TURELLA IMBALLAGG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4-785309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69"/>
        </table:table-row>
        <table:table-row table:style-name="ro3">
          <table:table-cell table:style-name="ce1" office:value-type="string" calcext:value-type="string">
            <text:p>TURRIN IMPIANTI SRL (IMPIANTO ALLARME)</text:p>
          </table:table-cell>
          <table:table-cell table:style-name="ce1" office:value-type="string" calcext:value-type="string">
            <text:p>TECNIC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9-282180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URRIN IMPIANTI SRL (IMPIANTO ALLARME)</text:p>
          </table:table-cell>
          <table:table-cell table:style-name="ce1" office:value-type="string" calcext:value-type="string">
            <text:p>REPERIBIL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6-618516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URRIN IMPIANTI SRL (IMPIANTO ALLARM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840085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URRIN IMPIANTI SRL (IMPIANTO ALLARM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840088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UZZA MARIA ROSA (AZ.AGR.)</text:p>
          </table:table-cell>
          <table:table-cell table:style-name="ce1" office:value-type="string" calcext:value-type="string">
            <text:p>(VEDI MORATELLO ENRICO)</text:p>
          </table:table-cell>
          <table:table-cell table:style-name="ce1" office:value-type="string" calcext:value-type="string">
            <text:p>REMINDER</text:p>
          </table:table-cell>
          <table:table-cell table:style-name="ce9"/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GOLINI MAR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3-271850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GOLINI MAR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0-912992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LISSE SRL (MERCATO PADOVA)</text:p>
          </table:table-cell>
          <table:table-cell table:style-name="ce1" office:value-type="string" calcext:value-type="string">
            <text:p>MARCHIORO DAVID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21163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LISSE SRL (MERCATO PADOVA)</text:p>
          </table:table-cell>
          <table:table-cell table:style-name="ce1" office:value-type="string" calcext:value-type="string">
            <text:p>MARCHIORO ULIS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600792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LISSE SRL (MERCATO PADOVA)</text:p>
          </table:table-cell>
          <table:table-cell table:style-name="ce1" office:value-type="string" calcext:value-type="string">
            <text:p>VENDITORE DE STEFANI ANTONELL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708000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LISSE SRL (MERCATO PADOV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9-870298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LISSE SRL (MERCATO PADOV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9-870307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LSS - COMPRI MARCO PER TIROCINIO</text:p>
          </table:table-cell>
          <table:table-cell table:style-name="ce1" office:value-type="string" calcext:value-type="string">
            <text:p>CELLULARE PERSONAL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0-495903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LSS - COMPRI MARCO PER TIROCINIO</text:p>
          </table:table-cell>
          <table:table-cell table:style-name="ce1" office:value-type="string" calcext:value-type="string">
            <text:p>SEGRETERI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671235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NI CONSULTING SRL (BOLZANO)</text:p>
          </table:table-cell>
          <table:table-cell table:style-name="ce1" office:value-type="string" calcext:value-type="string">
            <text:p>SVETLANA KONOBEEVA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0-1573231</text:p>
          </table:table-cell>
          <table:table-cell table:style-name="ce1" office:value-type="string" calcext:value-type="string">
            <text:p>AGENZIA COMMERCIO RUSSIA</text:p>
          </table:table-cell>
          <table:table-cell table:style-name="ce1" table:number-columns-repeated="248"/>
          <table:table-cell table:number-columns-repeated="769"/>
        </table:table-row>
        <table:table-row table:style-name="ro3">
          <table:table-cell table:style-name="ce1" office:value-type="string" calcext:value-type="string">
            <text:p>UNI CONSULTING SRL (BOLZANO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9" office:value-type="string" calcext:value-type="string">
            <text:p>0473-497510</text:p>
          </table:table-cell>
          <table:table-cell table:style-name="ce1" office:value-type="string" calcext:value-type="string">
            <text:p>AGENZIA COMMERCIO RUSSIA</text:p>
          </table:table-cell>
          <table:table-cell table:style-name="ce1" table:number-columns-repeated="248"/>
          <table:table-cell table:number-columns-repeated="769"/>
        </table:table-row>
        <table:table-row table:style-name="ro6">
          <table:table-cell table:style-name="ce1" office:value-type="string" calcext:value-type="string">
            <text:p>UNI CONSULTING SRL (BOLZANO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1" office:value-type="string" calcext:value-type="string">
            <text:p><text:a xlink:href="mailto:S.KONOBEEVA@UNI-CONSULTING.IT" xlink:type="simple">S.KONOBEEVA@UNI-CONSULTING.IT</text:a></text:p>
          </table:table-cell>
          <table:table-cell table:style-name="ce1" office:value-type="string" calcext:value-type="string">
            <text:p>AGENZIA COMMERCIO RUSSIA</text:p>
          </table:table-cell>
          <table:table-cell table:style-name="ce1" table:number-columns-repeated="248"/>
          <table:table-cell table:number-columns-repeated="769"/>
        </table:table-row>
        <table:table-row table:style-name="ro3">
          <table:table-cell table:style-name="ce1" office:value-type="string" calcext:value-type="string">
            <text:p>UNI CONSULTING SRL (BOLZANO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73-497500</text:p>
          </table:table-cell>
          <table:table-cell table:style-name="ce1" office:value-type="string" calcext:value-type="string">
            <text:p>AGENZIA COMMERCIO RUSSIA</text:p>
          </table:table-cell>
          <table:table-cell table:style-name="ce1" table:number-columns-repeated="248"/>
          <table:table-cell table:number-columns-repeated="769"/>
        </table:table-row>
        <table:table-row table:style-name="ro6">
          <table:table-cell table:style-name="ce1" office:value-type="string" calcext:value-type="string">
            <text:p>UNI CONSULTING SRL (BOLZANO)</text:p>
          </table:table-cell>
          <table:table-cell table:style-name="ce1"/>
          <table:table-cell table:style-name="ce1" office:value-type="string" calcext:value-type="string">
            <text:p>WEB</text:p>
          </table:table-cell>
          <table:table-cell table:style-name="ce1" office:value-type="string" calcext:value-type="string">
            <text:p><text:a xlink:href="http://WWW.UNI-CONSULTING.EU/" xlink:type="simple">WWW.UNI-CONSULTING.EU</text:a></text:p>
          </table:table-cell>
          <table:table-cell table:style-name="ce1" office:value-type="string" calcext:value-type="string">
            <text:p>AGENZIA COMMERCIO RUSSIA</text:p>
          </table:table-cell>
          <table:table-cell table:style-name="ce1" table:number-columns-repeated="248"/>
          <table:table-cell table:number-columns-repeated="769"/>
        </table:table-row>
        <table:table-row table:style-name="ro3">
          <table:table-cell table:style-name="ce1" office:value-type="string" calcext:value-type="string">
            <text:p>UNICOMM SRL</text:p>
          </table:table-cell>
          <table:table-cell table:style-name="ce1" office:value-type="string" calcext:value-type="string">
            <text:p>OPERATORE ORTOFRUTTA FABIO FRANZOI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9-87268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NICOMM SRL</text:p>
          </table:table-cell>
          <table:table-cell table:style-name="ce1" office:value-type="string" calcext:value-type="string">
            <text:p>PADOV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9-870300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NICOMM SRL</text:p>
          </table:table-cell>
          <table:table-cell table:style-name="ce1" office:value-type="string" calcext:value-type="string">
            <text:p>RESP.ACQUISTI ORTOF. SIG.GHELLER VITTOR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9-870300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NICREDIT</text:p>
          </table:table-cell>
          <table:table-cell table:style-name="ce1" office:value-type="string" calcext:value-type="string">
            <text:p>DIEGO BORTOLOTT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785608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NICREDIT</text:p>
          </table:table-cell>
          <table:table-cell table:style-name="ce1" office:value-type="string" calcext:value-type="string">
            <text:p>ROBERTO SCEVAROL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4-695798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NICREDIT</text:p>
          </table:table-cell>
          <table:table-cell table:style-name="ce1" office:value-type="string" calcext:value-type="string">
            <text:p>DIEGO BORTOLOTTO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5-633075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NICREDIT</text:p>
          </table:table-cell>
          <table:table-cell table:style-name="ce1" office:value-type="string" calcext:value-type="string">
            <text:p>ROBERTO SCEVAROLI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5-493902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NICREDIT</text:p>
          </table:table-cell>
          <table:table-cell table:style-name="ce1" office:value-type="string" calcext:value-type="string">
            <text:p>DIEGO BORTOLOTT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633072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NICREDIT</text:p>
          </table:table-cell>
          <table:table-cell table:style-name="ce1" office:value-type="string" calcext:value-type="string">
            <text:p>ROBERTO SCEVAROLI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487140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NICREDIT FILIALE ISOLA</text:p>
          </table:table-cell>
          <table:table-cell table:style-name="ce1" office:value-type="string" calcext:value-type="string">
            <text:p>DIRETTORE MORELATO GIACOM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608555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NICREDIT FILIALE ISOLA</text:p>
          </table:table-cell>
          <table:table-cell table:style-name="ce1" office:value-type="string" calcext:value-type="string">
            <text:p>DIRETTORE MORELATO GIACOM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6631815</text:p>
          </table:table-cell>
          <table:table-cell table:style-name="ce1" table:number-columns-repeated="249"/>
          <table:table-cell table:number-columns-repeated="769"/>
        </table:table-row>
        <table:table-row table:style-name="ro6">
          <table:table-cell table:style-name="ce1" office:value-type="string" calcext:value-type="string">
            <text:p>UNICREDITO</text:p>
          </table:table-cell>
          <table:table-cell table:style-name="ce1" office:value-type="string" calcext:value-type="string">
            <text:p>DIEGO BORTOLOTTO</text:p>
          </table:table-cell>
          <table:table-cell table:style-name="ce1" office:value-type="string" calcext:value-type="string">
            <text:p>MAIL</text:p>
          </table:table-cell>
          <table:table-cell table:style-name="ce10" office:value-type="string" calcext:value-type="string">
            <text:p><text:a xlink:href="mailto:DIEGO.BORTOLOTTO@UNICREDIT.EU" xlink:type="simple">DIEGO.BORTOLOTTO@UNICREDIT.EU</text:a>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NIONE AGRICOLTORI ISOLA DELLA SCALA</text:p>
          </table:table-cell>
          <table:table-cell table:style-name="ce1" office:value-type="string" calcext:value-type="string">
            <text:p>LUCA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8-034964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NIONE AGRICOLTORI ISOLA DELLA SCAL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5-730004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NIONE AGRICOLTORI ISOLA DELLA SCALA</text:p>
          </table:table-cell>
          <table:table-cell table:style-name="ce1" office:value-type="string" calcext:value-type="string">
            <text:p>DIRETTO LUC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862886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NIONE AGRICOLTORI ISOLA DELLA SCA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862886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NIONE AGRICOLTORI VERONA</text:p>
          </table:table-cell>
          <table:table-cell table:style-name="ce1" office:value-type="string" calcext:value-type="string">
            <text:p>FRANCESCA QUINTANINI X CONTRIBUTI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86288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.S.D. SRL (IMPIANTO ALLARM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5-6305465</text:p>
          </table:table-cell>
          <table:table-cell table:style-name="ce1" table:number-columns-repeated="249"/>
          <table:table-cell table:number-columns-repeated="769"/>
        </table:table-row>
        <table:table-row table:style-name="ro6">
          <table:table-cell table:style-name="ce1" office:value-type="string" calcext:value-type="string">
            <text:p>V.S.D. SRL (IMPIANTO ALLARME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9" office:value-type="string" calcext:value-type="string">
            <text:p><text:a xlink:href="mailto:info@vsd-sistemi.com" xlink:type="simple">info@vsd-sistemi.com</text:a>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.S.D. SRL (IMPIANTO ALLARM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630545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AGNARELLI ENRIC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735-701427</text:p>
          </table:table-cell>
          <table:table-cell table:style-name="ce1" office:value-type="string" calcext:value-type="string">
            <text:p>AZ.AGR. MONTEPRANDONE (APRICENA)</text:p>
          </table:table-cell>
          <table:table-cell table:style-name="ce1" table:number-columns-repeated="248"/>
          <table:table-cell table:number-columns-repeated="769"/>
        </table:table-row>
        <table:table-row table:style-name="ro3">
          <table:table-cell table:style-name="ce1" office:value-type="string" calcext:value-type="string">
            <text:p>VAGNARELLI ENRIC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735-70435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ALENTI (CORRIDONIA DI MACERATA)</text:p>
          </table:table-cell>
          <table:table-cell table:style-name="ce1" office:value-type="string" calcext:value-type="string">
            <text:p>PER VERZ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0-247409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ALLE PIETRO FRANCESCO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2-55180342</text:p>
          </table:table-cell>
          <table:table-cell table:style-name="ce1" office:value-type="string" calcext:value-type="string">
            <text:p>POSTEGGIO MILANO</text:p>
          </table:table-cell>
          <table:table-cell table:style-name="ce1" table:number-columns-repeated="248"/>
          <table:table-cell table:number-columns-repeated="769"/>
        </table:table-row>
        <table:table-row table:style-name="ro3">
          <table:table-cell table:style-name="ce1" office:value-type="string" calcext:value-type="string">
            <text:p>VALLE PIETRO FRANCESC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11-317391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ALLE PIETRO FRANCESC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141-59254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ALPE IMBALLAGGI (IMBALL. LEGNO)</text:p>
          </table:table-cell>
          <table:table-cell table:style-name="ce1" office:value-type="string" calcext:value-type="string">
            <text:p>VITTORI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969152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ALPE IMBALLAGGI (IMBALL. LEGNO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5-8796159</text:p>
          </table:table-cell>
          <table:table-cell table:style-name="ce1" table:number-columns-repeated="249"/>
          <table:table-cell table:number-columns-repeated="769"/>
        </table:table-row>
        <table:table-row table:style-name="ro6">
          <table:table-cell table:style-name="ce1" office:value-type="string" calcext:value-type="string">
            <text:p>VALPE IMBALLAGGI (IMBALL. LEGNO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9" office:value-type="string" calcext:value-type="string">
            <text:p><text:a xlink:href="mailto:valpe.imballaggi@tin.it" xlink:type="simple">valpe.imballaggi@tin.it</text:a>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ALPE IMBALLAGGI (IMBALL. LEG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99217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ARA SNC</text:p>
          </table:table-cell>
          <table:table-cell table:style-name="ce1" office:value-type="string" calcext:value-type="string">
            <text:p>BATTERIE TREVENZUOL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503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ARA SNC</text:p>
          </table:table-cell>
          <table:table-cell table:style-name="ce1" office:value-type="string" calcext:value-type="string">
            <text:p>BATTERIE TREVENZUOL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5064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CHINI CARLET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5600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NDITTI ANGEL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531917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NDITTI ANGE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63-52854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NERI LIVI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86-80253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NETO BANCA (FABRIZIO MOR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4-697211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NETO BANCA (FABRIZIO MOR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5-8222582</text:p>
          </table:table-cell>
          <table:table-cell table:style-name="ce1" table:number-columns-repeated="249"/>
          <table:table-cell table:number-columns-repeated="769"/>
        </table:table-row>
        <table:table-row table:style-name="ro6">
          <table:table-cell table:style-name="ce1" office:value-type="string" calcext:value-type="string">
            <text:p>VENETO BANCA (FABRIZIO MORA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1" office:value-type="string" calcext:value-type="string">
            <text:p><text:a xlink:href="mailto:FABRIZIO.MORA@VENETOBANCA.IT" xlink:type="simple">FABRIZIO.MORA@VENETOBANCA.IT</text:a>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NETO BANCA (FABRIZIO MORA)</text:p>
          </table:table-cell>
          <table:table-cell table:style-name="ce1" office:value-type="string" calcext:value-type="string">
            <text:p>UFFICIO DIRETT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822752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NETO BANCA (FABRIZIO MOR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822254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NETO BANCA (FILIALE BOVOLONE)</text:p>
          </table:table-cell>
          <table:table-cell table:style-name="ce1" office:value-type="string" calcext:value-type="string">
            <text:p>CAPO AREA: GENNAR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188335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NETO BANCA (FILIALE BOVOLONE)</text:p>
          </table:table-cell>
          <table:table-cell table:style-name="ce1" office:value-type="string" calcext:value-type="string">
            <text:p>LUIGINO ISELL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1-683341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NETO BANCA (FILIALE BOVOLON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5-690148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NETO BANCA (FILIALE BOVOLONE)</text:p>
          </table:table-cell>
          <table:table-cell table:style-name="ce1" office:value-type="string" calcext:value-type="string">
            <text:p>BEATRIC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690130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NTURI CARL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6-48058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NTURI CAR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50187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NTURI MIR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7-48272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NTURI MIR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896084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RDE EUROPA (UDINE)</text:p>
          </table:table-cell>
          <table:table-cell table:style-name="ce1" office:value-type="string" calcext:value-type="string">
            <text:p>MATTIA (FIGLIO)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9-460076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RDE EUROPA (UDINE)</text:p>
          </table:table-cell>
          <table:table-cell table:style-name="ce1" office:value-type="string" calcext:value-type="string">
            <text:p>SIG.RA TERESA (TITOLARE PER PAG)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040523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RDE EUROPA (UDIN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32-52022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RDE EUROPA (UDIN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32-52022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RDE EUROPA ZEVIO</text:p>
          </table:table-cell>
          <table:table-cell table:style-name="ce1" office:value-type="string" calcext:value-type="string">
            <text:p>BELLIN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7-49790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RDE EUROPA ZEVIO</text:p>
          </table:table-cell>
          <table:table-cell table:style-name="ce1" office:value-type="string" calcext:value-type="string">
            <text:p>BELLINI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60683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RONA SUD SISTEMI</text:p>
          </table:table-cell>
          <table:table-cell table:style-name="ce1" office:value-type="string" calcext:value-type="string">
            <text:p>PER PROGRAMMI CONTABILITA'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82955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RTRAS</text:p>
          </table:table-cell>
          <table:table-cell table:style-name="ce1" office:value-type="string" calcext:value-type="string">
            <text:p>ALAM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0-769030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RTRAS</text:p>
          </table:table-cell>
          <table:table-cell table:style-name="ce1" office:value-type="string" calcext:value-type="string">
            <text:p>ABITAZIONE FRANCESCO FURFAR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666097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AREGGIO FRUTTA DI VANNUCCI</text:p>
          </table:table-cell>
          <table:table-cell table:style-name="ce1" office:value-type="string" calcext:value-type="string">
            <text:p>MERCATO VIAREGG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584-39216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CENTINI ALESSANDR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756825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CENTINI SANTO</text:p>
          </table:table-cell>
          <table:table-cell table:style-name="ce1" office:value-type="string" calcext:value-type="string">
            <text:p>ROBERT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9-124273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CENTINI SANTO</text:p>
          </table:table-cell>
          <table:table-cell table:style-name="ce1" office:value-type="string" calcext:value-type="string">
            <text:p>SANT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8-083204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CENTINI SAN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013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LLA2</text:p>
          </table:table-cell>
          <table:table-cell table:style-name="ce1" office:value-type="string" calcext:value-type="string">
            <text:p>CANTELE BATISTA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93-312362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LLA2</text:p>
          </table:table-cell>
          <table:table-cell table:style-name="ce1" office:value-type="string" calcext:value-type="string">
            <text:p>ZANDONA' CARL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9-844425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LLA2</text:p>
          </table:table-cell>
          <table:table-cell table:style-name="ce1" office:value-type="string" calcext:value-type="string">
            <text:p>STUDIO ROCCO VERSACI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5-877676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LLA2</text:p>
          </table:table-cell>
          <table:table-cell table:style-name="ce1" office:value-type="string" calcext:value-type="string">
            <text:p>STUDIO ROCCO VERSACI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875172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LLA2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582456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VILLA2</text:p>
          </table:table-cell>
          <table:table-cell table:style-name="ce1" office:value-type="string" calcext:value-type="string">
            <text:p>SIG.CARUS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5-0037757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VILLAFRUTT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69981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LLAFRUTT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699811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LLAFRUTTA (GIANCARL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699817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LLAFRUTTA (GIANCARL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699817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LLAFRUTTA (MATTE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699812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LLAFRUTTA (MATTE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699812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office:value-type="string" calcext:value-type="string">
            <text:p>VILLANI E PARTNER – PER FINANZIAMENTO ESTERO</text:p>
          </table:table-cell>
          <table:table-cell office:value-type="string" calcext:value-type="string">
            <text:p>(NUMERO PASSATO DA TURCO) FIMEZ DR.SEGU</text:p>
          </table:table-cell>
          <table:table-cell office:value-type="string" calcext:value-type="string">
            <text:p>TEL</text:p>
          </table:table-cell>
          <table:table-cell table:style-name="ce2" office:value-type="string" calcext:value-type="string">
            <text:p>0382-34282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VINCI GIOVANNI (PUGLIE)</text:p>
          </table:table-cell>
          <table:table-cell table:style-name="ce1" office:value-type="string" calcext:value-type="string">
            <text:p>AZIENDA BRINDISI E META' PONT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7-83064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PAK (CASS. POLIST.) =&gt; ORA ECOFORM</text:p>
          </table:table-cell>
          <table:table-cell table:style-name="ce1" office:value-type="string" calcext:value-type="string">
            <text:p>VIVIANI VALTER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552993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PAK (CASS. POLIST.) =&gt; ORA ECOFORM</text:p>
          </table:table-cell>
          <table:table-cell table:style-name="ce1" office:value-type="string" calcext:value-type="string">
            <text:p>ELIA VICENTINI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0-93316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TTORIA ASSICURAZIONI</text:p>
          </table:table-cell>
          <table:table-cell table:style-name="ce1" office:value-type="string" calcext:value-type="string">
            <text:p>ISOLA DELLA SCAL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02320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VITTORIA ASSICURAZIONI</text:p>
          </table:table-cell>
          <table:table-cell table:style-name="ce1" office:value-type="string" calcext:value-type="string">
            <text:p>ISOLA DELLA SCAL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02333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ZAFFANI MASSIM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685669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MBLERLA MAURIZ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4-5474921</text:p>
          </table:table-cell>
          <table:table-cell table:style-name="ce1" office:value-type="string" calcext:value-type="string">
            <text:p>MAGAZZINO A CASAZZA (LUI è DI OSTIGLIA) COMPRA LATTUGA</text:p>
          </table:table-cell>
          <table:table-cell table:style-name="ce1" table:number-columns-repeated="248"/>
          <table:table-cell table:number-columns-repeated="769"/>
        </table:table-row>
        <table:table-row table:style-name="ro3">
          <table:table-cell table:style-name="ce1" office:value-type="string" calcext:value-type="string">
            <text:p>ZAMBONI</text:p>
          </table:table-cell>
          <table:table-cell table:style-name="ce1" office:value-type="string" calcext:value-type="string">
            <text:p>AURELI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250757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MBONI</text:p>
          </table:table-cell>
          <table:table-cell table:style-name="ce1" office:value-type="string" calcext:value-type="string">
            <text:p>LUCA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22293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MBONI</text:p>
          </table:table-cell>
          <table:table-cell table:style-name="ce1" office:value-type="string" calcext:value-type="string">
            <text:p>AMMINISTRAZIONE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5-736439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MBONI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5-736350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MBONI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6372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MBOTTO GIUSEPP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6-33412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MBOTTO GIUSEPPE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00482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ZANARINI LUCIANO (MODENA)</text:p>
          </table:table-cell>
          <table:table-cell table:style-name="ce1" office:value-type="string" calcext:value-type="string">
            <text:p>GIOVANNI (PER PAGAMENTI)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251554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NARINI LUCIANO (MODENA)</text:p>
          </table:table-cell>
          <table:table-cell table:style-name="ce1" office:value-type="string" calcext:value-type="string">
            <text:p>MAURO (PER PAGAMENTI TI DICE DI PARLARE CON GIOVANNI)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251554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NARINI LUCIANO (MODEN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59-97728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NARINI LUCIANO (MODEN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59-79894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NARINI LUCIANO (MODEN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59-977219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NOLINI S.R.L.</text:p>
          </table:table-cell>
          <table:table-cell table:style-name="ce1" office:value-type="string" calcext:value-type="string">
            <text:p>CLAUDIO TONOLI AMMINISTRATOR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7-48588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NOLINI S.R.L.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7-33563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NOLINI S.R.L.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100129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ZAPPOLA CLEMENTE E MARCO AZ.AGR.</text:p>
          </table:table-cell>
          <table:table-cell table:style-name="ce1" office:value-type="string" calcext:value-type="string">
            <text:p>CLEMENT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1258848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ZAPPOLA CLEMENTE E MARCO AZ.AGR.</text:p>
          </table:table-cell>
          <table:table-cell table:style-name="ce1" office:value-type="string" calcext:value-type="string">
            <text:p>MARC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9-463654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PPOLA CLEMENTE E MARCO AZ.AGR.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42-64126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PPOLA CLEMENTE E MARCO AZ.AGR.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64126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ERBINATI</text:p>
          </table:table-cell>
          <table:table-cell table:style-name="ce1" office:value-type="string" calcext:value-type="string">
            <text:p>ENRIC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741315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ERBINATI</text:p>
          </table:table-cell>
          <table:table-cell table:style-name="ce1" office:value-type="string" calcext:value-type="string">
            <text:p>GIORGI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741315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ERBINATI</text:p>
          </table:table-cell>
          <table:table-cell table:style-name="ce1" office:value-type="string" calcext:value-type="string">
            <text:p>ABITAZIONE GIORG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142-42948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ERBINATI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142-42920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OBOLETTI AFRO (MARCHE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229415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OBOLETTI AFRO (MARCHE)</text:p>
          </table:table-cell>
          <table:table-cell table:style-name="ce1" office:value-type="string" calcext:value-type="string">
            <text:p>UFFICIO: PIER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735-65952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UARI GINO</text:p>
          </table:table-cell>
          <table:table-cell table:style-name="ce1" office:value-type="string" calcext:value-type="string">
            <text:p>DIEG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005495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UARI G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450520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GASTRONOMICA FRESSCOTT SRL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9-9903738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GASTRONOMICA FRESSCOTT SRL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39-5983220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GASTRONOMICA FRESSCOTT SRL</text:p>
          </table:table-cell>
          <table:table-cell table:style-name="ce1" office:value-type="string" calcext:value-type="string">
            <text:p>ZOIA ROBERT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7610777</text:p>
          </table:table-cell>
          <table:table-cell table:style-name="ce1" table:number-columns-repeated="249"/>
          <table:table-cell table:number-columns-repeated="769"/>
        </table:table-row>
        <table:table-row table:style-name="ro6">
          <table:table-cell table:style-name="ce1" office:value-type="string" calcext:value-type="string">
            <text:p>GASTRONOMICA FRESSCOTT SRL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9" office:value-type="string" calcext:value-type="string">
            <text:p><text:a xlink:href="mailto:FRESSCOT@ALICE.IT" xlink:type="simple">FRESSCOT@ALICE.IT</text:a>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VERDE (TAGLIATORE LODI)</text:p>
          </table:table-cell>
          <table:table-cell table:style-name="ce1" office:value-type="string" calcext:value-type="string">
            <text:p>MARCO TAGLIAFERRI (COMPRATORE)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93-949700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VERDE (TAGLIATORE LODI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77-9237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LIVER DI SIGNORINI LUCIANO (MACCHINE AGRICOLE)</text:p>
          </table:table-cell>
          <table:table-cell table:style-name="ce1" office:value-type="string" calcext:value-type="string">
            <text:p>LUCIAN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2418421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VOL ORTOFRUTTA DI CONSALTER WALTER</text:p>
          </table:table-cell>
          <table:table-cell table:style-name="ce1" office:value-type="string" calcext:value-type="string">
            <text:p>OSCAR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5786219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VOL ORTOFRUTTA DI CONSALTER WALTER</text:p>
          </table:table-cell>
          <table:table-cell table:style-name="ce1" office:value-type="string" calcext:value-type="string">
            <text:p>CONSALTER VALTER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3801909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VOL ORTOFRUTTA DI CONSALTER WALTER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22-1500002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BTR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543-370610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BTR</text:p>
          </table:table-cell>
          <table:table-cell table:style-name="ce1" office:value-type="string" calcext:value-type="string">
            <text:p>MAURIZI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9-469942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CRISTOFOLI TOMAS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0-850571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DADDON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9-883559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FILIPPI X FOGNATUURE (DETTO: GIGI MERD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0-9764819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GIRONDA (ECO SANITAS)</text:p>
          </table:table-cell>
          <table:table-cell table:style-name="ce1" office:value-type="string" calcext:value-type="string">
            <text:p>PER RIFIUTI CONTENITORI FITOFARMACI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20554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GIRONDA (ECO SANITAS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7440770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MANTOVANELLI MARIO ATTREZZI AGRICOLI</text:p>
          </table:table-cell>
          <table:table-cell table:style-name="ce1" office:value-type="string" calcext:value-type="string">
            <text:p>ISACC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3-5849915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ORTOFRUTTICOLA CAPASSO SRL</text:p>
          </table:table-cell>
          <table:table-cell table:style-name="ce1" office:value-type="string" calcext:value-type="string">
            <text:p>PER PAGAMENTI SIG.RA “LAURA”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21-457391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ORTOFRUTTICOLA CAPASSO SRL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321-491028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ORTOFRUTTICOLA CAPASSO SRL</text:p>
          </table:table-cell>
          <table:table-cell table:style-name="ce1" office:value-type="string" calcext:value-type="string">
            <text:p>TITOLARE: PAOL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5621557</text:p>
          </table:table-cell>
          <table:table-cell table:style-name="ce1" table:number-columns-repeated="249"/>
          <table:table-cell table:number-columns-repeated="769"/>
        </table:table-row>
        <table:table-row table:style-name="ro6">
          <table:table-cell table:style-name="ce1" office:value-type="string" calcext:value-type="string">
            <text:p>ORTOFRUTTICOLA CAPASSO SRL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9" office:value-type="string" calcext:value-type="string">
            <text:p><text:a xlink:href="mailto:info.ortocapasso@virgilio.it" xlink:type="simple">info.ortocapasso@virgilio.it</text:a></text:p>
          </table:table-cell>
          <table:table-cell table:style-name="ce1" table:number-columns-repeated="249"/>
          <table:table-cell table:number-columns-repeated="769"/>
        </table:table-row>
        <table:table-row table:style-name="ro6">
          <table:table-cell table:style-name="ce1" office:value-type="string" calcext:value-type="string">
            <text:p>ORTOFRUTTICOLA CAPASSO SRL</text:p>
          </table:table-cell>
          <table:table-cell table:style-name="ce1"/>
          <table:table-cell table:style-name="ce1" office:value-type="string" calcext:value-type="string">
            <text:p>MAIL PEC</text:p>
          </table:table-cell>
          <table:table-cell table:style-name="ce9" office:value-type="string" calcext:value-type="string">
            <text:p><text:a xlink:href="mailto:ortocapasso@pec.it" xlink:type="simple">ortocapasso@pec.it</text:a>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FRUMA SRL (BOLZANO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71-064080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FRUMA SRL (BOLZANO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71-064081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FRUMA SRL (BOLZANO)</text:p>
          </table:table-cell>
          <table:table-cell table:style-name="ce1" office:value-type="string" calcext:value-type="string">
            <text:p>HELMUT (PER ORDINI)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71-064092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FRUMA SRL (BOLZANO)</text:p>
          </table:table-cell>
          <table:table-cell table:style-name="ce1" office:value-type="string" calcext:value-type="string">
            <text:p>GIUSEPPE (PER ORDINI)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71-064091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NE.MA FRUT SRL (CESENA)</text:p>
          </table:table-cell>
          <table:table-cell table:style-name="ce1" office:value-type="string" calcext:value-type="string">
            <text:p>SEDE LEGAL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547-384205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NE.MA FRUT SRL (CESENA)</text:p>
          </table:table-cell>
          <table:table-cell table:style-name="ce1" office:value-type="string" calcext:value-type="string">
            <text:p>SEDE LEGALE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547-631530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NE.MA FRUT SRL (CESENA)</text:p>
          </table:table-cell>
          <table:table-cell table:style-name="ce1" office:value-type="string" calcext:value-type="string">
            <text:p>MAUZIO VENDITOR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5636275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NE.MA FRUT SRL (CESENA)</text:p>
          </table:table-cell>
          <table:table-cell table:style-name="ce1" office:value-type="string" calcext:value-type="string">
            <text:p>MERCAT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547-312077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NE.MA FRUT SRL (CESENA)</text:p>
          </table:table-cell>
          <table:table-cell table:style-name="ce1" office:value-type="string" calcext:value-type="string">
            <text:p>MERCATO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547-312077</text:p>
          </table:table-cell>
          <table:table-cell table:style-name="ce1" table:number-columns-repeated="249"/>
          <table:table-cell table:number-columns-repeated="769"/>
        </table:table-row>
        <table:table-row table:style-name="ro6">
          <table:table-cell table:style-name="ce1" office:value-type="string" calcext:value-type="string">
            <text:p>NE.MA FRUT SRL (CESENA)</text:p>
          </table:table-cell>
          <table:table-cell table:style-name="ce1" office:value-type="string" calcext:value-type="string">
            <text:p>MERCATO</text:p>
          </table:table-cell>
          <table:table-cell table:style-name="ce1" office:value-type="string" calcext:value-type="string">
            <text:p>MAIL</text:p>
          </table:table-cell>
          <table:table-cell table:style-name="ce9" office:value-type="string" calcext:value-type="string">
            <text:p><text:a xlink:href="mailto:nemafrut.mercato@alice.it" xlink:type="simple">nemafrut.mercato@alice.it</text:a></text:p>
          </table:table-cell>
          <table:table-cell table:style-name="ce1" table:number-columns-repeated="249"/>
          <table:table-cell table:number-columns-repeated="769"/>
        </table:table-row>
        <table:table-row table:style-name="ro6">
          <table:table-cell table:style-name="ce1" office:value-type="string" calcext:value-type="string">
            <text:p>NE.MA FRUT SRL (CESENA)</text:p>
          </table:table-cell>
          <table:table-cell table:style-name="ce1" office:value-type="string" calcext:value-type="string">
            <text:p>MAURIZIO VENDITORE</text:p>
          </table:table-cell>
          <table:table-cell table:style-name="ce1" office:value-type="string" calcext:value-type="string">
            <text:p>MAIL</text:p>
          </table:table-cell>
          <table:table-cell table:style-name="ce9" office:value-type="string" calcext:value-type="string">
            <text:p><text:a xlink:href="mailto:maurizio.mantegoli@tin.it" xlink:type="simple">maurizio.mantegoli@tin.it</text:a></text:p>
          </table:table-cell>
          <table:table-cell table:style-name="ce1" table:number-columns-repeated="249"/>
          <table:table-cell table:number-columns-repeated="769"/>
        </table:table-row>
        <table:table-row table:style-name="ro6">
          <table:table-cell table:style-name="ce1" office:value-type="string" calcext:value-type="string">
            <text:p>NE.MA FRUT SRL (CESENA)</text:p>
          </table:table-cell>
          <table:table-cell table:style-name="ce1" office:value-type="string" calcext:value-type="string">
            <text:p>SEDE LEGALE</text:p>
          </table:table-cell>
          <table:table-cell table:style-name="ce1" office:value-type="string" calcext:value-type="string">
            <text:p>PEC</text:p>
          </table:table-cell>
          <table:table-cell table:style-name="ce9" office:value-type="string" calcext:value-type="string">
            <text:p><text:a xlink:href="mailto:nemafrutsrl@pec.it" xlink:type="simple">nemafrutsrl@pec.it</text:a>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DUE ERRE (POSTEGGIO PADOV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9-7628474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DUE ERRE (POSTEGGIO PADOVA)</text:p>
          </table:table-cell>
          <table:table-cell table:style-name="ce1" office:value-type="string" calcext:value-type="string">
            <text:p>POSTEGGIO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9-7628475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DUE ERRE (POSTEGGIO PADOV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9-8701522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INDIANI GIMMI PER CAMPI</text:p>
          </table:table-cell>
          <table:table-cell table:style-name="ce7" office:value-type="string" calcext:value-type="string">
            <text:p><text:s/>(FACCIONI TECNICO DI MORATELL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4504970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INDIANI GIMMI PER CAMPI</text:p>
          </table:table-cell>
          <table:table-cell table:style-name="ce1" office:value-type="string" calcext:value-type="string">
            <text:p>TON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7-3166623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INDIANI GIMMI PER CAMPI</text:p>
          </table:table-cell>
          <table:table-cell table:style-name="ce1" office:value-type="string" calcext:value-type="string">
            <text:p>JESS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80-1912275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INDIANI GIMMI PER CAMPI</text:p>
          </table:table-cell>
          <table:table-cell table:style-name="ce1" office:value-type="string" calcext:value-type="string">
            <text:p>JESSI 2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51-0467887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LATONIERE PER CANALI - GIUSEPPE</text:p>
          </table:table-cell>
          <table:table-cell table:style-name="ce8" office:value-type="string" calcext:value-type="string">
            <text:p>CHAMATO GIMMI IL 29/01/2015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3188569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ALEACOM (BG BERGAMO)</text:p>
          </table:table-cell>
          <table:table-cell table:style-name="ce1" office:value-type="string" calcext:value-type="string">
            <text:p>DITTA SERIA CHE PAGA 60 GG -DATO NUMERO BRESCIA</text:p>
          </table:table-cell>
          <table:table-cell table:style-name="ce1"/>
          <table:table-cell table:style-name="ce9"/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TROMBIN STEFANO (LAVORAVA PER FORNARI?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9-363918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CILL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1436371</text:p>
          </table:table-cell>
          <table:table-cell table:style-name="ce1" table:number-columns-repeated="249"/>
          <table:table-cell table:number-columns-repeated="769"/>
        </table:table-row>
        <table:table-row table:style-name="ro3" table:number-rows-repeated="30158">
          <table:table-cell table:style-name="ce1" table:number-columns-repeated="3"/>
          <table:table-cell table:style-name="ce9"/>
          <table:table-cell table:style-name="ce1" table:number-columns-repeated="249"/>
          <table:table-cell table:number-columns-repeated="769"/>
        </table:table-row>
        <table:table-row table:style-name="ro3" table:number-rows-repeated="1016611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Foglio2" table:style-name="ta2" table:print="false">
        <table:table-column table:style-name="co8" table:number-columns-repeated="256" table:default-cell-style-name="Default"/>
        <table:table-row table:style-name="ro5">
          <table:table-cell table:number-columns-repeated="256"/>
        </table:table-row>
      </table:table>
      <table:table table:name="Foglio3" table:style-name="ta3" table:print="false">
        <table:table-column table:style-name="co8" table:number-columns-repeated="256" table:default-cell-style-name="Default"/>
        <table:table-row table:style-name="ro5">
          <table:table-cell table:number-columns-repeated="256"/>
        </table:table-row>
      </table:table>
      <table:named-expressions>
        <table:named-range table:name="Excel_BuiltIn_Print_Area_1" table:base-cell-address="$Foglio1.$A$1" table:cell-range-address="$Foglio1.$A$2:.$D$1131" table:range-usable-as="print-range"/>
        <table:named-expression table:name="Excel_BuiltIn_Print_Titles_1" table:base-cell-address="$Foglio1.$A$1" table:expression="$foglio1.$b$#rif!:$iv$#rif!"/>
      </table:named-expressions>
      <table:database-ranges>
        <table:database-range table:name="__Anonymous_Sheet_DB__0" table:target-range-address="Foglio1.A1:Foglio1.AMJ1048576" table:contains-header="false">
          <table:sort>
            <table:sort-by table:field-number="0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Verdana" svg:font-family="Verdana"/>
    <style:font-face style:name="Tahoma1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Segoe UI" svg:font-family="'Segoe UI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it" fo:country="IT" style:font-name-asian="Tahoma1" style:language-asian="zxx" style:country-asian="none" style:font-name-complex="Tahoma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number number:decimal-places="0" number:min-integer-digits="1" number:grouping="true"/>
      <number:text>   </number:text>
    </number:number-style>
    <number:number-style style:name="N106">
      <number:text>-</number:text>
      <number:number number:decimal-places="0" number:min-integer-digits="1" number:grouping="true"/>
      <number:text>   </number:text>
      <style:map style:condition="value()&gt;=0" style:apply-style-name="N106P0"/>
    </number:number-style>
    <number:number-style style:name="N108P0" style:volatile="true">
      <number:number number:decimal-places="2" number:min-integer-digits="1" number:grouping="true"/>
      <number:text>   </number:text>
    </number:number-style>
    <number:number-style style:name="N108">
      <number:text>-</number:text>
      <number:number number:decimal-places="2" number:min-integer-digits="1" number:grouping="true"/>
      <number:text>   </number:text>
      <style:map style:condition="value()&gt;=0" style:apply-style-name="N108P0"/>
    </number:number-style>
    <number:time-style style:name="N109">
      <number:minutes number:style="long"/>
      <number:text>.</number:text>
      <number:seconds number:style="long"/>
    </number:time-style>
    <number:number-style style:name="N110">
      <number:scientific-number number:decimal-places="1" number:min-integer-digits="1" number:min-exponent-digits="1"/>
    </number:number-style>
    <number:number-style style:name="N112P0" style:volatile="true">
      <number:text>€ </number:text>
      <number:number number:decimal-places="0" number:min-integer-digits="1" number:grouping="true"/>
    </number:number-style>
    <number:number-style style:name="N112">
      <number:text>-€ </number:text>
      <number:number number:decimal-places="0" number:min-integer-digits="1" number:grouping="true"/>
      <style:map style:condition="value()&gt;=0" style:apply-style-name="N112P0"/>
    </number:number-style>
    <number:number-style style:name="N114P0" style:volatile="true">
      <number:text>€ </number:text>
      <number:number number:decimal-places="2" number:min-integer-digits="1" number:grouping="true"/>
    </number:number-style>
    <number:number-style style:name="N114">
      <number:text>-€ 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text> € </number:text>
      <number:number number:decimal-places="0" number:min-integer-digits="1" number:grouping="true"/>
      <number:text> </number:text>
    </number:number-style>
    <number:number-style style:name="N118P1" style:volatile="true">
      <number:text>-€ </number:text>
      <number:number number:decimal-places="0" number:min-integer-digits="1" number:grouping="true"/>
      <number:text> </number:text>
    </number:number-style>
    <number:number-style style:name="N118P2" style:volatile="true">
      <number:text> €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number number:decimal-places="0" number:min-integer-digits="1" number:grouping="true"/>
      <number:text> </number:text>
    </number:number-style>
    <number:number-style style:name="N122P1" style:volatile="true">
      <number:text>-</number:text>
      <number:number number:decimal-places="0" number:min-integer-digits="1" number:grouping="true"/>
      <number:text> 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€ </number:text>
      <number:number number:decimal-places="2" number:min-integer-digits="1" number:grouping="true"/>
      <number:text> </number:text>
    </number:number-style>
    <number:number-style style:name="N126P1" style:volatile="true">
      <number:text>-€ </number:text>
      <number:number number:decimal-places="2" number:min-integer-digits="1" number:grouping="true"/>
      <number:text> </number:text>
    </number:number-style>
    <number:number-style style:name="N126P2" style:volatile="true">
      <number:text> €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-</number:text>
      <number:number number:decimal-places="2" number:min-integer-digits="1" number:grouping="true"/>
      <number:text> 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2P0" style:volatile="true">
      <number:text>L. </number:text>
      <number:number number:decimal-places="0" number:min-integer-digits="1" number:grouping="true"/>
    </number:number-style>
    <number:number-style style:name="N132">
      <number:text>-L. </number:text>
      <number:number number:decimal-places="0" number:min-integer-digits="1" number:grouping="true"/>
      <style:map style:condition="value()&gt;=0" style:apply-style-name="N132P0"/>
    </number:number-style>
    <number:number-style style:name="N134P0" style:volatile="true">
      <number:text>L. </number:text>
      <number:number number:decimal-places="2" number:min-integer-digits="1" number:grouping="true"/>
    </number:number-style>
    <number:number-style style:name="N134">
      <number:text>-L. </number:text>
      <number:number number:decimal-places="2" number:min-integer-digits="1" number:grouping="true"/>
      <style:map style:condition="value()&gt;=0" style:apply-style-name="N134P0"/>
    </number:number-style>
    <number:number-style style:name="N138P0" style:volatile="true">
      <number:text> L. </number:text>
      <number:number number:decimal-places="0" number:min-integer-digits="1" number:grouping="true"/>
      <number:text> </number:text>
    </number:number-style>
    <number:number-style style:name="N138P1" style:volatile="true">
      <number:text>-L. </number:text>
      <number:number number:decimal-places="0" number:min-integer-digits="1" number:grouping="true"/>
      <number:text> </number:text>
    </number:number-style>
    <number:number-style style:name="N138P2" style:volatile="true">
      <number:text> L. 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L. </number:text>
      <number:number number:decimal-places="2" number:min-integer-digits="1" number:grouping="true"/>
      <number:text> </number:text>
    </number:number-style>
    <number:number-style style:name="N142P1" style:volatile="true">
      <number:text>-L. </number:text>
      <number:number number:decimal-places="2" number:min-integer-digits="1" number:grouping="true"/>
      <number:text> </number:text>
    </number:number-style>
    <number:number-style style:name="N142P2" style:volatile="true">
      <number:text> L. 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4P0" style:volatile="true">
      <number:text>Sì</number:text>
    </number:number-style>
    <number:number-style style:name="N144P1" style:volatile="true">
      <number:text>Sì</number:text>
    </number:number-style>
    <number:number-style style:name="N144">
      <number:text>No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Vero</number:text>
    </number:number-style>
    <number:number-style style:name="N146P1" style:volatile="true">
      <number:text>Vero</number:text>
    </number:number-style>
    <number:number-style style:name="N146">
      <number:text>Falso</number:text>
      <style:map style:condition="value()&gt;0" style:apply-style-name="N146P0"/>
      <style:map style:condition="value()&lt;0" style:apply-style-name="N146P1"/>
    </number:number-style>
    <number:number-style style:name="N148P0" style:volatile="true">
      <number:text>Attivo</number:text>
    </number:number-style>
    <number:number-style style:name="N148P1" style:volatile="true">
      <number:text>Attivo</number:text>
    </number:number-style>
    <number:number-style style:name="N148">
      <number:text>Disattivo</number:text>
      <style:map style:condition="value()&gt;0" style:apply-style-name="N148P0"/>
      <style:map style:condition="value()&lt;0" style:apply-style-name="N148P1"/>
    </number:number-style>
    <number:date-style style:name="N10110" number:language="ja" number:country="JP">
      <number:day/>
      <number:text>/</number:text>
      <number:month/>
      <number:text>/</number:text>
      <number:year/>
    </number:date-style>
    <number:date-style style:name="N10111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12" number:language="ja" number:country="JP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date-style style:name="N10113" number:language="ja" number:country="JP">
      <number:month/>
      <number:text>月</number:text>
      <number:day/>
      <number:text>日</number:text>
    </number:date-style>
    <number:date-style style:name="N10114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5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style:style style:name="Default" style:family="table-cell">
      <style:table-cell-properties style:rotation-align="none"/>
      <style:text-properties style:font-name="Arial1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fo:page-width="209.99mm" fo:page-height="296.99mm" style:num-format="1" style:print-orientation="portrait" fo:margin-top="10mm" fo:margin-bottom="10mm" fo:margin-left="10mm" fo:margin-right="10mm" fo:background-color="transparent" style:print-page-order="ttb" style:first-page-number="continue" style:scale-to="84%" style:writing-mode="lr-tb" style:print="charts drawings grid objects zero-values">
        <style:background-image/>
      </style:page-layout-properties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style:print-page-order="ttb" style:first-page-number="continue" style:writing-mode="lr-tb" style:print="charts drawings objects zero-values"/>
      <style:header-style>
        <style:header-footer-properties fo:min-height="7.51mm" fo:margin-left="0mm" fo:margin-right="0mm" fo:margin-bottom="12.7mm"/>
      </style:header-style>
      <style:footer-style>
        <style:header-footer-properties fo:min-height="7.51mm" fo:margin-left="0mm" fo:margin-right="0mm" fo:margin-top="12.7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Verdana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Verdana" fo:font-size="7pt" fo:font-style="italic" fo:text-shadow="none" style:text-underline-style="none" fo:font-weight="bold" style:font-size-asian="7pt" style:font-style-asian="italic" style:font-weight-asian="bold" style:font-size-complex="7pt" style:font-style-complex="italic" style:font-weight-complex="bold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7">00/00/0000</text:date>, <text:time style:data-style-name="N2" text:time-value="10:45:28.07800000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TAB_5f_Foglio1" style:display-name="TAB_Foglio1" style:page-layout-name="Mpm3">
      <style:header style:display="false"/>
      <style:header-left style:display="false"/>
      <style:footer style:display="false">
        <style:region-left>
          <text:p><text:span text:style-name="MT1">RUBRICA TELEFONICA</text:span></text:p>
        </style:region-left>
        <style:region-right>
          <text:p><text:span text:style-name="MT2">Pagina </text:span><text:span text:style-name="MT2"><text:page-number>1</text:page-number></text:span><text:span text:style-name="MT2"> di 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RUBRICA TELEFONICA</text:span></text:p>
        </style:region-left>
        <style:region-right>
          <text:p><text:span text:style-name="MT2">Pagina </text:span><text:span text:style-name="MT2"><text:page-number>1</text:page-number></text:span><text:span text:style-name="MT2"> di </text:span><text:span text:style-name="MT2"><text:page-count>99</text:page-count></text:span></text:p>
        </style:region-right>
      </style:footer-left>
    </style:master-page>
    <style:master-page style:name="TAB_5f_Foglio2" style:display-name="TAB_Foglio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TAB_5f_Foglio3" style:display-name="TAB_Foglio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0.3$Windows_x86 LibreOffice_project/de093506bcdc5fafd9023ee680b8c60e3e0645d7</meta:generator>
    <meta:creation-date>2006-08-22T11:19:42</meta:creation-date>
    <dc:date>2015-02-17T10:50:20.031000000</dc:date>
    <meta:editing-cycles>174</meta:editing-cycles>
    <meta:editing-duration>P1DT7H59M49S</meta:editing-duration>
    <meta:print-date>2011-04-05T12:02:08.39</meta:print-date>
    <meta:document-statistic meta:table-count="3" meta:cell-count="6562" meta:object-count="0"/>
    <meta:user-defined meta:name="Info 1"/>
    <meta:user-defined meta:name="Info 2"/>
    <meta:user-defined meta:name="Info 3"/>
    <meta:user-defined meta:name="Info 4"/>
  </office:meta>
</office:document-meta>
</file>